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8.45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19" style:family="table-cell" style:parent-style-name="Pivot_20_Table_20_Corner" style:data-style-name="N3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 style:data-style-name="N3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3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 style:data-style-name="N3"/>
    <style:style style:name="ce25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3">
      <style:table-cell-properties fo:border-bottom="2.01pt solid #000000" fo:border-left="0.99pt solid #000000" fo:border-right="none" fo:border-top="none"/>
    </style:style>
    <style:style style:name="ce30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Category" style:data-style-name="N3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33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34" style:family="table-cell" style:parent-style-name="Pivot_20_Table_20_Value" style:data-style-name="N3">
      <style:table-cell-properties fo:border-bottom="2.01pt solid #000000" fo:border-left="none" fo:border-right="2.01pt solid #000000" fo:border-top="none"/>
    </style:style>
    <style:style style:name="ce35" style:family="table-cell" style:parent-style-name="Default" style:data-style-name="N3"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order="0.06pt solid #000000"/>
    </style:style>
    <style:style style:name="ce37" style:family="table-cell" style:parent-style-name="Default" style:data-style-name="N3">
      <style:table-cell-properties fo:wrap-option="wrap" fo:border="0.06pt solid #000000"/>
    </style:style>
    <style:style style:name="ce38" style:family="table-cell" style:parent-style-name="Default" style:data-style-name="N4">
      <style:table-cell-properties fo:border="0.06pt solid #000000"/>
      <style:text-properties fo:color="#ff0000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93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m.2024.Commune</text:p>
          </table:table-cell>
          <table:table-cell office:value-type="string" calcext:value-type="string">
            <text:p>Libellé.Budget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.en...par.habitant</text:p>
          </table:table-cell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5.161597624614" calcext:value-type="float">
            <text:p>335.161597624614</text:p>
          </table:table-cell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34.77131272971" calcext:value-type="float">
            <text:p>534.77131272971</text:p>
          </table:table-cell>
        </table:table-row>
        <table:table-row table:style-name="ro1">
          <table:table-cell office:value-type="float" office:value="13749" calcext:value-type="float">
            <text:p>1374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13690021016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286056065484</text:p>
          </table:table-cell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8.474323349822" calcext:value-type="float">
            <text:p>418.474323349822</text:p>
          </table:table-cell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685492679066</text:p>
          </table:table-cell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794905850706</text:p>
          </table:table-cell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096890894451</text:p>
          </table:table-cell>
        </table:table-row>
        <table:table-row table:style-name="ro1">
          <table:table-cell office:value-type="float" office:value="13755" calcext:value-type="float">
            <text:p>1375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37650283924</text:p>
          </table:table-cell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00586605765</text:p>
          </table:table-cell>
        </table:table-row>
        <table:table-row table:style-name="ro1">
          <table:table-cell office:value-type="float" office:value="13757" calcext:value-type="float">
            <text:p>1375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37735237856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07023223082</text:p>
          </table:table-cell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48726625277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665344315821</text:p>
          </table:table-cell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4722062212</text:p>
          </table:table-cell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67329609582</text:p>
          </table:table-cell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6.665961677053" calcext:value-type="float">
            <text:p>366.665961677053</text:p>
          </table:table-cell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41225063828</text:p>
          </table:table-cell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163550177936</text:p>
          </table:table-cell>
        </table:table-row>
        <table:table-row table:style-name="ro1">
          <table:table-cell office:value-type="float" office:value="13766" calcext:value-type="float">
            <text:p>1376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.007622983745</text:p>
          </table:table-cell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07048008172</text:p>
          </table:table-cell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0.704329551795" calcext:value-type="float">
            <text:p>310.704329551795</text:p>
          </table:table-cell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9.544195891146" calcext:value-type="float">
            <text:p>469.544195891146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690298946549</text:p>
          </table:table-cell>
        </table:table-row>
        <table:table-row table:style-name="ro1">
          <table:table-cell office:value-type="float" office:value="13771" calcext:value-type="float">
            <text:p>1377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491908659919</text:p>
          </table:table-cell>
        </table:table-row>
        <table:table-row table:style-name="ro1">
          <table:table-cell office:value-type="float" office:value="13772" calcext:value-type="float">
            <text:p>1377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21545244767</text:p>
          </table:table-cell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48779374576</text:p>
          </table:table-cell>
        </table:table-row>
        <table:table-row table:style-name="ro1">
          <table:table-cell office:value-type="float" office:value="13774" calcext:value-type="float">
            <text:p>1377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189203571217</text:p>
          </table:table-cell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46313221824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10981615332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25241511656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665144709101</text:p>
          </table:table-cell>
        </table:table-row>
        <table:table-row table:style-name="ro1">
          <table:table-cell office:value-type="float" office:value="13779" calcext:value-type="float">
            <text:p>137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8.652944111028" calcext:value-type="float">
            <text:p>518.652944111028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2.85805834391" calcext:value-type="float">
            <text:p>482.85805834391</text:p>
          </table:table-cell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5.950588482556</text:p>
          </table:table-cell>
        </table:table-row>
        <table:table-row table:style-name="ro1">
          <table:table-cell office:value-type="float" office:value="13782" calcext:value-type="float">
            <text:p>137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1" calcext:value-type="float">
            <text:p>580.413228699551</text:p>
          </table:table-cell>
        </table:table-row>
        <table:table-row table:style-name="ro1">
          <table:table-cell office:value-type="float" office:value="13783" calcext:value-type="float">
            <text:p>137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41442575176</text:p>
          </table:table-cell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20089794848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867554513119</text:p>
          </table:table-cell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797794855709</text:p>
          </table:table-cell>
        </table:table-row>
        <table:table-row table:style-name="ro1">
          <table:table-cell office:value-type="float" office:value="13787" calcext:value-type="float">
            <text:p>1378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6883266958715</text:p>
          </table:table-cell>
        </table:table-row>
        <table:table-row table:style-name="ro1">
          <table:table-cell office:value-type="float" office:value="13788" calcext:value-type="float">
            <text:p>1378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705658161513" calcext:value-type="float">
            <text:p>3.9705658161513</text:p>
          </table:table-cell>
        </table:table-row>
        <table:table-row table:style-name="ro1">
          <table:table-cell office:value-type="float" office:value="13789" calcext:value-type="float">
            <text:p>1378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29748711310418" calcext:value-type="float">
            <text:p>8.29748711310418</text:p>
          </table:table-cell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4858329324184</text:p>
          </table:table-cell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1072813206384</text:p>
          </table:table-cell>
        </table:table-row>
        <table:table-row table:style-name="ro1">
          <table:table-cell office:value-type="float" office:value="13792" calcext:value-type="float">
            <text:p>1379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4578717544527</text:p>
          </table:table-cell>
        </table:table-row>
        <table:table-row table:style-name="ro1">
          <table:table-cell office:value-type="float" office:value="13793" calcext:value-type="float">
            <text:p>137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6.97297831043775</text:p>
          </table:table-cell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09395494283793</text:p>
          </table:table-cell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66203918674092</text:p>
          </table:table-cell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06461719208929</text:p>
          </table:table-cell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.000888155807904587</text:p>
          </table:table-cell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15836077018668</text:p>
          </table:table-cell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235380014074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18730726923579</text:p>
          </table:table-cell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5598755812803</text:p>
          </table:table-cell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2145449308756</text:p>
          </table:table-cell>
        </table:table-row>
        <table:table-row table:style-name="ro1">
          <table:table-cell office:value-type="float" office:value="13803" calcext:value-type="float">
            <text:p>1380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.0187723137164574</text:p>
          </table:table-cell>
        </table:table-row>
        <table:table-row table:style-name="ro1">
          <table:table-cell office:value-type="float" office:value="13804" calcext:value-type="float">
            <text:p>1380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1817245326211</text:p>
          </table:table-cell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8674453676057</text:p>
          </table:table-cell>
        </table:table-row>
        <table:table-row table:style-name="ro1">
          <table:table-cell office:value-type="float" office:value="13806" calcext:value-type="float">
            <text:p>138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45327544483986</text:p>
          </table:table-cell>
        </table:table-row>
        <table:table-row table:style-name="ro1">
          <table:table-cell office:value-type="float" office:value="13807" calcext:value-type="float">
            <text:p>1380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3301177394735</text:p>
          </table:table-cell>
        </table:table-row>
        <table:table-row table:style-name="ro1">
          <table:table-cell office:value-type="float" office:value="13808" calcext:value-type="float">
            <text:p>1380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3626845575262</text:p>
          </table:table-cell>
        </table:table-row>
        <table:table-row table:style-name="ro1">
          <table:table-cell office:value-type="float" office:value="13809" calcext:value-type="float">
            <text:p>1380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69167618693377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8622999971741</text:p>
          </table:table-cell>
        </table:table-row>
        <table:table-row table:style-name="ro1">
          <table:table-cell office:value-type="float" office:value="13811" calcext:value-type="float">
            <text:p>1381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06600445607735</text:p>
          </table:table-cell>
        </table:table-row>
        <table:table-row table:style-name="ro1">
          <table:table-cell office:value-type="float" office:value="13812" calcext:value-type="float">
            <text:p>1381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69633852261356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7742133673974</text:p>
          </table:table-cell>
        </table:table-row>
        <table:table-row table:style-name="ro1">
          <table:table-cell office:value-type="float" office:value="13814" calcext:value-type="float">
            <text:p>1381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7660870906063</text:p>
          </table:table-cell>
        </table:table-row>
        <table:table-row table:style-name="ro1">
          <table:table-cell office:value-type="float" office:value="13815" calcext:value-type="float">
            <text:p>1381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1.9634251759002</text:p>
          </table:table-cell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1.9784047626188</text:p>
          </table:table-cell>
        </table:table-row>
        <table:table-row table:style-name="ro1">
          <table:table-cell office:value-type="float" office:value="13817" calcext:value-type="float">
            <text:p>138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4293826460519</text:p>
          </table:table-cell>
        </table:table-row>
        <table:table-row table:style-name="ro1">
          <table:table-cell office:value-type="float" office:value="13818" calcext:value-type="float">
            <text:p>138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16938248157377</text:p>
          </table:table-cell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8744662415604" calcext:value-type="float">
            <text:p>12.8744662415604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8710470751125</text:p>
          </table:table-cell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36011176223327</text:p>
          </table:table-cell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271850309631</text:p>
          </table:table-cell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.027155914690687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78942845906797</text:p>
          </table:table-cell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329333986288</text:p>
          </table:table-cell>
        </table:table-row>
        <table:table-row table:style-name="ro1">
          <table:table-cell office:value-type="float" office:value="13826" calcext:value-type="float">
            <text:p>138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4015762233375</text:p>
          </table:table-cell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9.342141947063" calcext:value-type="float">
            <text:p>149.342141947063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023226462634</text:p>
          </table:table-cell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21314663358</text:p>
          </table:table-cell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780982259059</text:p>
          </table:table-cell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12828178507</text:p>
          </table:table-cell>
        </table:table-row>
        <table:table-row table:style-name="ro1">
          <table:table-cell office:value-type="float" office:value="13832" calcext:value-type="float">
            <text:p>138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03083460531</text:p>
          </table:table-cell>
        </table:table-row>
        <table:table-row table:style-name="ro1">
          <table:table-cell office:value-type="float" office:value="13833" calcext:value-type="float">
            <text:p>1383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12549428379</text:p>
          </table:table-cell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3916463128229</text:p>
          </table:table-cell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8601194439005</text:p>
          </table:table-cell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561324409482</text:p>
          </table:table-cell>
        </table:table-row>
        <table:table-row table:style-name="ro1">
          <table:table-cell office:value-type="float" office:value="13837" calcext:value-type="float">
            <text:p>1383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.0343267847917</text:p>
          </table:table-cell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1849489795918</text:p>
          </table:table-cell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6954680537689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7964153556941</text:p>
          </table:table-cell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192170218894</text:p>
          </table:table-cell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372998963492</text:p>
          </table:table-cell>
        </table:table-row>
        <table:table-row table:style-name="ro1">
          <table:table-cell office:value-type="float" office:value="13843" calcext:value-type="float">
            <text:p>1384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2648302174743</text:p>
          </table:table-cell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4651389069194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223177935943</text:p>
          </table:table-cell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6914658966142</text:p>
          </table:table-cell>
        </table:table-row>
        <table:table-row table:style-name="ro1">
          <table:table-cell office:value-type="float" office:value="13847" calcext:value-type="float">
            <text:p>1384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1681864611385</text:p>
          </table:table-cell>
        </table:table-row>
        <table:table-row table:style-name="ro1">
          <table:table-cell office:value-type="float" office:value="13848" calcext:value-type="float">
            <text:p>1384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3546797205027</text:p>
          </table:table-cell>
        </table:table-row>
        <table:table-row table:style-name="ro1">
          <table:table-cell office:value-type="float" office:value="13849" calcext:value-type="float">
            <text:p>1384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8661579110973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344504964416" calcext:value-type="float">
            <text:p>122.344504964416</text:p>
          </table:table-cell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7814445775029</text:p>
          </table:table-cell>
        </table:table-row>
        <table:table-row table:style-name="ro1">
          <table:table-cell office:value-type="float" office:value="13852" calcext:value-type="float">
            <text:p>1385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374365419482</text:p>
          </table:table-cell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477749336952</text:p>
          </table:table-cell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7.327336368474" calcext:value-type="float">
            <text:p>67.327336368474</text:p>
          </table:table-cell>
        </table:table-row>
        <table:table-row table:style-name="ro1">
          <table:table-cell office:value-type="float" office:value="13855" calcext:value-type="float">
            <text:p>1385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65120669056153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5.9716195303362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459559500185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39948946699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176328207052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425137494712</text:p>
          </table:table-cell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373881759513</text:p>
          </table:table-cell>
        </table:table-row>
        <table:table-row table:style-name="ro1">
          <table:table-cell office:value-type="float" office:value="13862" calcext:value-type="float">
            <text:p>1386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291496636771</text:p>
          </table:table-cell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141184262816</text:p>
          </table:table-cell>
        </table:table-row>
        <table:table-row table:style-name="ro1">
          <table:table-cell office:value-type="float" office:value="13864" calcext:value-type="float">
            <text:p>1386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4908579668349</text:p>
          </table:table-cell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1644169802567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493284974906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397152528873</text:p>
          </table:table-cell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6646652411394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5841757009778</text:p>
          </table:table-cell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284331400501</text:p>
          </table:table-cell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771730255497</text:p>
          </table:table-cell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51.4402243119349" calcext:value-type="float">
            <text:p>51.4402243119349</text:p>
          </table:table-cell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075870126444</text:p>
          </table:table-cell>
        </table:table-row>
        <table:table-row table:style-name="ro1">
          <table:table-cell office:value-type="float" office:value="13874" calcext:value-type="float">
            <text:p>1387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0914949562878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4767952761189</text:p>
          </table:table-cell>
        </table:table-row>
        <table:table-row table:style-name="ro1">
          <table:table-cell office:value-type="float" office:value="13876" calcext:value-type="float">
            <text:p>1387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205639318582</text:p>
          </table:table-cell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277967391994</text:p>
          </table:table-cell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432862787808</text:p>
          </table:table-cell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677193877551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3931511829521</text:p>
          </table:table-cell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1647348372415</text:p>
          </table:table-cell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124035138249</text:p>
          </table:table-cell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018207992629</text:p>
          </table:table-cell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8833384204502</text:p>
          </table:table-cell>
        </table:table-row>
        <table:table-row table:style-name="ro1">
          <table:table-cell office:value-type="float" office:value="13885" calcext:value-type="float">
            <text:p>1388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024157254749</text:p>
          </table:table-cell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175441281139</text:p>
          </table:table-cell>
        </table:table-row>
        <table:table-row table:style-name="ro1">
          <table:table-cell office:value-type="float" office:value="13887" calcext:value-type="float">
            <text:p>1388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377225133227</text:p>
          </table:table-cell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48403751509</text:p>
          </table:table-cell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2859568532639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480898352502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775722598369</text:p>
          </table:table-cell>
        </table:table-row>
        <table:table-row table:style-name="ro1">
          <table:table-cell office:value-type="float" office:value="13892" calcext:value-type="float">
            <text:p>1389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3555401171279</text:p>
          </table:table-cell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8703531399374</text:p>
          </table:table-cell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305036082156</text:p>
          </table:table-cell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1847673387335</text:p>
          </table:table-cell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1769492847074</text:p>
          </table:table-cell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0749268377783</text:p>
          </table:table-cell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3934845184785</text:p>
          </table:table-cell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5770063765941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403009499635</text:p>
          </table:table-cell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5790337017531</text:p>
          </table:table-cell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771572976724</text:p>
          </table:table-cell>
        </table:table-row>
        <table:table-row table:style-name="ro1">
          <table:table-cell office:value-type="float" office:value="13903" calcext:value-type="float">
            <text:p>1390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2854007153265</text:p>
          </table:table-cell>
        </table:table-row>
        <table:table-row table:style-name="ro1">
          <table:table-cell office:value-type="float" office:value="13904" calcext:value-type="float">
            <text:p>1390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123635052763</text:p>
          </table:table-cell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152327439559</text:p>
          </table:table-cell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43485727729</text:p>
          </table:table-cell>
        </table:table-row>
        <table:table-row table:style-name="ro1">
          <table:table-cell office:value-type="float" office:value="13907" calcext:value-type="float">
            <text:p>1390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0797622397766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492705901389</text:p>
          </table:table-cell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267846200593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7925481197342</text:p>
          </table:table-cell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235235817434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438428778714</text:p>
          </table:table-cell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1653019502354</text:p>
          </table:table-cell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6846748976716</text:p>
          </table:table-cell>
        </table:table-row>
        <table:table-row table:style-name="ro1">
          <table:table-cell office:value-type="float" office:value="13915" calcext:value-type="float">
            <text:p>1391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226238496182</text:p>
          </table:table-cell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6683222313857</text:p>
          </table:table-cell>
        </table:table-row>
        <table:table-row table:style-name="ro1">
          <table:table-cell office:value-type="float" office:value="13917" calcext:value-type="float">
            <text:p>1391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3.9946314525475</text:p>
          </table:table-cell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5692813159747</text:p>
          </table:table-cell>
        </table:table-row>
        <table:table-row table:style-name="ro1">
          <table:table-cell office:value-type="float" office:value="13919" calcext:value-type="float">
            <text:p>1391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192299345601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49476427228653</text:p>
          </table:table-cell>
        </table:table-row>
        <table:table-row table:style-name="ro1">
          <table:table-cell office:value-type="float" office:value="13921" calcext:value-type="float">
            <text:p>1392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6851008064516</text:p>
          </table:table-cell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235540711736</text:p>
          </table:table-cell>
        </table:table-row>
        <table:table-row table:style-name="ro1">
          <table:table-cell office:value-type="float" office:value="13923" calcext:value-type="float">
            <text:p>1392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30.7862457077451" calcext:value-type="float">
            <text:p>30.7862457077451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108529144489</text:p>
          </table:table-cell>
        </table:table-row>
        <table:table-row table:style-name="ro1">
          <table:table-cell office:value-type="float" office:value="13925" calcext:value-type="float">
            <text:p>1392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872375088968</text:p>
          </table:table-cell>
        </table:table-row>
        <table:table-row table:style-name="ro1">
          <table:table-cell office:value-type="float" office:value="13926" calcext:value-type="float">
            <text:p>1392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273618324154</text:p>
          </table:table-cell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3823019778995</text:p>
          </table:table-cell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57652169292489</text:p>
          </table:table-cell>
        </table:table-row>
        <table:table-row table:style-name="ro1">
          <table:table-cell office:value-type="float" office:value="13929" calcext:value-type="float">
            <text:p>1392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4566467911945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1917988708386</text:p>
          </table:table-cell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3583439688971</text:p>
          </table:table-cell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293303939344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6644615432061</text:p>
          </table:table-cell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328871282445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4234103278906</text:p>
          </table:table-cell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8933878175329</text:p>
          </table:table-cell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7849405761389</text:p>
          </table:table-cell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1990250213448</text:p>
          </table:table-cell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218801575394</text:p>
          </table:table-cell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024802892196</text:p>
          </table:table-cell>
        </table:table-row>
        <table:table-row table:style-name="ro1">
          <table:table-cell office:value-type="float" office:value="13941" calcext:value-type="float">
            <text:p>1394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1918742427614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2555573350416</text:p>
          </table:table-cell>
        </table:table-row>
        <table:table-row table:style-name="ro1">
          <table:table-cell office:value-type="float" office:value="13943" calcext:value-type="float">
            <text:p>1394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486607497682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6597200886644</text:p>
          </table:table-cell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2839829046424</text:p>
          </table:table-cell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7.978649276517</text:p>
          </table:table-cell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72061290287" calcext:value-type="float">
            <text:p>462.672061290287</text:p>
          </table:table-cell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222350153718" calcext:value-type="float">
            <text:p>336.222350153718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560808244499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782819199945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41951586309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.020804643187</text:p>
          </table:table-cell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19845998655</text:p>
          </table:table-cell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362398174864</text:p>
          </table:table-cell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2549441942432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898327095096</text:p>
          </table:table-cell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45769139474</text:p>
          </table:table-cell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097552779733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353964613979</text:p>
          </table:table-cell>
        </table:table-row>
        <table:table-row table:style-name="ro1">
          <table:table-cell office:value-type="float" office:value="13961" calcext:value-type="float">
            <text:p>139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20195161769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0783957373272</text:p>
          </table:table-cell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24311873776</text:p>
          </table:table-cell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355800161092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794248777533</text:p>
          </table:table-cell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24015658363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7.961703964223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11670071502</text:p>
          </table:table-cell>
        </table:table-row>
        <table:table-row table:style-name="ro1">
          <table:table-cell office:value-type="float" office:value="13969" calcext:value-type="float">
            <text:p>139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.028268551237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783952016277</text:p>
          </table:table-cell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1506024357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167671713775</text:p>
          </table:table-cell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598179083567</text:p>
          </table:table-cell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17852340714</text:p>
          </table:table-cell>
        </table:table-row>
        <table:table-row table:style-name="ro1">
          <table:table-cell office:value-type="float" office:value="13975" calcext:value-type="float">
            <text:p>139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667971974221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893109498246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.039207100334</text:p>
          </table:table-cell>
        </table:table-row>
        <table:table-row table:style-name="ro1">
          <table:table-cell office:value-type="float" office:value="13978" calcext:value-type="float">
            <text:p>139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863045250998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7.36161927982" calcext:value-type="float">
            <text:p>187.36161927982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4148071228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.045187053384</text:p>
          </table:table-cell>
        </table:table-row>
        <table:table-row table:style-name="ro1">
          <table:table-cell office:value-type="float" office:value="13982" calcext:value-type="float">
            <text:p>139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13972346786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28983971387</text:p>
          </table:table-cell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.005362128859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28366152894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00090181932</text:p>
          </table:table-cell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8" calcext:value-type="float">
            <text:p>1398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1627189156546</text:p>
          </table:table-cell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86514751672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5" calcext:value-type="float">
            <text:p>1400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" calcext:value-type="float">
            <text:p>1401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357799296861</text:p>
          </table:table-cell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689446080396</text:p>
          </table:table-cell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450444213684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4523156046782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3915505111</text:p>
          </table:table-cell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5.26769806889" calcext:value-type="float">
            <text:p>1555.26769806889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70.27122569982" calcext:value-type="float">
            <text:p>1870.27122569982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2170637835</text:p>
          </table:table-cell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5.96312093294</text:p>
          </table:table-cell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72.80085774855" calcext:value-type="float">
            <text:p>1972.80085774855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0539299376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3145796907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0056465141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7676072058</text:p>
          </table:table-cell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28291167079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39622921292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58088494018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66162406548</text:p>
          </table:table-cell>
        </table:table-row>
        <table:table-row table:style-name="ro1">
          <table:table-cell office:value-type="float" office:value="14041" calcext:value-type="float">
            <text:p>1404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6865944395</text:p>
          </table:table-cell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0205789171</text:p>
          </table:table-cell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0973741794</text:p>
          </table:table-cell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8.34546525923" calcext:value-type="float">
            <text:p>1558.34546525923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3065191051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0345088968</text:p>
          </table:table-cell>
        </table:table-row>
        <table:table-row table:style-name="ro1">
          <table:table-cell office:value-type="float" office:value="14047" calcext:value-type="float">
            <text:p>1404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3900012497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4159299842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10503918808" calcext:value-type="float">
            <text:p>1418.10503918808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8.96355201063" calcext:value-type="float">
            <text:p>1638.96355201063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2578792533</text:p>
          </table:table-cell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26242211979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3914949728</text:p>
          </table:table-cell>
        </table:table-row>
        <table:table-row table:style-name="ro1">
          <table:table-cell office:value-type="float" office:value="14054" calcext:value-type="float">
            <text:p>1405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48302319127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0.71245373381" calcext:value-type="float">
            <text:p>1400.71245373381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1481450379</text:p>
          </table:table-cell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98.65265717339" calcext:value-type="float">
            <text:p>1598.65265717339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1078235263</text:p>
          </table:table-cell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26.55928244561" calcext:value-type="float">
            <text:p>2026.55928244561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6.84807065113" calcext:value-type="float">
            <text:p>1666.84807065113</text:p>
          </table:table-cell>
        </table:table-row>
        <table:table-row table:style-name="ro1">
          <table:table-cell office:value-type="float" office:value="14061" calcext:value-type="float">
            <text:p>1406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55634868828</text:p>
          </table:table-cell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3313981422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80.87137369188" calcext:value-type="float">
            <text:p>1680.87137369188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5.99730320509</text:p>
          </table:table-cell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3077143152</text:p>
          </table:table-cell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8.97669306775</text:p>
          </table:table-cell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8.321258711043" calcext:value-type="float">
            <text:p>318.321258711043</text:p>
          </table:table-cell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6.044215112919" calcext:value-type="float">
            <text:p>246.044215112919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31200719115</text:p>
          </table:table-cell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593196109323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10546828287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251284602484</text:p>
          </table:table-cell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599360457297</text:p>
          </table:table-cell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26861370194</text:p>
          </table:table-cell>
        </table:table-row>
        <table:table-row table:style-name="ro1">
          <table:table-cell office:value-type="float" office:value="14076" calcext:value-type="float">
            <text:p>1407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062024672019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493080843325</text:p>
          </table:table-cell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49830491909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195035186488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751355780525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277219748689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169714861751</text:p>
          </table:table-cell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76396637107</text:p>
          </table:table-cell>
        </table:table-row>
        <table:table-row table:style-name="ro1">
          <table:table-cell office:value-type="float" office:value="14084" calcext:value-type="float">
            <text:p>1408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320867777354" calcext:value-type="float">
            <text:p>421.320867777354</text:p>
          </table:table-cell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866733956467</text:p>
          </table:table-cell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31419217082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867391789479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783354071873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76.70493052419" calcext:value-type="float">
            <text:p>376.70493052419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7.588899030718" calcext:value-type="float">
            <text:p>527.588899030718</text:p>
          </table:table-cell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3398710766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4494069785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760059749464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02775550484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24121090286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47637855022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13264278082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.003579045495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9.397475993999" calcext:value-type="float">
            <text:p>229.397475993999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199574824045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571026135549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05672378817</text:p>
          </table:table-cell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493352887199</text:p>
          </table:table-cell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20356719419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0638935069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7886233904155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0.794990305676" calcext:value-type="float">
            <text:p>140.794990305676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873005131643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267126326184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39780293171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8.968278161294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260110614883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896145258911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1776555056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142236146466</text:p>
          </table:table-cell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383119330077</text:p>
          </table:table-cell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5807865231293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.0244660450387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01149952458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46030473929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142497119816</text:p>
          </table:table-cell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66176551883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21.185717919369" calcext:value-type="float">
            <text:p>121.185717919369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081758838548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5553035587189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578457514706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356969077909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6" calcext:value-type="float">
            <text:p>97.7893671457796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95.0945947664397" calcext:value-type="float">
            <text:p>95.0945947664397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16550866339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5.971933430667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697092055382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556236970332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62.2065984745462" calcext:value-type="float">
            <text:p>62.2065984745462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862369912725</text:p>
          </table:table-cell>
        </table:table-row>
        <table:table-row table:style-name="ro1">
          <table:table-cell office:value-type="float" office:value="14137" calcext:value-type="float">
            <text:p>1413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69.9273480602743" calcext:value-type="float">
            <text:p>69.9273480602743</text:p>
          </table:table-cell>
        </table:table-row>
        <table:table-row table:style-name="ro1">
          <table:table-cell office:value-type="float" office:value="14138" calcext:value-type="float">
            <text:p>1413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685506002683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187646286572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195457867005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59992161808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02551516122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53.6040892833488" calcext:value-type="float">
            <text:p>53.6040892833488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09937078063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1855038919532</text:p>
          </table:table-cell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088672365119</text:p>
          </table:table-cell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16989048188</text:p>
          </table:table-cell>
        </table:table-row>
        <table:table-row table:style-name="ro1">
          <table:table-cell office:value-type="float" office:value="14148" calcext:value-type="float">
            <text:p>141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0.925098328145" calcext:value-type="float">
            <text:p>390.925098328145</text:p>
          </table:table-cell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0.41742574143" calcext:value-type="float">
            <text:p>270.41742574143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.019051224268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21796698404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172483738291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05963970076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180396099529</text:p>
          </table:table-cell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15098637858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89.994861954181</text:p>
          </table:table-cell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10788978409</text:p>
          </table:table-cell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0.957288708304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05591133005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02010738856</text:p>
          </table:table-cell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062404274265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858654953917</text:p>
          </table:table-cell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79133018542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616291915723" calcext:value-type="float">
            <text:p>433.616291915723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359608377688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3.973591459075</text:p>
          </table:table-cell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6.966312763887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.015133252855</text:p>
          </table:table-cell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7.424841520763" calcext:value-type="float">
            <text:p>397.424841520763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6.800445643881" calcext:value-type="float">
            <text:p>566.800445643881</text:p>
          </table:table-cell>
        </table:table-row>
        <table:table-row table:style-name="ro1">
          <table:table-cell office:value-type="float" office:value="14171" calcext:value-type="float">
            <text:p>141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2.359092777261" calcext:value-type="float">
            <text:p>302.359092777261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432643252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575059749464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33475605995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91680955478" calcext:value-type="float">
            <text:p>647.91680955478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02705215488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472412281658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170497987489</text:p>
          </table:table-cell>
        </table:table-row>
        <table:table-row table:style-name="ro1">
          <table:table-cell office:value-type="float" office:value="14179" calcext:value-type="float">
            <text:p>1417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7.422643473368" calcext:value-type="float">
            <text:p>377.422643473368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85674031768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165200652771</text:p>
          </table:table-cell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083609598548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00362961982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06102444779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27975411104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3031602886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4.262987846087" calcext:value-type="float">
            <text:p>314.262987846087</text:p>
          </table:table-cell>
        </table:table-row>
        <table:table-row table:style-name="ro1">
          <table:table-cell office:value-type="float" office:value="14188" calcext:value-type="float">
            <text:p>1418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01999260304</text:p>
          </table:table-cell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34334185805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0069491061</text:p>
          </table:table-cell>
        </table:table-row>
        <table:table-row table:style-name="ro1">
          <table:table-cell office:value-type="float" office:value="14191" calcext:value-type="float">
            <text:p>14191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2.154499284304" calcext:value-type="float">
            <text:p>272.154499284304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465395631937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140605245461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0099342414279</text:p>
          </table:table-cell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358364989231</text:p>
          </table:table-cell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.028750449365</text:p>
          </table:table-cell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337786062358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03596059113</text:p>
          </table:table-cell>
        </table:table-row>
        <table:table-row table:style-name="ro1">
          <table:table-cell office:value-type="float" office:value="14199" calcext:value-type="float">
            <text:p>14199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25203311147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28307608588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693918490783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06907750778</text:p>
          </table:table-cell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663894187969</text:p>
          </table:table-cell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04676316587</text:p>
          </table:table-cell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867806405694</text:p>
          </table:table-cell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096009890473</text:p>
          </table:table-cell>
        </table:table-row>
        <table:table-row table:style-name="ro1">
          <table:table-cell office:value-type="float" office:value="14207" calcext:value-type="float">
            <text:p>14207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18197139939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70.084525359335" calcext:value-type="float">
            <text:p>370.084525359335</text:p>
          </table:table-cell>
        </table:table-row>
        <table:table-row table:style-name="ro1">
          <table:table-cell office:value-type="float" office:value="14209" calcext:value-type="float">
            <text:p>14209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9.672759487948" calcext:value-type="float">
            <text:p>209.672759487948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872884552986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4506223855378</text:p>
          </table:table-cell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43331135652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8.990797199778</text:p>
          </table:table-cell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13065097854</text:p>
          </table:table-cell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02054294438</text:p>
          </table:table-cell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270884443511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79475957869</text:p>
          </table:table-cell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1504945026224</text:p>
          </table:table-cell>
        </table:table-row>
        <table:table-row table:style-name="ro1">
          <table:table-cell office:value-type="float" office:value="14219" calcext:value-type="float">
            <text:p>14219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090149474869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61.9117732010307" calcext:value-type="float">
            <text:p>61.9117732010307</text:p>
          </table:table-cell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142936973024</text:p>
          </table:table-cell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.045829863336</text:p>
          </table:table-cell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750165584846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37879006358</text:p>
          </table:table-cell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1022166091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17507841907</text:p>
          </table:table-cell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573491286469552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77726094470046</text:p>
          </table:table-cell>
        </table:table-row>
        <table:table-row table:style-name="ro1">
          <table:table-cell office:value-type="float" office:value="14229" calcext:value-type="float">
            <text:p>1422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" calcext:value-type="float">
            <text:p>374.19458447357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21233905827</text:p>
          </table:table-cell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3.96723469982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26039454757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35315540577</text:p>
          </table:table-cell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30425688281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.011365164761</text:p>
          </table:table-cell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42816882507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3884863912277</text:p>
          </table:table-cell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26807502802</text:p>
          </table:table-cell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1404236306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17646023927</text:p>
          </table:table-cell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.017823517348</text:p>
          </table:table-cell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7" calcext:value-type="float">
            <text:p>246.961116058177</text:p>
          </table:table-cell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2973790322581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5.968444086145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871507906228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1942965944</text:p>
          </table:table-cell>
        </table:table-row>
        <table:table-row table:style-name="ro1">
          <table:table-cell office:value-type="float" office:value="14247" calcext:value-type="float">
            <text:p>1424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754412811388</text:p>
          </table:table-cell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11705213922</text:p>
          </table:table-cell>
        </table:table-row>
        <table:table-row table:style-name="ro1">
          <table:table-cell office:value-type="float" office:value="14249" calcext:value-type="float">
            <text:p>1424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4.959791995543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892744228061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307203210219</text:p>
          </table:table-cell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40976443358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260945881658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869334102522</text:p>
          </table:table-cell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383611916363</text:p>
          </table:table-cell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45905516467</text:p>
          </table:table-cell>
        </table:table-row>
        <table:table-row table:style-name="ro1">
          <table:table-cell office:value-type="float" office:value="14257" calcext:value-type="float">
            <text:p>1425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767489711934</text:p>
          </table:table-cell>
        </table:table-row>
        <table:table-row table:style-name="ro1">
          <table:table-cell office:value-type="float" office:value="14258" calcext:value-type="float">
            <text:p>14258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14416819122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21091654491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12125594605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254463615904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3" calcext:value-type="float">
            <text:p>523.292950271143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.035754024182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35514093529789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6656510796132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28501671364</text:p>
          </table:table-cell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34682200113</text:p>
          </table:table-cell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42644291092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4528767214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6043119669" calcext:value-type="float">
            <text:p>1711.6043119669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26544729446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1.99089201315</text:p>
          </table:table-cell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09155768151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.00591497541</text:p>
          </table:table-cell>
        </table:table-row>
        <table:table-row table:style-name="ro1">
          <table:table-cell office:value-type="float" office:value="14275" calcext:value-type="float">
            <text:p>1427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6.98513786147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6.994164262229</text:p>
          </table:table-cell>
        </table:table-row>
        <table:table-row table:style-name="ro1">
          <table:table-cell office:value-type="float" office:value="14277" calcext:value-type="float">
            <text:p>1427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79005286642</text:p>
          </table:table-cell>
        </table:table-row>
        <table:table-row table:style-name="ro1">
          <table:table-cell office:value-type="float" office:value="14279" calcext:value-type="float">
            <text:p>1427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16339742247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184480999296</text:p>
          </table:table-cell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7.978014430337</text:p>
          </table:table-cell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08855001484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4019585253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0538869054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805.22603755988" calcext:value-type="float">
            <text:p>805.22603755988</text:p>
          </table:table-cell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23177549872</text:p>
          </table:table-cell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87604199288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35224365555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22735165754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911856053561" calcext:value-type="float">
            <text:p>293.911856053561</text:p>
          </table:table-cell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772616638879</text:p>
          </table:table-cell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15959397781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4992782034</text:p>
          </table:table-cell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20243530575</text:p>
          </table:table-cell>
        </table:table-row>
        <table:table-row table:style-name="ro1">
          <table:table-cell office:value-type="float" office:value="14295" calcext:value-type="float">
            <text:p>1429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86855208783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56173298646</text:p>
          </table:table-cell>
        </table:table-row>
        <table:table-row table:style-name="ro1">
          <table:table-cell office:value-type="float" office:value="14297" calcext:value-type="float">
            <text:p>14297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15138722952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556915094623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3793488453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3662734575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7.97450243811" calcext:value-type="float">
            <text:p>1637.97450243811</text:p>
          </table:table-cell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55023056806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1925846253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195420937433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.012270499404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8911076882742</text:p>
          </table:table-cell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30427599361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3244510665</text:p>
          </table:table-cell>
        </table:table-row>
        <table:table-row table:style-name="ro1">
          <table:table-cell office:value-type="float" office:value="14309" calcext:value-type="float">
            <text:p>1430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36490100710178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86181849702966" calcext:value-type="float">
            <text:p>2.86181849702966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1794419264173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2220956914857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49177057853636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469642150489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882917283120377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13587532711535</text:p>
          </table:table-cell>
        </table:table-row>
        <table:table-row table:style-name="ro1">
          <table:table-cell office:value-type="float" office:value="14317" calcext:value-type="float">
            <text:p>1431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0550876525196134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4033259330625</text:p>
          </table:table-cell>
        </table:table-row>
        <table:table-row table:style-name="ro1">
          <table:table-cell office:value-type="float" office:value="14319" calcext:value-type="float">
            <text:p>1431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466572836030964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464384659843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23261848224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67668778801843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1459403431994</text:p>
          </table:table-cell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6589825766247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15946687437795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217743772242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.02993528345845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2673832296406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8.22712000850182" calcext:value-type="float">
            <text:p>8.22712000850182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1965103003928</text:p>
          </table:table-cell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36244781414264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1.9679502616513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29677764957969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294571023252945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0506764027671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2633280233639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07058003179078</text:p>
          </table:table-cell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46227184508363</text:p>
          </table:table-cell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38912982871879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54344561140285" calcext:value-type="float">
            <text:p>3.54344561140285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874851736471674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45179660262592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.03023142216528</text:p>
          </table:table-cell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16756259107167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4622992724651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496685138409196</text:p>
          </table:table-cell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479789836888331</text:p>
          </table:table-cell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.00879757143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4249346987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35453118274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05816802521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67047489627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75895076036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0222057835</text:p>
          </table:table-cell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05430785748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08441355003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349652139</text:p>
          </table:table-cell>
        </table:table-row>
        <table:table-row table:style-name="ro1">
          <table:table-cell office:value-type="float" office:value="14358" calcext:value-type="float">
            <text:p>1435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1703709909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17908163265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31575964353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5.98559315326</text:p>
          </table:table-cell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76350806452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49079465622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90.567054983255" calcext:value-type="float">
            <text:p>790.567054983255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363710675494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75426761566</text:p>
          </table:table-cell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2335945799</text:p>
          </table:table-cell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8.999871854397</text:p>
          </table:table-cell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68473604506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576106338486</text:p>
          </table:table-cell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2334919639</text:p>
          </table:table-cell>
        </table:table-row>
        <table:table-row table:style-name="ro1">
          <table:table-cell office:value-type="float" office:value="14372" calcext:value-type="float">
            <text:p>1437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3761495431</text:p>
          </table:table-cell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23465880996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57398106458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11056583693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488805920616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486335062832</text:p>
          </table:table-cell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07566303945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3.99771436288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3105682671</text:p>
          </table:table-cell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67537883158</text:p>
          </table:table-cell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2674618599</text:p>
          </table:table-cell>
        </table:table-row>
        <table:table-row table:style-name="ro1">
          <table:table-cell office:value-type="float" office:value="14383" calcext:value-type="float">
            <text:p>1438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794780589366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44707908332</text:p>
          </table:table-cell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448777610277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887286458065</text:p>
          </table:table-cell>
        </table:table-row>
        <table:table-row table:style-name="ro1">
          <table:table-cell office:value-type="float" office:value="14387" calcext:value-type="float">
            <text:p>1438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752655269762</text:p>
          </table:table-cell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1174746008708" calcext:value-type="float">
            <text:p>99.1174746008708</text:p>
          </table:table-cell>
        </table:table-row>
        <table:table-row table:style-name="ro1">
          <table:table-cell office:value-type="float" office:value="14389" calcext:value-type="float">
            <text:p>14389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6354191997411" calcext:value-type="float">
            <text:p>23.6354191997411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040414757046</text:p>
          </table:table-cell>
        </table:table-row>
        <table:table-row table:style-name="ro1">
          <table:table-cell office:value-type="float" office:value="14391" calcext:value-type="float">
            <text:p>14391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8" calcext:value-type="float">
            <text:p>37.4239848619768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9110876773387" calcext:value-type="float">
            <text:p>71.9110876773387</text:p>
          </table:table-cell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296924642433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0846563550773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149198148024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2810867436851</text:p>
          </table:table-cell>
        </table:table-row>
        <table:table-row table:style-name="ro1">
          <table:table-cell office:value-type="float" office:value="14397" calcext:value-type="float">
            <text:p>14397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338245680814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.0180079308563</text:p>
          </table:table-cell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28976073187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7923336502787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445851884832</text:p>
          </table:table-cell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4" calcext:value-type="float">
            <text:p>62.5527980990784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8733617413336</text:p>
          </table:table-cell>
        </table:table-row>
        <table:table-row table:style-name="ro1">
          <table:table-cell office:value-type="float" office:value="14404" calcext:value-type="float">
            <text:p>14404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6.959947857052</text:p>
          </table:table-cell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093801116448</text:p>
          </table:table-cell>
        </table:table-row>
        <table:table-row table:style-name="ro1">
          <table:table-cell office:value-type="float" office:value="14406" calcext:value-type="float">
            <text:p>144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285679715302</text:p>
          </table:table-cell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5528961768145</text:p>
          </table:table-cell>
        </table:table-row>
        <table:table-row table:style-name="ro1">
          <table:table-cell office:value-type="float" office:value="14408" calcext:value-type="float">
            <text:p>14408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2502381836754</text:p>
          </table:table-cell>
        </table:table-row>
        <table:table-row table:style-name="ro1">
          <table:table-cell office:value-type="float" office:value="14409" calcext:value-type="float">
            <text:p>14409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781588246234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136521886569</text:p>
          </table:table-cell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267377620109</text:p>
          </table:table-cell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213486113617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486982858085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215342626288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001519541181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4857447232178</text:p>
          </table:table-cell>
        </table:table-row>
        <table:table-row table:style-name="ro1">
          <table:table-cell office:value-type="float" office:value="14417" calcext:value-type="float">
            <text:p>1441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3584647452239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34732974246</text:p>
          </table:table-cell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6.9788569636354</text:p>
          </table:table-cell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36601275319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317312795662</text:p>
          </table:table-cell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0839806641446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4795651825753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1871527823294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451407804526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259731806776</text:p>
          </table:table-cell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162086818</text:p>
          </table:table-cell>
        </table:table-row>
        <table:table-row table:style-name="ro1">
          <table:table-cell office:value-type="float" office:value="14429" calcext:value-type="float">
            <text:p>1442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4868988134147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791555904857</text:p>
          </table:table-cell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290582634897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390266456607</text:p>
          </table:table-cell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32441158885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2994912092263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478076664425</text:p>
          </table:table-cell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470173790512</text:p>
          </table:table-cell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8780105737223</text:p>
          </table:table-cell>
        </table:table-row>
        <table:table-row table:style-name="ro1">
          <table:table-cell office:value-type="float" office:value="14438" calcext:value-type="float">
            <text:p>1443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189978219036</text:p>
          </table:table-cell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071656962538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361233286418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16680649552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7.98857227664</text:p>
          </table:table-cell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8868087557604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65184959115513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0973758955445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058450820027</text:p>
          </table:table-cell>
        </table:table-row>
        <table:table-row table:style-name="ro1">
          <table:table-cell office:value-type="float" office:value="14447" calcext:value-type="float">
            <text:p>1444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.03921708185053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41299865211</text:p>
          </table:table-cell>
        </table:table-row>
        <table:table-row table:style-name="ro1">
          <table:table-cell office:value-type="float" office:value="14449" calcext:value-type="float">
            <text:p>1444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03732937134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20470788278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46361658236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2536503060849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49930281009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12741058184</text:p>
          </table:table-cell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1850058594955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3659315319577</text:p>
          </table:table-cell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379509942117</text:p>
          </table:table-cell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32348169309</text:p>
          </table:table-cell>
        </table:table-row>
        <table:table-row table:style-name="ro1">
          <table:table-cell office:value-type="float" office:value="14459" calcext:value-type="float">
            <text:p>1445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367061037445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.024831207802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4855590169609</text:p>
          </table:table-cell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3.9910985831912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5.99220585095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47171810836</text:p>
          </table:table-cell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05230386052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1.974612093407</text:p>
          </table:table-cell>
        </table:table-row>
        <table:table-row table:style-name="ro1">
          <table:table-cell office:value-type="float" office:value="14467" calcext:value-type="float">
            <text:p>1446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43334378921</text:p>
          </table:table-cell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2353909465</text:p>
          </table:table-cell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30.106309509301" calcext:value-type="float">
            <text:p>230.106309509301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0338661843230776" calcext:value-type="float">
            <text:p>-0.0338661843230776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2840323601651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195750736352</text:p>
          </table:table-cell>
        </table:table-row>
        <table:table-row table:style-name="ro1">
          <table:table-cell office:value-type="float" office:value="14473" calcext:value-type="float">
            <text:p>14473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5.694481165407" calcext:value-type="float">
            <text:p>365.694481165407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09842463301</text:p>
          </table:table-cell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36019502354</text:p>
          </table:table-cell>
        </table:table-row>
        <table:table-row table:style-name="ro1">
          <table:table-cell office:value-type="float" office:value="14476" calcext:value-type="float">
            <text:p>14476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041179628263</text:p>
          </table:table-cell>
        </table:table-row>
        <table:table-row table:style-name="ro1">
          <table:table-cell office:value-type="float" office:value="14477" calcext:value-type="float">
            <text:p>14477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.006207166634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4876214341602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35195827923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377653061225</text:p>
          </table:table-cell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677440199862</text:p>
          </table:table-cell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893999703176</text:p>
          </table:table-cell>
        </table:table-row>
        <table:table-row table:style-name="ro1">
          <table:table-cell office:value-type="float" office:value="14483" calcext:value-type="float">
            <text:p>14483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29248271889</text:p>
          </table:table-cell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19236439019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73.522042053499" calcext:value-type="float">
            <text:p>373.522042053499</text:p>
          </table:table-cell>
        </table:table-row>
        <table:table-row table:style-name="ro1">
          <table:table-cell office:value-type="float" office:value="14486" calcext:value-type="float">
            <text:p>14486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256331948591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468679359431</text:p>
          </table:table-cell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5807673150223</text:p>
          </table:table-cell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772148760331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0.478336831478" calcext:value-type="float">
            <text:p>400.478336831478</text:p>
          </table:table-cell>
        </table:table-row>
        <table:table-row table:style-name="ro1">
          <table:table-cell office:value-type="float" office:value="14491" calcext:value-type="float">
            <text:p>14491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2.483078672959" calcext:value-type="float">
            <text:p>152.483078672959</text:p>
          </table:table-cell>
        </table:table-row>
        <table:table-row table:style-name="ro1">
          <table:table-cell office:value-type="float" office:value="14492" calcext:value-type="float">
            <text:p>14492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30920417919</text:p>
          </table:table-cell>
        </table:table-row>
        <table:table-row table:style-name="ro1">
          <table:table-cell office:value-type="float" office:value="14493" calcext:value-type="float">
            <text:p>14493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0953017602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4" calcext:value-type="float">
            <text:p>250.248494725564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8" calcext:value-type="float">
            <text:p>9.58842348732498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564559214805</text:p>
          </table:table-cell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3898536424437</text:p>
          </table:table-cell>
        </table:table-row>
        <table:table-row table:style-name="ro1">
          <table:table-cell office:value-type="float" office:value="14498" calcext:value-type="float">
            <text:p>14498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1.991208975729</text:p>
          </table:table-cell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087319527452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362.143084583646" calcext:value-type="float">
            <text:p>362.143084583646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4715970539595" calcext:value-type="float">
            <text:p>-24.4715970539595</text:p>
          </table:table-cell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1732109388522</text:p>
          </table:table-cell>
        </table:table-row>
        <table:table-row table:style-name="ro1">
          <table:table-cell office:value-type="float" office:value="14503" calcext:value-type="float">
            <text:p>14503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859224588939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192451980395</text:p>
          </table:table-cell>
        </table:table-row>
        <table:table-row table:style-name="ro1">
          <table:table-cell office:value-type="float" office:value="14505" calcext:value-type="float">
            <text:p>14505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376378055974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273081086654</text:p>
          </table:table-cell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26686402133</text:p>
          </table:table-cell>
        </table:table-row>
        <table:table-row table:style-name="ro1">
          <table:table-cell office:value-type="float" office:value="14508" calcext:value-type="float">
            <text:p>14508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0313966390051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00144375096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18817245326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2036373291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.01225362568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.00228843531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85349251766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8.98059798616</text:p>
          </table:table-cell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2327662119</text:p>
          </table:table-cell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79" calcext:value-type="float">
            <text:p>1013.09501743079</text:p>
          </table:table-cell>
        </table:table-row>
        <table:table-row table:style-name="ro1">
          <table:table-cell office:value-type="float" office:value="14518" calcext:value-type="float">
            <text:p>1451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2.99361129792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67419311548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186414724887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6.957514009601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87088621734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87346059113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47910956989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40585732661</text:p>
          </table:table-cell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58269585253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6.980422664978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3597015558</text:p>
          </table:table-cell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78245445497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8.96822064057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87069188678</text:p>
          </table:table-cell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1039093695</text:p>
          </table:table-cell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33085363586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05308446605</text:p>
          </table:table-cell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135261416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85101461638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4750700511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0870289274</text:p>
          </table:table-cell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78010997458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1746093633</text:p>
          </table:table-cell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48594085963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55887682738</text:p>
          </table:table-cell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65148162041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0995154033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47014316445</text:p>
          </table:table-cell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.03857036088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0441118029</text:p>
          </table:table-cell>
        </table:table-row>
        <table:table-row table:style-name="ro1">
          <table:table-cell office:value-type="float" office:value="14548" calcext:value-type="float">
            <text:p>1454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.002392344498</text:p>
          </table:table-cell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76086396206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585577948557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06911000565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.003629134787</text:p>
          </table:table-cell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077406122604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460516131242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1608488702868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174006444683</text:p>
          </table:table-cell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.0145258910558</text:p>
          </table:table-cell>
        </table:table-row>
        <table:table-row table:style-name="ro1">
          <table:table-cell office:value-type="float" office:value="14558" calcext:value-type="float">
            <text:p>1455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8575421056163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0184061092618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170631436486</text:p>
          </table:table-cell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4733660062274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456368754398</text:p>
          </table:table-cell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488338273953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39920352231127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65956221198157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370954739145</text:p>
          </table:table-cell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7661198016024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3250681552642</text:p>
          </table:table-cell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163274021352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.0169869763539</text:p>
          </table:table-cell>
        </table:table-row>
        <table:table-row table:style-name="ro1">
          <table:table-cell office:value-type="float" office:value="14571" calcext:value-type="float">
            <text:p>1457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1560962020615</text:p>
          </table:table-cell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438481362417</text:p>
          </table:table-cell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1909316980812</text:p>
          </table:table-cell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080793441346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452386029955</text:p>
          </table:table-cell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5.9546316136476</text:p>
          </table:table-cell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3681533337445</text:p>
          </table:table-cell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4586412818542</text:p>
          </table:table-cell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22832868711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002879165042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8751771812373</text:p>
          </table:table-cell>
        </table:table-row>
        <table:table-row table:style-name="ro1">
          <table:table-cell office:value-type="float" office:value="14582" calcext:value-type="float">
            <text:p>1458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5815371748184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32689422356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4774833660244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2734218529783</text:p>
          </table:table-cell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31646380525</text:p>
          </table:table-cell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36176977083</text:p>
          </table:table-cell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3091695615127</text:p>
          </table:table-cell>
        </table:table-row>
        <table:table-row table:style-name="ro1">
          <table:table-cell office:value-type="float" office:value="14589" calcext:value-type="float">
            <text:p>1458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5607505541523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172882685069</text:p>
          </table:table-cell>
        </table:table-row>
        <table:table-row table:style-name="ro1">
          <table:table-cell office:value-type="float" office:value="14591" calcext:value-type="float">
            <text:p>1459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7960868168271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8920736922401</text:p>
          </table:table-cell>
        </table:table-row>
        <table:table-row table:style-name="ro1">
          <table:table-cell office:value-type="float" office:value="14593" calcext:value-type="float">
            <text:p>1459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5.9587976916227</text:p>
          </table:table-cell>
        </table:table-row>
        <table:table-row table:style-name="ro1">
          <table:table-cell office:value-type="float" office:value="14595" calcext:value-type="float">
            <text:p>1459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050098747984</text:p>
          </table:table-cell>
        </table:table-row>
        <table:table-row table:style-name="ro1">
          <table:table-cell office:value-type="float" office:value="14596" calcext:value-type="float">
            <text:p>145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.0174873273409</text:p>
          </table:table-cell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379646429402</text:p>
          </table:table-cell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0877378907832</text:p>
          </table:table-cell>
        </table:table-row>
        <table:table-row table:style-name="ro1">
          <table:table-cell office:value-type="float" office:value="14602" calcext:value-type="float">
            <text:p>1460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2692700934057</text:p>
          </table:table-cell>
        </table:table-row>
        <table:table-row table:style-name="ro1">
          <table:table-cell office:value-type="float" office:value="14604" calcext:value-type="float">
            <text:p>1460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2857307382241</text:p>
          </table:table-cell>
        </table:table-row>
        <table:table-row table:style-name="ro1">
          <table:table-cell office:value-type="float" office:value="14607" calcext:value-type="float">
            <text:p>1460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float" office:value="14608" calcext:value-type="float">
            <text:p>1460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256569951101303</text:p>
          </table:table-cell>
        </table:table-row>
        <table:table-row table:style-name="ro1">
          <table:table-cell office:value-type="float" office:value="14609" calcext:value-type="float">
            <text:p>146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.0274021352313167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6900166924045</text:p>
          </table:table-cell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2415332500863" calcext:value-type="float">
            <text:p>16.2415332500863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40411167943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1796617398579</text:p>
          </table:table-cell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7" calcext:value-type="float">
            <text:p>1461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float" office:value="14618" calcext:value-type="float">
            <text:p>1461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486800227933899</text:p>
          </table:table-cell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.005994722725</text:p>
          </table:table-cell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3648003171229</text:p>
          </table:table-cell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3990997749437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165455174801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7" calcext:value-type="float">
            <text:p>1462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float" office:value="14628" calcext:value-type="float">
            <text:p>1462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17021760503375</text:p>
          </table:table-cell>
        </table:table-row>
        <table:table-row table:style-name="ro1">
          <table:table-cell office:value-type="float" office:value="14629" calcext:value-type="float">
            <text:p>1462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285677096758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13895859473</text:p>
          </table:table-cell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.0374691358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4.70220953035" calcext:value-type="float">
            <text:p>1824.70220953035</text:p>
          </table:table-cell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05.1216452463" calcext:value-type="float">
            <text:p>2005.1216452463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78135441724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05360110282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8.68349205486" calcext:value-type="float">
            <text:p>2378.68349205486</text:p>
          </table:table-cell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7.97163340683</text:p>
          </table:table-cell>
        </table:table-row>
        <table:table-row table:style-name="ro1">
          <table:table-cell office:value-type="float" office:value="14638" calcext:value-type="float">
            <text:p>1463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69690450572</text:p>
          </table:table-cell>
        </table:table-row>
        <table:table-row table:style-name="ro1">
          <table:table-cell office:value-type="float" office:value="14639" calcext:value-type="float">
            <text:p>1463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16256760384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2192480909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1579373639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.00540177886</text:p>
          </table:table-cell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.00531491907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29381788691</text:p>
          </table:table-cell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48114673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85745391705</text:p>
          </table:table-cell>
        </table:table-row>
        <table:table-row table:style-name="ro1">
          <table:table-cell office:value-type="float" office:value="14647" calcext:value-type="float">
            <text:p>1464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0236899689</text:p>
          </table:table-cell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1.19924329136" calcext:value-type="float">
            <text:p>1771.19924329136</text:p>
          </table:table-cell>
        </table:table-row>
        <table:table-row table:style-name="ro1">
          <table:table-cell office:value-type="float" office:value="14649" calcext:value-type="float">
            <text:p>1464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05943528495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2000213523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2783757487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286405423</text:p>
          </table:table-cell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3.42743032493" calcext:value-type="float">
            <text:p>1603.42743032493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2.74279975697" calcext:value-type="float">
            <text:p>1852.74279975697</text:p>
          </table:table-cell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188355794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27454092095</text:p>
          </table:table-cell>
        </table:table-row>
        <table:table-row table:style-name="ro1">
          <table:table-cell office:value-type="float" office:value="14657" calcext:value-type="float">
            <text:p>1465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.0412790506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77036267193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23.90158457991" calcext:value-type="float">
            <text:p>1623.90158457991</text:p>
          </table:table-cell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2209579222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71404998146" calcext:value-type="float">
            <text:p>1799.71404998146</text:p>
          </table:table-cell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0605878971</text:p>
          </table:table-cell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77.09328713428" calcext:value-type="float">
            <text:p>2277.09328713428</text:p>
          </table:table-cell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91.54994538672" calcext:value-type="float">
            <text:p>1891.54994538672</text:p>
          </table:table-cell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1417872067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35384155456</text:p>
          </table:table-cell>
        </table:table-row>
        <table:table-row table:style-name="ro1">
          <table:table-cell office:value-type="float" office:value="14667" calcext:value-type="float">
            <text:p>1466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2.34195125182" calcext:value-type="float">
            <text:p>1782.34195125182</text:p>
          </table:table-cell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88383397785</text:p>
          </table:table-cell>
        </table:table-row>
        <table:table-row table:style-name="ro1">
          <table:table-cell office:value-type="float" office:value="14669" calcext:value-type="float">
            <text:p>1466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5.96291819166</text:p>
          </table:table-cell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26448400251</text:p>
          </table:table-cell>
        </table:table-row>
        <table:table-row table:style-name="ro1">
          <table:table-cell office:value-type="float" office:value="14671" calcext:value-type="float">
            <text:p>1467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369514137794</text:p>
          </table:table-cell>
        </table:table-row>
        <table:table-row table:style-name="ro1">
          <table:table-cell office:value-type="float" office:value="14672" calcext:value-type="float">
            <text:p>1467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3.395284902337" calcext:value-type="float">
            <text:p>303.395284902337</text:p>
          </table:table-cell>
        </table:table-row>
        <table:table-row table:style-name="ro1">
          <table:table-cell office:value-type="float" office:value="14673" calcext:value-type="float">
            <text:p>1467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392181179353" calcext:value-type="float">
            <text:p>231.392181179353</text:p>
          </table:table-cell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25356139063</text:p>
          </table:table-cell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31499931502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6945715787" calcext:value-type="float">
            <text:p>520.16945715787</text:p>
          </table:table-cell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04154182449</text:p>
          </table:table-cell>
        </table:table-row>
        <table:table-row table:style-name="ro1">
          <table:table-cell office:value-type="float" office:value="14678" calcext:value-type="float">
            <text:p>1467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float" office:value="14681" calcext:value-type="float">
            <text:p>1468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85356488824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379376980969</text:p>
          </table:table-cell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1392505278</text:p>
          </table:table-cell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42963812294</text:p>
          </table:table-cell>
        </table:table-row>
        <table:table-row table:style-name="ro1">
          <table:table-cell office:value-type="float" office:value="14685" calcext:value-type="float">
            <text:p>1468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5907994459286</text:p>
          </table:table-cell>
        </table:table-row>
        <table:table-row table:style-name="ro1">
          <table:table-cell office:value-type="float" office:value="14686" calcext:value-type="float">
            <text:p>1468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29876152074</text:p>
          </table:table-cell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float" office:value="14688" calcext:value-type="float">
            <text:p>1468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float" office:value="14689" calcext:value-type="float">
            <text:p>1468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650969535679</text:p>
          </table:table-cell>
        </table:table-row>
        <table:table-row table:style-name="ro1">
          <table:table-cell office:value-type="float" office:value="14690" calcext:value-type="float">
            <text:p>1469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float" office:value="14691" calcext:value-type="float">
            <text:p>1469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39037464183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06289395487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7.820613193762" calcext:value-type="float">
            <text:p>117.820613193762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02981320824</text:p>
          </table:table-cell>
        </table:table-row>
        <table:table-row table:style-name="ro1">
          <table:table-cell office:value-type="float" office:value="14695" calcext:value-type="float">
            <text:p>1469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float" office:value="14696" calcext:value-type="float">
            <text:p>1469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569810528388</text:p>
          </table:table-cell>
        </table:table-row>
        <table:table-row table:style-name="ro1">
          <table:table-cell office:value-type="float" office:value="14697" calcext:value-type="float">
            <text:p>1469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01140184605</text:p>
          </table:table-cell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33700425584</text:p>
          </table:table-cell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7.777972565482" calcext:value-type="float">
            <text:p>127.777972565482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252328224815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48888065072</text:p>
          </table:table-cell>
        </table:table-row>
        <table:table-row table:style-name="ro1">
          <table:table-cell office:value-type="float" office:value="14702" calcext:value-type="float">
            <text:p>1470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19935791326</text:p>
          </table:table-cell>
        </table:table-row>
        <table:table-row table:style-name="ro1">
          <table:table-cell office:value-type="float" office:value="14703" calcext:value-type="float">
            <text:p>1470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07547261815</text:p>
          </table:table-cell>
        </table:table-row>
        <table:table-row table:style-name="ro1">
          <table:table-cell office:value-type="float" office:value="14704" calcext:value-type="float">
            <text:p>1470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25050767278</text:p>
          </table:table-cell>
        </table:table-row>
        <table:table-row table:style-name="ro1">
          <table:table-cell office:value-type="float" office:value="14705" calcext:value-type="float">
            <text:p>1470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.0351853225527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47935618193</text:p>
          </table:table-cell>
        </table:table-row>
        <table:table-row table:style-name="ro1">
          <table:table-cell office:value-type="float" office:value="14707" calcext:value-type="float">
            <text:p>1470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441753874685</text:p>
          </table:table-cell>
        </table:table-row>
        <table:table-row table:style-name="ro1">
          <table:table-cell office:value-type="float" office:value="14708" calcext:value-type="float">
            <text:p>1470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0924297044</text:p>
          </table:table-cell>
        </table:table-row>
        <table:table-row table:style-name="ro1">
          <table:table-cell office:value-type="float" office:value="14709" calcext:value-type="float">
            <text:p>1470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21655239961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.033154015056</text:p>
          </table:table-cell>
        </table:table-row>
        <table:table-row table:style-name="ro1">
          <table:table-cell office:value-type="float" office:value="14711" calcext:value-type="float">
            <text:p>1471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489380560387</text:p>
          </table:table-cell>
        </table:table-row>
        <table:table-row table:style-name="ro1">
          <table:table-cell office:value-type="float" office:value="14712" calcext:value-type="float">
            <text:p>1471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5505624003144</text:p>
          </table:table-cell>
        </table:table-row>
        <table:table-row table:style-name="ro1">
          <table:table-cell office:value-type="float" office:value="14713" calcext:value-type="float">
            <text:p>1471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6911857797584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265223645455</text:p>
          </table:table-cell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153938142088</text:p>
          </table:table-cell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4932820773739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0722017484869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6625172784003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2678676326611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163632134323</text:p>
          </table:table-cell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8936821234589</text:p>
          </table:table-cell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204257565095</text:p>
          </table:table-cell>
        </table:table-row>
        <table:table-row table:style-name="ro1">
          <table:table-cell office:value-type="float" office:value="14723" calcext:value-type="float">
            <text:p>1472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342493055167</text:p>
          </table:table-cell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098779064015</text:p>
          </table:table-cell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2896860599078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7620845329955</text:p>
          </table:table-cell>
        </table:table-row>
        <table:table-row table:style-name="ro1">
          <table:table-cell office:value-type="float" office:value="14727" calcext:value-type="float">
            <text:p>1472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.0414171859765</text:p>
          </table:table-cell>
        </table:table-row>
        <table:table-row table:style-name="ro1">
          <table:table-cell office:value-type="float" office:value="14728" calcext:value-type="float">
            <text:p>1472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150049764161</text:p>
          </table:table-cell>
        </table:table-row>
        <table:table-row table:style-name="ro1">
          <table:table-cell office:value-type="float" office:value="14729" calcext:value-type="float">
            <text:p>1472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027444839858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8515363260643</text:p>
          </table:table-cell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2803417216083</text:p>
          </table:table-cell>
        </table:table-row>
        <table:table-row table:style-name="ro1">
          <table:table-cell office:value-type="float" office:value="14732" calcext:value-type="float">
            <text:p>1473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480431467361</text:p>
          </table:table-cell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385031226157</text:p>
          </table:table-cell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0811395444418</text:p>
          </table:table-cell>
        </table:table-row>
        <table:table-row table:style-name="ro1">
          <table:table-cell office:value-type="float" office:value="14735" calcext:value-type="float">
            <text:p>1473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5562755294542</text:p>
          </table:table-cell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372086698533</text:p>
          </table:table-cell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098994633936</text:p>
          </table:table-cell>
        </table:table-row>
        <table:table-row table:style-name="ro1">
          <table:table-cell office:value-type="float" office:value="14738" calcext:value-type="float">
            <text:p>1473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2610358895524</text:p>
          </table:table-cell>
        </table:table-row>
        <table:table-row table:style-name="ro1">
          <table:table-cell office:value-type="float" office:value="14739" calcext:value-type="float">
            <text:p>1473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.02416036107792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562246948385</text:p>
          </table:table-cell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469001461064</text:p>
          </table:table-cell>
        </table:table-row>
        <table:table-row table:style-name="ro1">
          <table:table-cell office:value-type="float" office:value="14742" calcext:value-type="float">
            <text:p>1474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5794504364796</text:p>
          </table:table-cell>
        </table:table-row>
        <table:table-row table:style-name="ro1">
          <table:table-cell office:value-type="float" office:value="14743" calcext:value-type="float">
            <text:p>1474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048730307577</text:p>
          </table:table-cell>
        </table:table-row>
        <table:table-row table:style-name="ro1">
          <table:table-cell office:value-type="float" office:value="14744" calcext:value-type="float">
            <text:p>1474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252549901927</text:p>
          </table:table-cell>
        </table:table-row>
        <table:table-row table:style-name="ro1">
          <table:table-cell office:value-type="float" office:value="14745" calcext:value-type="float">
            <text:p>1474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3802855871226</text:p>
          </table:table-cell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10835201794</text:p>
          </table:table-cell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5827963968738</text:p>
          </table:table-cell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2774133184768</text:p>
          </table:table-cell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7792875921439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3590025094103</text:p>
          </table:table-cell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9.0800600494134" calcext:value-type="float">
            <text:p>59.0800600494134</text:p>
          </table:table-cell>
        </table:table-row>
        <table:table-row table:style-name="ro1">
          <table:table-cell office:value-type="float" office:value="14753" calcext:value-type="float">
            <text:p>14753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8706169529137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06418859038311</text:p>
          </table:table-cell>
        </table:table-row>
        <table:table-row table:style-name="ro1">
          <table:table-cell office:value-type="float" office:value="14755" calcext:value-type="float">
            <text:p>14755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061139461607</text:p>
          </table:table-cell>
        </table:table-row>
        <table:table-row table:style-name="ro1">
          <table:table-cell office:value-type="float" office:value="14756" calcext:value-type="float">
            <text:p>14756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3" calcext:value-type="float">
            <text:p>21.5089645050823</text:p>
          </table:table-cell>
        </table:table-row>
        <table:table-row table:style-name="ro1">
          <table:table-cell office:value-type="float" office:value="14757" calcext:value-type="float">
            <text:p>147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3.95640529896169</text:p>
          </table:table-cell>
        </table:table-row>
        <table:table-row table:style-name="ro1">
          <table:table-cell office:value-type="float" office:value="14758" calcext:value-type="float">
            <text:p>14758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9" calcext:value-type="float">
            <text:p>14759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1647654834597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4794561103</text:p>
          </table:table-cell>
        </table:table-row>
        <table:table-row table:style-name="ro1">
          <table:table-cell office:value-type="float" office:value="14762" calcext:value-type="float">
            <text:p>14762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0343428419833</text:p>
          </table:table-cell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017593244194</text:p>
          </table:table-cell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163502805899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.03588131987731</text:p>
          </table:table-cell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.0273638143498791</text:p>
          </table:table-cell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68155496205859</text:p>
          </table:table-cell>
        </table:table-row>
        <table:table-row table:style-name="ro1">
          <table:table-cell office:value-type="float" office:value="14769" calcext:value-type="float">
            <text:p>14769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47258384179324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1" calcext:value-type="float">
            <text:p>14771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0496755246503</text:p>
          </table:table-cell>
        </table:table-row>
        <table:table-row table:style-name="ro1">
          <table:table-cell office:value-type="float" office:value="14772" calcext:value-type="float">
            <text:p>14772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17327792738416</text:p>
          </table:table-cell>
        </table:table-row>
        <table:table-row table:style-name="ro1">
          <table:table-cell office:value-type="float" office:value="14773" calcext:value-type="float">
            <text:p>14773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2309827572465" calcext:value-type="float">
            <text:p>18.2309827572465</text:p>
          </table:table-cell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5" calcext:value-type="float">
            <text:p>14775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8.5749713383374" calcext:value-type="float">
            <text:p>18.5749713383374</text:p>
          </table:table-cell>
        </table:table-row>
        <table:table-row table:style-name="ro1">
          <table:table-cell office:value-type="float" office:value="14776" calcext:value-type="float">
            <text:p>14776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8998835282731</text:p>
          </table:table-cell>
        </table:table-row>
        <table:table-row table:style-name="ro1">
          <table:table-cell office:value-type="float" office:value="14777" calcext:value-type="float">
            <text:p>14777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9" calcext:value-type="float">
            <text:p>14779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4422042216047" calcext:value-type="float">
            <text:p>15.4422042216047</text:p>
          </table:table-cell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48358875926</text:p>
          </table:table-cell>
        </table:table-row>
        <table:table-row table:style-name="ro1">
          <table:table-cell office:value-type="float" office:value="14781" calcext:value-type="float">
            <text:p>1478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88870815796934</text:p>
          </table:table-cell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4848669652036</text:p>
          </table:table-cell>
        </table:table-row>
        <table:table-row table:style-name="ro1">
          <table:table-cell office:value-type="float" office:value="14783" calcext:value-type="float">
            <text:p>1478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0818417104276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65716549363486</text:p>
          </table:table-cell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169122357463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159392410041</text:p>
          </table:table-cell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4" calcext:value-type="float">
            <text:p>6.91599309242744</text:p>
          </table:table-cell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575967936715" calcext:value-type="float">
            <text:p>303.575967936715</text:p>
          </table:table-cell>
        </table:table-row>
        <table:table-row table:style-name="ro1">
          <table:table-cell office:value-type="float" office:value="14792" calcext:value-type="float">
            <text:p>14792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79.453825038718" calcext:value-type="float">
            <text:p>179.453825038718</text:p>
          </table:table-cell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871827665662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8.976763305706</text:p>
          </table:table-cell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5.165841713323" calcext:value-type="float">
            <text:p>485.165841713323</text:p>
          </table:table-cell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1.976663840051</text:p>
          </table:table-cell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.0086186953598</text:p>
          </table:table-cell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49857746762</text:p>
          </table:table-cell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28508321911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07163822453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08140856477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399556650246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34981635811</text:p>
          </table:table-cell>
        </table:table-row>
        <table:table-row table:style-name="ro1">
          <table:table-cell office:value-type="float" office:value="14804" calcext:value-type="float">
            <text:p>14804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33309587415</text:p>
          </table:table-cell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.041589861751</text:p>
          </table:table-cell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087474375216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8.372280724066" calcext:value-type="float">
            <text:p>218.372280724066</text:p>
          </table:table-cell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674649270847</text:p>
          </table:table-cell>
        </table:table-row>
        <table:table-row table:style-name="ro1">
          <table:table-cell office:value-type="float" office:value="14809" calcext:value-type="float">
            <text:p>148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19249822064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48238817428</text:p>
          </table:table-cell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355037143653</text:p>
          </table:table-cell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8.180896410638" calcext:value-type="float">
            <text:p>198.180896410638</text:p>
          </table:table-cell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027041427643" calcext:value-type="float">
            <text:p>238.027041427643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.002775097882</text:p>
          </table:table-cell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264246624781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01293472886</text:p>
          </table:table-cell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272897057916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271954118134</text:p>
          </table:table-cell>
        </table:table-row>
        <table:table-row table:style-name="ro1">
          <table:table-cell office:value-type="float" office:value="14819" calcext:value-type="float">
            <text:p>14819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4572992167795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498367573404</text:p>
          </table:table-cell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771032775803</text:p>
          </table:table-cell>
        </table:table-row>
        <table:table-row table:style-name="ro1">
          <table:table-cell office:value-type="float" office:value="14822" calcext:value-type="float">
            <text:p>14822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00608632015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2.325173668417" calcext:value-type="float">
            <text:p>322.325173668417</text:p>
          </table:table-cell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973112957194" calcext:value-type="float">
            <text:p>268.973112957194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587765249858</text:p>
          </table:table-cell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661754217382</text:p>
          </table:table-cell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.042482448006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0648784164646</text:p>
          </table:table-cell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44454095572</text:p>
          </table:table-cell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09307559599</text:p>
          </table:table-cell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.0425875471602563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4107816575089</text:p>
          </table:table-cell>
        </table:table-row>
        <table:table-row table:style-name="ro1">
          <table:table-cell office:value-type="float" office:value="14833" calcext:value-type="float">
            <text:p>14833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1007.16156538406" calcext:value-type="float">
            <text:p>1007.16156538406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103.86316416634" calcext:value-type="float">
            <text:p>1103.86316416634</text:p>
          </table:table-cell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1869090725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76275207206</text:p>
          </table:table-cell>
        </table:table-row>
        <table:table-row table:style-name="ro1">
          <table:table-cell office:value-type="float" office:value="14837" calcext:value-type="float">
            <text:p>14837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9.45689623308" calcext:value-type="float">
            <text:p>1299.45689623308</text:p>
          </table:table-cell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681958656039</text:p>
          </table:table-cell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21532616005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.01683385895</text:p>
          </table:table-cell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29154102213</text:p>
          </table:table-cell>
        </table:table-row>
        <table:table-row table:style-name="ro1">
          <table:table-cell office:value-type="float" office:value="14842" calcext:value-type="float">
            <text:p>14842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1538285859</text:p>
          </table:table-cell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46335190383</text:p>
          </table:table-cell>
        </table:table-row>
        <table:table-row table:style-name="ro1">
          <table:table-cell office:value-type="float" office:value="14844" calcext:value-type="float">
            <text:p>14844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1138282899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42873762515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09.990760364104</text:p>
          </table:table-cell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265224654378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159570424968</text:p>
          </table:table-cell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2699817712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00944653598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23995729537</text:p>
          </table:table-cell>
        </table:table-row>
        <table:table-row table:style-name="ro1">
          <table:table-cell office:value-type="float" office:value="14852" calcext:value-type="float">
            <text:p>14852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.03221625144</text:p>
          </table:table-cell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01491781967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06878237998</text:p>
          </table:table-cell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75283013536</text:p>
          </table:table-cell>
        </table:table-row>
        <table:table-row table:style-name="ro1">
          <table:table-cell office:value-type="float" office:value="14856" calcext:value-type="float">
            <text:p>14856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359788877112</text:p>
          </table:table-cell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1136928099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771794132191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24907173256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34850115296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.023643302801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160776474822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46786532045</text:p>
          </table:table-cell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.0024407137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9.76308102026" calcext:value-type="float">
            <text:p>1239.76308102026</text:p>
          </table:table-cell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4413695627</text:p>
          </table:table-cell>
        </table:table-row>
        <table:table-row table:style-name="ro1">
          <table:table-cell office:value-type="float" office:value="14867" calcext:value-type="float">
            <text:p>14867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3269886012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0913303438</text:p>
          </table:table-cell>
        </table:table-row>
        <table:table-row table:style-name="ro1">
          <table:table-cell office:value-type="float" office:value="14869" calcext:value-type="float">
            <text:p>14869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1915882898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469685390313</text:p>
          </table:table-cell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1790427342</text:p>
          </table:table-cell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465507371393</text:p>
          </table:table-cell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.0272175445467006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8511515996283</text:p>
          </table:table-cell>
        </table:table-row>
        <table:table-row table:style-name="ro1">
          <table:table-cell office:value-type="float" office:value="14875" calcext:value-type="float">
            <text:p>14875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6.763294851483" calcext:value-type="float">
            <text:p>136.763294851483</text:p>
          </table:table-cell>
        </table:table-row>
        <table:table-row table:style-name="ro1">
          <table:table-cell office:value-type="float" office:value="14876" calcext:value-type="float">
            <text:p>14876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8.454895633481" calcext:value-type="float">
            <text:p>108.454895633481</text:p>
          </table:table-cell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695477679589</text:p>
          </table:table-cell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364248921159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2641914442572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8.999585052858</text:p>
          </table:table-cell>
        </table:table-row>
        <table:table-row table:style-name="ro1">
          <table:table-cell office:value-type="float" office:value="14881" calcext:value-type="float">
            <text:p>14881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064808338938</text:p>
          </table:table-cell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462759176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447797141179</text:p>
          </table:table-cell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06700712639</text:p>
          </table:table-cell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470104301931</text:p>
          </table:table-cell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0791783955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363355519511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246566735926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678133640553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761887596453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5.8906922718216" calcext:value-type="float">
            <text:p>95.8906922718216</text:p>
          </table:table-cell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558603357999</text:p>
          </table:table-cell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04196797153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5592281325038</text:p>
          </table:table-cell>
        </table:table-row>
        <table:table-row table:style-name="ro1">
          <table:table-cell office:value-type="float" office:value="14895" calcext:value-type="float">
            <text:p>14895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199662457053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26790297298</text:p>
          </table:table-cell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4748640743776" calcext:value-type="float">
            <text:p>91.4748640743776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493867485777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44631801703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376431514752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00784863998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.5417501330338" calcext:value-type="float">
            <text:p>13.5417501330338</text:p>
          </table:table-cell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3086644873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2.0640733148701" calcext:value-type="float">
            <text:p>42.0640733148701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178452544824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.039854651163</text:p>
          </table:table-cell>
        </table:table-row>
        <table:table-row table:style-name="ro1">
          <table:table-cell office:value-type="float" office:value="14907" calcext:value-type="float">
            <text:p>149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37302026845</text:p>
          </table:table-cell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194241030586</text:p>
          </table:table-cell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7752178090967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4.752866604848" calcext:value-type="float">
            <text:p>104.752866604848</text:p>
          </table:table-cell>
        </table:table-row>
        <table:table-row table:style-name="ro1">
          <table:table-cell office:value-type="float" office:value="14911" calcext:value-type="float">
            <text:p>149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31422953398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495169854116</text:p>
          </table:table-cell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07296031995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804425154278" calcext:value-type="float">
            <text:p>112.804425154278</text:p>
          </table:table-cell>
        </table:table-row>
        <table:table-row table:style-name="ro1">
          <table:table-cell office:value-type="float" office:value="14915" calcext:value-type="float">
            <text:p>149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47.538548461663" calcext:value-type="float">
            <text:p>147.538548461663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40747980655</text:p>
          </table:table-cell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357601376807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06911452954</text:p>
          </table:table-cell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466724329621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15084734365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1793699255184</text:p>
          </table:table-cell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22102995888</text:p>
          </table:table-cell>
        </table:table-row>
        <table:table-row table:style-name="ro1">
          <table:table-cell office:value-type="float" office:value="14923" calcext:value-type="float">
            <text:p>149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174541648163</text:p>
          </table:table-cell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359340398498</text:p>
          </table:table-cell>
        </table:table-row>
        <table:table-row table:style-name="ro1">
          <table:table-cell office:value-type="float" office:value="14925" calcext:value-type="float">
            <text:p>149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21001055595</text:p>
          </table:table-cell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4526129351</text:p>
          </table:table-cell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.041648609874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18659274194</text:p>
          </table:table-cell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8934780605781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7.691051337488" calcext:value-type="float">
            <text:p>167.691051337488</text:p>
          </table:table-cell>
        </table:table-row>
        <table:table-row table:style-name="ro1">
          <table:table-cell office:value-type="float" office:value="14931" calcext:value-type="float">
            <text:p>149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4023324246</text:p>
          </table:table-cell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21985765125</text:p>
          </table:table-cell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368800289216</text:p>
          </table:table-cell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087533661436</text:p>
          </table:table-cell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414207869497" calcext:value-type="float">
            <text:p>172.414207869497</text:p>
          </table:table-cell>
        </table:table-row>
        <table:table-row table:style-name="ro1">
          <table:table-cell office:value-type="float" office:value="14936" calcext:value-type="float">
            <text:p>149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9.600740384887" calcext:value-type="float">
            <text:p>119.600740384887</text:p>
          </table:table-cell>
        </table:table-row>
        <table:table-row table:style-name="ro1">
          <table:table-cell office:value-type="float" office:value="14937" calcext:value-type="float">
            <text:p>149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279735663761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27061303499</text:p>
          </table:table-cell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30913960771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0951168815148</text:p>
          </table:table-cell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15597469402</text:p>
          </table:table-cell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17383512545</text:p>
          </table:table-cell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573240560238</text:p>
          </table:table-cell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1919706915</text:p>
          </table:table-cell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439436497012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6.731648912228" calcext:value-type="float">
            <text:p>156.731648912228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101613399485" calcext:value-type="float">
            <text:p>91.5101613399485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368550799891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1540292013667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56842230759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44487120666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071653177999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30349749059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0697825147632" calcext:value-type="float">
            <text:p>27.0697825147632</text:p>
          </table:table-cell>
        </table:table-row>
        <table:table-row table:style-name="ro1">
          <table:table-cell office:value-type="float" office:value="14955" calcext:value-type="float">
            <text:p>149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3.1144730819906" calcext:value-type="float">
            <text:p>23.1144730819906</text:p>
          </table:table-cell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1543529233026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7819843824921</text:p>
          </table:table-cell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77836422605" calcext:value-type="float">
            <text:p>26.477836422605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339881659037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1535722932078</text:p>
          </table:table-cell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6843994497752</text:p>
          </table:table-cell>
        </table:table-row>
        <table:table-row table:style-name="ro1">
          <table:table-cell office:value-type="float" office:value="14962" calcext:value-type="float">
            <text:p>149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7639553553946</text:p>
          </table:table-cell>
        </table:table-row>
        <table:table-row table:style-name="ro1">
          <table:table-cell office:value-type="float" office:value="14963" calcext:value-type="float">
            <text:p>149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155006449703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367408090032</text:p>
          </table:table-cell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2687315270937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8765743796259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6896950133571</text:p>
          </table:table-cell>
        </table:table-row>
        <table:table-row table:style-name="ro1">
          <table:table-cell office:value-type="float" office:value="14968" calcext:value-type="float">
            <text:p>149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3902620967742</text:p>
          </table:table-cell>
        </table:table-row>
        <table:table-row table:style-name="ro1">
          <table:table-cell office:value-type="float" office:value="14969" calcext:value-type="float">
            <text:p>149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7915513071516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805417779471" calcext:value-type="float">
            <text:p>25.8805417779471</text:p>
          </table:table-cell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3958704400883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3882263345196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498086175654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150543225927</text:p>
          </table:table-cell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279425595792" calcext:value-type="float">
            <text:p>27.4279425595792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9.1152844264843" calcext:value-type="float">
            <text:p>49.1152844264843</text:p>
          </table:table-cell>
        </table:table-row>
        <table:table-row table:style-name="ro1">
          <table:table-cell office:value-type="float" office:value="14977" calcext:value-type="float">
            <text:p>149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3673503644896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288667793105</text:p>
          </table:table-cell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19387671007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6886381298958</text:p>
          </table:table-cell>
        </table:table-row>
        <table:table-row table:style-name="ro1">
          <table:table-cell office:value-type="float" office:value="14981" calcext:value-type="float">
            <text:p>149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489144445103</text:p>
          </table:table-cell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214151068632</text:p>
          </table:table-cell>
        </table:table-row>
        <table:table-row table:style-name="ro1">
          <table:table-cell office:value-type="float" office:value="14983" calcext:value-type="float">
            <text:p>149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2872986833818</text:p>
          </table:table-cell>
        </table:table-row>
        <table:table-row table:style-name="ro1">
          <table:table-cell office:value-type="float" office:value="14984" calcext:value-type="float">
            <text:p>149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0683404932726</text:p>
          </table:table-cell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6586659058039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5.1337308702174" calcext:value-type="float">
            <text:p>55.1337308702174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3.3238492750279" calcext:value-type="float">
            <text:p>33.3238492750279</text:p>
          </table:table-cell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6812654847568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2826708306638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2580222546034</text:p>
          </table:table-cell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4975909418626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000886643642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407355708908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237795676885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02593675597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2814316461145</text:p>
          </table:table-cell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2248664292075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452972404921092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2982740686302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5810356422327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234717842045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3283728216174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0697625240542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.0040239321969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.00879662209711471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.0343046777411811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4930320569897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6889400921659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1386917631103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.02029057942791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4217224199285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59395342194292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0585012535982914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48892823932622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11546613163</text:p>
          </table:table-cell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25013433126395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59844009908302</text:p>
          </table:table-cell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30700055511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67796778934109</text:p>
          </table:table-cell>
        </table:table-row>
        <table:table-row table:style-name="ro1">
          <table:table-cell office:value-type="float" office:value="15024" calcext:value-type="float">
            <text:p>150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270439845607048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6820519767908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16983308327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59417451722177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0610249839847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796810316576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091625599257661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26642252195733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6.7855093674868" calcext:value-type="float">
            <text:p>46.7855093674868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2.3193868611451" calcext:value-type="float">
            <text:p>82.3193868611451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023948547841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7966033632441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30693663822" calcext:value-type="float">
            <text:p>44.30693663822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681914937720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0703866845998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235351942562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4931192480911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08001015035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391093145675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28188775510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.0171942875252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1562936578609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7871658986175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40448001843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42390944932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0.9814797265135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8840391459075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.0296907888279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49759959142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1.1391213900476" calcext:value-type="float">
            <text:p>81.1391213900476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0820689801338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3716628090597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286213684609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090331300478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174020847469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113876899427</text:p>
          </table:table-cell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302057613167</text:p>
          </table:table-cell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304690639715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307047997032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7682559983274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7316762940733" calcext:value-type="float">
            <text:p>83.7316762940733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7107488173532" calcext:value-type="float">
            <text:p>41.7107488173532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11847538511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004788597051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018664723804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" calcext:value-type="float">
            <text:p>27.387805925149</text:p>
          </table:table-cell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017730295378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320200752824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356683544023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6.954439333349</text:p>
          </table:table-cell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table:style-name="ce1" office:value-type="float" office:value="-0.00000000000002358197" calcext:value-type="float">
            <text:p>-2.36E-14</text:p>
          </table:table-cell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265328104665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455413020239</text:p>
          </table:table-cell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4713782576743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078009414929</text:p>
          </table:table-cell>
        </table:table-row>
        <table:table-row table:style-name="ro1">
          <table:table-cell office:value-type="float" office:value="15081" calcext:value-type="float">
            <text:p>150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6" calcext:value-type="float">
            <text:p>0.0201301751325236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1.98746818092814</text:p>
          </table:table-cell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158415910677</text:p>
          </table:table-cell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270422653207</text:p>
          </table:table-cell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8551621082462</text:p>
          </table:table-cell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4979890175126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68490783410138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5890821144766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15931154352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87645051711457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45730960854094</text:p>
          </table:table-cell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094675390754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4446931005665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6.6843452270251" calcext:value-type="float">
            <text:p>16.6843452270251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231712210699</text:p>
          </table:table-cell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14088559129551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2670173395233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150053568485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.0344168260038241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3504842428901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2224394925471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0545955906405</text:p>
          </table:table-cell>
        </table:table-row>
        <table:table-row table:style-name="ro1">
          <table:table-cell office:value-type="float" office:value="15105" calcext:value-type="float">
            <text:p>151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011298809918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6946177794449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2508057382408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1381648245679</text:p>
          </table:table-cell>
        </table:table-row>
        <table:table-row table:style-name="ro1">
          <table:table-cell office:value-type="float" office:value="15109" calcext:value-type="float">
            <text:p>151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5768737988469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30056961186912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3123222127548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058304551781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138958594731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46.19279639704" calcext:value-type="float">
            <text:p>1946.19279639704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68865144125" calcext:value-type="float">
            <text:p>2140.68865144125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4075760261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48491763134</text:p>
          </table:table-cell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53.97334148684" calcext:value-type="float">
            <text:p>2853.97334148684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1135696384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1185406859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1566328927</text:p>
          </table:table-cell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76246915998</text:p>
          </table:table-cell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1937006492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35351792122</text:p>
          </table:table-cell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28647607319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26363480433</text:p>
          </table:table-cell>
        </table:table-row>
        <table:table-row table:style-name="ro1">
          <table:table-cell office:value-type="float" office:value="15127" calcext:value-type="float">
            <text:p>151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4899871376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56071284562</text:p>
          </table:table-cell>
        </table:table-row>
        <table:table-row table:style-name="ro1">
          <table:table-cell office:value-type="float" office:value="15129" calcext:value-type="float">
            <text:p>151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0106760336</text:p>
          </table:table-cell>
        </table:table-row>
        <table:table-row table:style-name="ro1">
          <table:table-cell office:value-type="float" office:value="15130" calcext:value-type="float">
            <text:p>151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91.96175717495" calcext:value-type="float">
            <text:p>1991.96175717495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8902602882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87704234875</text:p>
          </table:table-cell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35631401359</text:p>
          </table:table-cell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15672625128</text:p>
          </table:table-cell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15.52988070884" calcext:value-type="float">
            <text:p>1815.52988070884</text:p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05.76399765451" calcext:value-type="float">
            <text:p>2205.76399765451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0.88488070259" calcext:value-type="float">
            <text:p>1720.88488070259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.00568644499</text:p>
          </table:table-cell>
        </table:table-row>
        <table:table-row table:style-name="ro1">
          <table:table-cell office:value-type="float" office:value="15139" calcext:value-type="float">
            <text:p>151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1420924674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1649879726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8.62926328859" calcext:value-type="float">
            <text:p>2048.62926328859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0904553299</text:p>
          </table:table-cell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1751971928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43.12506945505" calcext:value-type="float">
            <text:p>2043.12506945505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38128034012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3.98192591898" calcext:value-type="float">
            <text:p>2403.98192591898</text:p>
          </table:table-cell>
        </table:table-row>
        <table:table-row table:style-name="ro1">
          <table:table-cell office:value-type="float" office:value="15147" calcext:value-type="float">
            <text:p>151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40.70481096881" calcext:value-type="float">
            <text:p>2140.70481096881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2154934105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1674941277</text:p>
          </table:table-cell>
        </table:table-row>
        <table:table-row table:style-name="ro1">
          <table:table-cell office:value-type="float" office:value="15150" calcext:value-type="float">
            <text:p>151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675.67173665386" calcext:value-type="float">
            <text:p>2675.67173665386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0340564987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55874684262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0700909661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434511461461" calcext:value-type="float">
            <text:p>269.434511461461</text:p>
          </table:table-cell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850419546474" calcext:value-type="float">
            <text:p>134.850419546474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559648038893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090480169875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5.882634306318" calcext:value-type="float">
            <text:p>405.882634306318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366240413063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465446536651</text:p>
          </table:table-cell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562002952425</text:p>
          </table:table-cell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05431760329</text:p>
          </table:table-cell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.032882065596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09172565939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24429978888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32193821429</text:p>
          </table:table-cell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661520233502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155396025346</text:p>
          </table:table-cell>
        </table:table-row>
        <table:table-row table:style-name="ro1">
          <table:table-cell office:value-type="float" office:value="15169" calcext:value-type="float">
            <text:p>151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492631578947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12.853778032134" calcext:value-type="float">
            <text:p>212.853778032134</text:p>
          </table:table-cell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28783374443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16551245552</text:p>
          </table:table-cell>
        </table:table-row>
        <table:table-row table:style-name="ro1">
          <table:table-cell office:value-type="float" office:value="15173" calcext:value-type="float">
            <text:p>151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.037836325172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387047543876</text:p>
          </table:table-cell>
        </table:table-row>
        <table:table-row table:style-name="ro1">
          <table:table-cell office:value-type="float" office:value="15175" calcext:value-type="float">
            <text:p>151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5.322391136853" calcext:value-type="float">
            <text:p>185.322391136853</text:p>
          </table:table-cell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3.779247746348" calcext:value-type="float">
            <text:p>213.779247746348</text:p>
          </table:table-cell>
        </table:table-row>
        <table:table-row table:style-name="ro1">
          <table:table-cell office:value-type="float" office:value="15177" calcext:value-type="float">
            <text:p>151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29304765407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.012118801161</text:p>
          </table:table-cell>
        </table:table-row>
        <table:table-row table:style-name="ro1">
          <table:table-cell office:value-type="float" office:value="15179" calcext:value-type="float">
            <text:p>151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02129553321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287339480664</text:p>
          </table:table-cell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189130846095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8983140846938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07281288426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061392808077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395276437072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50.534004688672" calcext:value-type="float">
            <text:p>250.534004688672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701874735587" calcext:value-type="float">
            <text:p>224.701874735587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757830032391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.020701740337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470577559942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8865307727601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32146760142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287790934755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67691886682</text:p>
          </table:table-cell>
        </table:table-row>
        <table:table-row table:style-name="ro1">
          <table:table-cell office:value-type="float" office:value="15195" calcext:value-type="float">
            <text:p>151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58646413629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08192565771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75232824166</text:p>
          </table:table-cell>
        </table:table-row>
        <table:table-row table:style-name="ro1">
          <table:table-cell office:value-type="float" office:value="15198" calcext:value-type="float">
            <text:p>151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9.56350093312" calcext:value-type="float">
            <text:p>1559.56350093312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0260444344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0851062542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150988391599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0697865675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4853107488</text:p>
          </table:table-cell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1417249613</text:p>
          </table:table-cell>
        </table:table-row>
        <table:table-row table:style-name="ro1">
          <table:table-cell office:value-type="float" office:value="15205" calcext:value-type="float">
            <text:p>152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55065446868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.041062139941</text:p>
          </table:table-cell>
        </table:table-row>
        <table:table-row table:style-name="ro1">
          <table:table-cell office:value-type="float" office:value="15207" calcext:value-type="float">
            <text:p>152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05320569902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79509936636</text:p>
          </table:table-cell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3822434642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1930857603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18487018045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58576476868</text:p>
          </table:table-cell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084144001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75879468846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1904221685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011743013</text:p>
          </table:table-cell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08924873997</text:p>
          </table:table-cell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0655473351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4542319103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39206500956</text:p>
          </table:table-cell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6.96487731331</text:p>
          </table:table-cell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5600789858</text:p>
          </table:table-cell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79441022104</text:p>
          </table:table-cell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56086769741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0.95236134586</text:p>
          </table:table-cell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28487997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15025249029</text:p>
          </table:table-cell>
        </table:table-row>
        <table:table-row table:style-name="ro1">
          <table:table-cell office:value-type="float" office:value="15228" calcext:value-type="float">
            <text:p>152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9" calcext:value-type="float">
            <text:p>833.826048018199</text:p>
          </table:table-cell>
        </table:table-row>
        <table:table-row table:style-name="ro1">
          <table:table-cell office:value-type="float" office:value="15229" calcext:value-type="float">
            <text:p>152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101433376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58981189562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14755849774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07609670602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.02906367629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28.09749443269" calcext:value-type="float">
            <text:p>2128.09749443269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36.51382642565" calcext:value-type="float">
            <text:p>2236.51382642565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067105563</text:p>
          </table:table-cell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4.98510103432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8.85294921273" calcext:value-type="float">
            <text:p>2898.85294921273</text:p>
          </table:table-cell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47578758927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16935862463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38477875983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1923997185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367816992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3891411893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28733006912</text:p>
          </table:table-cell>
        </table:table-row>
        <table:table-row table:style-name="ro1">
          <table:table-cell office:value-type="float" office:value="15249" calcext:value-type="float">
            <text:p>152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1040482063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76687503905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59153449717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21.24804351869" calcext:value-type="float">
            <text:p>1721.24804351869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2.8457810778" calcext:value-type="float">
            <text:p>2042.8457810778</text:p>
          </table:table-cell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4435144933</text:p>
          </table:table-cell>
        </table:table-row>
        <table:table-row table:style-name="ro1">
          <table:table-cell office:value-type="float" office:value="15259" calcext:value-type="float">
            <text:p>152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4241923521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0406309751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1.67955714539" calcext:value-type="float">
            <text:p>1751.67955714539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17442054958</text:p>
          </table:table-cell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3" calcext:value-type="float">
            <text:p>2166.47442401703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64.96293804654" calcext:value-type="float">
            <text:p>2064.96293804654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2599458103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86.7008343961" calcext:value-type="float">
            <text:p>2586.7008343961</text:p>
          </table:table-cell>
        </table:table-row>
        <table:table-row table:style-name="ro1">
          <table:table-cell office:value-type="float" office:value="15267" calcext:value-type="float">
            <text:p>152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9.67499615399" calcext:value-type="float">
            <text:p>2019.67499615399</text:p>
          </table:table-cell>
        </table:table-row>
        <table:table-row table:style-name="ro1">
          <table:table-cell office:value-type="float" office:value="15268" calcext:value-type="float">
            <text:p>152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4936404322</text:p>
          </table:table-cell>
        </table:table-row>
        <table:table-row table:style-name="ro1">
          <table:table-cell office:value-type="float" office:value="15269" calcext:value-type="float">
            <text:p>152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0177717275</text:p>
          </table:table-cell>
        </table:table-row>
        <table:table-row table:style-name="ro1">
          <table:table-cell office:value-type="float" office:value="15270" calcext:value-type="float">
            <text:p>152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9.08612663929" calcext:value-type="float">
            <text:p>1839.08612663929</text:p>
          </table:table-cell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09307694829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68457343162</text:p>
          </table:table-cell>
        </table:table-row>
        <table:table-row table:style-name="ro1">
          <table:table-cell office:value-type="float" office:value="15273" calcext:value-type="float">
            <text:p>152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29763801757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1.904698035653" calcext:value-type="float">
            <text:p>181.904698035653</text:p>
          </table:table-cell>
        </table:table-row>
        <table:table-row table:style-name="ro1">
          <table:table-cell office:value-type="float" office:value="15275" calcext:value-type="float">
            <text:p>152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5.8251749843973" calcext:value-type="float">
            <text:p>95.8251749843973</text:p>
          </table:table-cell>
        </table:table-row>
        <table:table-row table:style-name="ro1">
          <table:table-cell office:value-type="float" office:value="15276" calcext:value-type="float">
            <text:p>152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2" calcext:value-type="float">
            <text:p>36.8659529536882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001834029726</text:p>
          </table:table-cell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4.8796077258973" calcext:value-type="float">
            <text:p>44.8796077258973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364430625436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290057162072</text:p>
          </table:table-cell>
        </table:table-row>
        <table:table-row table:style-name="ro1">
          <table:table-cell office:value-type="float" office:value="15281" calcext:value-type="float">
            <text:p>152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.026399382675</text:p>
          </table:table-cell>
        </table:table-row>
        <table:table-row table:style-name="ro1">
          <table:table-cell office:value-type="float" office:value="15282" calcext:value-type="float">
            <text:p>152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188130017623</text:p>
          </table:table-cell>
        </table:table-row>
        <table:table-row table:style-name="ro1">
          <table:table-cell office:value-type="float" office:value="15283" calcext:value-type="float">
            <text:p>152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.0243420245723</text:p>
          </table:table-cell>
        </table:table-row>
        <table:table-row table:style-name="ro1">
          <table:table-cell office:value-type="float" office:value="15284" calcext:value-type="float">
            <text:p>152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7.968739161396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467236101337</text:p>
          </table:table-cell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268531051328</text:p>
          </table:table-cell>
        </table:table-row>
        <table:table-row table:style-name="ro1">
          <table:table-cell office:value-type="float" office:value="15287" calcext:value-type="float">
            <text:p>152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10084594835</text:p>
          </table:table-cell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273382776498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4632557871702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.2781953452881" calcext:value-type="float">
            <text:p>4.2781953452881</text:p>
          </table:table-cell>
        </table:table-row>
        <table:table-row table:style-name="ro1">
          <table:table-cell office:value-type="float" office:value="15291" calcext:value-type="float">
            <text:p>152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1798554675668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395765124556</text:p>
          </table:table-cell>
        </table:table-row>
        <table:table-row table:style-name="ro1">
          <table:table-cell office:value-type="float" office:value="15293" calcext:value-type="float">
            <text:p>152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5894389745327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348082458909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4.2818371901483" calcext:value-type="float">
            <text:p>-94.2818371901483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62.918216576709" calcext:value-type="float">
            <text:p>-162.918216576709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192861623656</text:p>
          </table:table-cell>
        </table:table-row>
        <table:table-row table:style-name="ro1">
          <table:table-cell office:value-type="float" office:value="15298" calcext:value-type="float">
            <text:p>152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161334995653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282099884622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12435699747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49706143203</text:p>
          </table:table-cell>
        </table:table-row>
        <table:table-row table:style-name="ro1">
          <table:table-cell office:value-type="float" office:value="15302" calcext:value-type="float">
            <text:p>153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34624983406</text:p>
          </table:table-cell>
        </table:table-row>
        <table:table-row table:style-name="ro1">
          <table:table-cell office:value-type="float" office:value="15303" calcext:value-type="float">
            <text:p>153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39" calcext:value-type="float">
            <text:p>37.3569042977539</text:p>
          </table:table-cell>
        </table:table-row>
        <table:table-row table:style-name="ro1">
          <table:table-cell office:value-type="float" office:value="15304" calcext:value-type="float">
            <text:p>153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378685914909</text:p>
          </table:table-cell>
        </table:table-row>
        <table:table-row table:style-name="ro1">
          <table:table-cell office:value-type="float" office:value="15305" calcext:value-type="float">
            <text:p>153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8552857590909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718908477119" calcext:value-type="float">
            <text:p>182.718908477119</text:p>
          </table:table-cell>
        </table:table-row>
        <table:table-row table:style-name="ro1">
          <table:table-cell office:value-type="float" office:value="15307" calcext:value-type="float">
            <text:p>153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029814814815" calcext:value-type="float">
            <text:p>-121.029814814815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278147021732</text:p>
          </table:table-cell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149722400171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2" calcext:value-type="float">
            <text:p>-836.585610014572</text:p>
          </table:table-cell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1032870158</text:p>
          </table:table-cell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25826589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.009371079046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47306861365626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9185044266198" calcext:value-type="float">
            <text:p>14.9185044266198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12148988428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8.9712881019248</text:p>
          </table:table-cell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859451722201</text:p>
          </table:table-cell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205136902406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22358265136</text:p>
          </table:table-cell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361882600986</text:p>
          </table:table-cell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898662913441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0680821075004195</text:p>
          </table:table-cell>
        </table:table-row>
        <table:table-row table:style-name="ro1">
          <table:table-cell office:value-type="float" office:value="15327" calcext:value-type="float">
            <text:p>153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.0398540615415059</text:p>
          </table:table-cell>
        </table:table-row>
        <table:table-row table:style-name="ro1">
          <table:table-cell office:value-type="float" office:value="15328" calcext:value-type="float">
            <text:p>153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373271889401</text:p>
          </table:table-cell>
        </table:table-row>
        <table:table-row table:style-name="ro1">
          <table:table-cell office:value-type="float" office:value="15329" calcext:value-type="float">
            <text:p>153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0" calcext:value-type="float">
            <text:p>153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309057077329</text:p>
          </table:table-cell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46207610665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194503667935742</text:p>
          </table:table-cell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41585058051489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.017398479668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" calcext:value-type="float">
            <text:p>153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07062123722</text:p>
          </table:table-cell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.0066194165156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.016468266206</text:p>
          </table:table-cell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756696032638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00809770344</text:p>
          </table:table-cell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59.9931020004199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19480122991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482616612361</text:p>
          </table:table-cell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59452363091" calcext:value-type="float">
            <text:p>187.559452363091</text:p>
          </table:table-cell>
        </table:table-row>
        <table:table-row table:style-name="ro1">
          <table:table-cell office:value-type="float" office:value="15347" calcext:value-type="float">
            <text:p>153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763239875389</text:p>
          </table:table-cell>
        </table:table-row>
        <table:table-row table:style-name="ro1">
          <table:table-cell office:value-type="float" office:value="15348" calcext:value-type="float">
            <text:p>153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33855055263</text:p>
          </table:table-cell>
        </table:table-row>
        <table:table-row table:style-name="ro1">
          <table:table-cell office:value-type="float" office:value="15349" calcext:value-type="float">
            <text:p>153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22032617979927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20108623659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33425968407944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08835506985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49730238394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457424855139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737559926955" calcext:value-type="float">
            <text:p>167.737559926955</text:p>
          </table:table-cell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690374749956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05467326529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18194995561</text:p>
          </table:table-cell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55153089490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560832548756</text:p>
          </table:table-cell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451707709857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7625004895242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569679206581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47438109999</text:p>
          </table:table-cell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0.9798566150598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203469619852</text:p>
          </table:table-cell>
        </table:table-row>
        <table:table-row table:style-name="ro1">
          <table:table-cell office:value-type="float" office:value="15367" calcext:value-type="float">
            <text:p>153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415313644009</text:p>
          </table:table-cell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243822004608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6" calcext:value-type="float">
            <text:p>58.9306253598986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63.9050710076731" calcext:value-type="float">
            <text:p>63.9050710076731</text:p>
          </table:table-cell>
        </table:table-row>
        <table:table-row table:style-name="ro1">
          <table:table-cell office:value-type="float" office:value="15371" calcext:value-type="float">
            <text:p>153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421945995067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26624911032</text:p>
          </table:table-cell>
        </table:table-row>
        <table:table-row table:style-name="ro1">
          <table:table-cell office:value-type="float" office:value="15373" calcext:value-type="float">
            <text:p>153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498525801816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1677806667286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8931677249661</text:p>
          </table:table-cell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099495012293</text:p>
          </table:table-cell>
        </table:table-row>
        <table:table-row table:style-name="ro1">
          <table:table-cell office:value-type="float" office:value="15377" calcext:value-type="float">
            <text:p>153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23221570875</text:p>
          </table:table-cell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264824554209</text:p>
          </table:table-cell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490802703148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35169000185</text:p>
          </table:table-cell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241577484775</text:p>
          </table:table-cell>
        </table:table-row>
        <table:table-row table:style-name="ro1">
          <table:table-cell office:value-type="float" office:value="15382" calcext:value-type="float">
            <text:p>153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4642181069959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051339111658</text:p>
          </table:table-cell>
        </table:table-row>
        <table:table-row table:style-name="ro1">
          <table:table-cell office:value-type="float" office:value="15384" calcext:value-type="float">
            <text:p>153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18225788865</text:p>
          </table:table-cell>
        </table:table-row>
        <table:table-row table:style-name="ro1">
          <table:table-cell office:value-type="float" office:value="15385" calcext:value-type="float">
            <text:p>153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163257130909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3.232597149287" calcext:value-type="float">
            <text:p>293.232597149287</text:p>
          </table:table-cell>
        </table:table-row>
        <table:table-row table:style-name="ro1">
          <table:table-cell office:value-type="float" office:value="15387" calcext:value-type="float">
            <text:p>153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00615360948</text:p>
          </table:table-cell>
        </table:table-row>
        <table:table-row table:style-name="ro1">
          <table:table-cell office:value-type="float" office:value="15388" calcext:value-type="float">
            <text:p>153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866690156517</text:p>
          </table:table-cell>
        </table:table-row>
        <table:table-row table:style-name="ro1">
          <table:table-cell office:value-type="float" office:value="15389" calcext:value-type="float">
            <text:p>153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261079970105</text:p>
          </table:table-cell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2689468803815</text:p>
          </table:table-cell>
        </table:table-row>
        <table:table-row table:style-name="ro1">
          <table:table-cell office:value-type="float" office:value="15391" calcext:value-type="float">
            <text:p>153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1688659209238</text:p>
          </table:table-cell>
        </table:table-row>
        <table:table-row table:style-name="ro1">
          <table:table-cell office:value-type="float" office:value="15393" calcext:value-type="float">
            <text:p>153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8743318695107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37187094916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86830517094" calcext:value-type="float">
            <text:p>223.386830517094</text:p>
          </table:table-cell>
        </table:table-row>
        <table:table-row table:style-name="ro1">
          <table:table-cell office:value-type="float" office:value="15396" calcext:value-type="float">
            <text:p>153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7.958220950548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898015446263</text:p>
          </table:table-cell>
        </table:table-row>
        <table:table-row table:style-name="ro1">
          <table:table-cell office:value-type="float" office:value="15398" calcext:value-type="float">
            <text:p>153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4171857730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89537377277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26134498991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29845668657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3" calcext:value-type="float">
            <text:p>53.0851243391423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38001437967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42069562546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491379310345</text:p>
          </table:table-cell>
        </table:table-row>
        <table:table-row table:style-name="ro1">
          <table:table-cell office:value-type="float" office:value="15406" calcext:value-type="float">
            <text:p>154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126463075862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.0362956366875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09483006912</text:p>
          </table:table-cell>
        </table:table-row>
        <table:table-row table:style-name="ro1">
          <table:table-cell office:value-type="float" office:value="15409" calcext:value-type="float">
            <text:p>154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4541794310722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94.6913167154182" calcext:value-type="float">
            <text:p>94.6913167154182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7.9530475139556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099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77214412597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5500826446281</text:p>
          </table:table-cell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469689417891</text:p>
          </table:table-cell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556141803487</text:p>
          </table:table-cell>
        </table:table-row>
        <table:table-row table:style-name="ro1">
          <table:table-cell office:value-type="float" office:value="15417" calcext:value-type="float">
            <text:p>154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.015020441714</text:p>
          </table:table-cell>
        </table:table-row>
        <table:table-row table:style-name="ro1">
          <table:table-cell office:value-type="float" office:value="15418" calcext:value-type="float">
            <text:p>154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23168523106</text:p>
          </table:table-cell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6784106642492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599630543391</text:p>
          </table:table-cell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857044876722</text:p>
          </table:table-cell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065591397849</text:p>
          </table:table-cell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44726929191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03166365004</text:p>
          </table:table-cell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362282152254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70.054477306827" calcext:value-type="float">
            <text:p>370.054477306827</text:p>
          </table:table-cell>
        </table:table-row>
        <table:table-row table:style-name="ro1">
          <table:table-cell office:value-type="float" office:value="15427" calcext:value-type="float">
            <text:p>154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03095650167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058564399278</text:p>
          </table:table-cell>
        </table:table-row>
        <table:table-row table:style-name="ro1">
          <table:table-cell office:value-type="float" office:value="15429" calcext:value-type="float">
            <text:p>154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4516637305146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176076301497</text:p>
          </table:table-cell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16413646195189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285860095881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158314774153</text:p>
          </table:table-cell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9.382523183284" calcext:value-type="float">
            <text:p>519.382523183284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8.154985668385" calcext:value-type="float">
            <text:p>438.154985668385</text:p>
          </table:table-cell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09425974223</text:p>
          </table:table-cell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27264024933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49067873385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057494864982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41228648285</text:p>
          </table:table-cell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860269408844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757362443705</text:p>
          </table:table-cell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48046818499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04726818302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685447748065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.022357700841</text:p>
          </table:table-cell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03935638666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7.983037154378</text:p>
          </table:table-cell>
        </table:table-row>
        <table:table-row table:style-name="ro1">
          <table:table-cell office:value-type="float" office:value="15449" calcext:value-type="float">
            <text:p>154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8" calcext:value-type="float">
            <text:p>581.721955545318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7.521362923397" calcext:value-type="float">
            <text:p>497.521362923397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01802977195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00216370107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464838565703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182913919584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6.318009245729" calcext:value-type="float">
            <text:p>426.318009245729</text:p>
          </table:table-cell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5.899940656173" calcext:value-type="float">
            <text:p>725.899940656173</text:p>
          </table:table-cell>
        </table:table-row>
        <table:table-row table:style-name="ro1">
          <table:table-cell office:value-type="float" office:value="15457" calcext:value-type="float">
            <text:p>154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182314348137" calcext:value-type="float">
            <text:p>424.182314348137</text:p>
          </table:table-cell>
        </table:table-row>
        <table:table-row table:style-name="ro1">
          <table:table-cell office:value-type="float" office:value="15458" calcext:value-type="float">
            <text:p>154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.00808887941</text:p>
          </table:table-cell>
        </table:table-row>
        <table:table-row table:style-name="ro1">
          <table:table-cell office:value-type="float" office:value="15459" calcext:value-type="float">
            <text:p>154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.024140019779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36864460618</text:p>
          </table:table-cell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1.840967303258" calcext:value-type="float">
            <text:p>721.840967303258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34108588876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854044327145</text:p>
          </table:table-cell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590638070524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33755118398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0.655240622656" calcext:value-type="float">
            <text:p>670.655240622656</text:p>
          </table:table-cell>
        </table:table-row>
        <table:table-row table:style-name="ro1">
          <table:table-cell office:value-type="float" office:value="15467" calcext:value-type="float">
            <text:p>154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357355678628</text:p>
          </table:table-cell>
        </table:table-row>
        <table:table-row table:style-name="ro1">
          <table:table-cell office:value-type="float" office:value="15468" calcext:value-type="float">
            <text:p>154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.031890809287</text:p>
          </table:table-cell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09717595558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06930984236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670238906731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296841332027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0464789837</text:p>
          </table:table-cell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74.65022125217" calcext:value-type="float">
            <text:p>2074.65022125217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308.42621136821" calcext:value-type="float">
            <text:p>2308.42621136821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3113235257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59038495787</text:p>
          </table:table-cell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7.2915364824" calcext:value-type="float">
            <text:p>3027.2915364824</text:p>
          </table:table-cell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66288785874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5.97268661735</text:p>
          </table:table-cell>
        </table:table-row>
        <table:table-row table:style-name="ro1">
          <table:table-cell office:value-type="float" office:value="15481" calcext:value-type="float">
            <text:p>154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46083406026</text:p>
          </table:table-cell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249696495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76337985578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0095603122</text:p>
          </table:table-cell>
        </table:table-row>
        <table:table-row table:style-name="ro1">
          <table:table-cell office:value-type="float" office:value="15485" calcext:value-type="float">
            <text:p>154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26633268825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68398176632</text:p>
          </table:table-cell>
        </table:table-row>
        <table:table-row table:style-name="ro1">
          <table:table-cell office:value-type="float" office:value="15487" calcext:value-type="float">
            <text:p>154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29053007816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68509504608</text:p>
          </table:table-cell>
        </table:table-row>
        <table:table-row table:style-name="ro1">
          <table:table-cell office:value-type="float" office:value="15489" calcext:value-type="float">
            <text:p>154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3169296326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55.86682818263" calcext:value-type="float">
            <text:p>2055.86682818263</text:p>
          </table:table-cell>
        </table:table-row>
        <table:table-row table:style-name="ro1">
          <table:table-cell office:value-type="float" office:value="15491" calcext:value-type="float">
            <text:p>154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3245488771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0366725979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8548398154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2450691801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44.42304843381" calcext:value-type="float">
            <text:p>1844.42304843381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64.8634926668" calcext:value-type="float">
            <text:p>2364.8634926668</text:p>
          </table:table-cell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2.70810227346" calcext:value-type="float">
            <text:p>1842.70810227346</text:p>
          </table:table-cell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2705109992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76328951706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85166779745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122.55342103707" calcext:value-type="float">
            <text:p>2122.55342103707</text:p>
          </table:table-cell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77326363998</text:p>
          </table:table-cell>
        </table:table-row>
        <table:table-row table:style-name="ro1">
          <table:table-cell office:value-type="float" office:value="15503" calcext:value-type="float">
            <text:p>155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1688588309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190.24329524391" calcext:value-type="float">
            <text:p>2190.24329524391</text:p>
          </table:table-cell>
        </table:table-row>
        <table:table-row table:style-name="ro1">
          <table:table-cell office:value-type="float" office:value="15505" calcext:value-type="float">
            <text:p>155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4453747103</text:p>
          </table:table-cell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97.21452306827" calcext:value-type="float">
            <text:p>2697.21452306827</text:p>
          </table:table-cell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97.20542632976" calcext:value-type="float">
            <text:p>2297.20542632976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58823949756</text:p>
          </table:table-cell>
        </table:table-row>
        <table:table-row table:style-name="ro1">
          <table:table-cell office:value-type="float" office:value="15509" calcext:value-type="float">
            <text:p>155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4285740978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08.94068353424" calcext:value-type="float">
            <text:p>2708.94068353424</text:p>
          </table:table-cell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66754211182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2761276354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18134096612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977086606322" calcext:value-type="float">
            <text:p>140.977086606322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8871403804813" calcext:value-type="float">
            <text:p>-32.8871403804813</text:p>
          </table:table-cell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869273288938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8.985012843345</text:p>
          </table:table-cell>
        </table:table-row>
        <table:table-row table:style-name="ro1">
          <table:table-cell office:value-type="float" office:value="15518" calcext:value-type="float">
            <text:p>1551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2.564439310757" calcext:value-type="float">
            <text:p>232.564439310757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147095181563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095386012105</text:p>
          </table:table-cell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168321814398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291817113766</text:p>
          </table:table-cell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4632028590156</text:p>
          </table:table-cell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7617344559405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44573363828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11846859444</text:p>
          </table:table-cell>
        </table:table-row>
        <table:table-row table:style-name="ro1">
          <table:table-cell office:value-type="float" office:value="15527" calcext:value-type="float">
            <text:p>1552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19988869101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.031013824885</text:p>
          </table:table-cell>
        </table:table-row>
        <table:table-row table:style-name="ro1">
          <table:table-cell office:value-type="float" office:value="15529" calcext:value-type="float">
            <text:p>1552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5620062190489</text:p>
          </table:table-cell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948707024461" calcext:value-type="float">
            <text:p>148.948707024461</text:p>
          </table:table-cell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2.986588774936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38992633452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393105233562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19266877147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6.429223411887" calcext:value-type="float">
            <text:p>156.429223411887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4.6797527340549" calcext:value-type="float">
            <text:p>54.6797527340549</text:p>
          </table:table-cell>
        </table:table-row>
        <table:table-row table:style-name="ro1">
          <table:table-cell office:value-type="float" office:value="15537" calcext:value-type="float">
            <text:p>1553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469826083195</text:p>
          </table:table-cell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47294246953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853049283006</text:p>
          </table:table-cell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3521704804786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264973097617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340959776979</text:p>
          </table:table-cell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855942176769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431670192117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320193061634</text:p>
          </table:table-cell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2.698592460615" calcext:value-type="float">
            <text:p>-42.698592460615</text:p>
          </table:table-cell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2012593746392" calcext:value-type="float">
            <text:p>68.2012593746392</text:p>
          </table:table-cell>
        </table:table-row>
        <table:table-row table:style-name="ro1">
          <table:table-cell office:value-type="float" office:value="15548" calcext:value-type="float">
            <text:p>1554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088601241256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894593743327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016306795603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223943108082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363280839219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134590652447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10117993773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19055500335" calcext:value-type="float">
            <text:p>-152.819055500335</text:p>
          </table:table-cell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278225761527</text:p>
          </table:table-cell>
        </table:table-row>
        <table:table-row table:style-name="ro1">
          <table:table-cell office:value-type="float" office:value="15557" calcext:value-type="float">
            <text:p>1555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341792246044</text:p>
          </table:table-cell>
        </table:table-row>
        <table:table-row table:style-name="ro1">
          <table:table-cell office:value-type="float" office:value="15558" calcext:value-type="float">
            <text:p>1555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4125672664</text:p>
          </table:table-cell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310172046658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560832548756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451707709857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7625004895242</text:p>
          </table:table-cell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752679058555</text:p>
          </table:table-cell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14444490987</text:p>
          </table:table-cell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18806298381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3522648544848</text:p>
          </table:table-cell>
        </table:table-row>
        <table:table-row table:style-name="ro1">
          <table:table-cell office:value-type="float" office:value="15567" calcext:value-type="float">
            <text:p>1556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016773028594</text:p>
          </table:table-cell>
        </table:table-row>
        <table:table-row table:style-name="ro1">
          <table:table-cell office:value-type="float" office:value="15568" calcext:value-type="float">
            <text:p>1556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3870550115207</text:p>
          </table:table-cell>
        </table:table-row>
        <table:table-row table:style-name="ro1">
          <table:table-cell office:value-type="float" office:value="15569" calcext:value-type="float">
            <text:p>1556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6" calcext:value-type="float">
            <text:p>-58.9306253598986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63.9050710076731" calcext:value-type="float">
            <text:p>-63.9050710076731</text:p>
          </table:table-cell>
        </table:table-row>
        <table:table-row table:style-name="ro1">
          <table:table-cell office:value-type="float" office:value="15571" calcext:value-type="float">
            <text:p>1557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6887111082262</text:p>
          </table:table-cell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26624911032</text:p>
          </table:table-cell>
        </table:table-row>
        <table:table-row table:style-name="ro1">
          <table:table-cell office:value-type="float" office:value="15573" calcext:value-type="float">
            <text:p>1557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.0476818088497</text:p>
          </table:table-cell>
        </table:table-row>
        <table:table-row table:style-name="ro1">
          <table:table-cell office:value-type="float" office:value="15574" calcext:value-type="float">
            <text:p>1557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4.9732769987928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0515826669146</text:p>
          </table:table-cell>
        </table:table-row>
        <table:table-row table:style-name="ro1">
          <table:table-cell office:value-type="float" office:value="15576" calcext:value-type="float">
            <text:p>1557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082096532625</text:p>
          </table:table-cell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23221570875</text:p>
          </table:table-cell>
        </table:table-row>
        <table:table-row table:style-name="ro1">
          <table:table-cell office:value-type="float" office:value="15578" calcext:value-type="float">
            <text:p>1557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42237569514</text:p>
          </table:table-cell>
        </table:table-row>
        <table:table-row table:style-name="ro1">
          <table:table-cell office:value-type="float" office:value="15579" calcext:value-type="float">
            <text:p>1557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424608537992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081299266021093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3253828416</text:p>
          </table:table-cell>
        </table:table-row>
        <table:table-row table:style-name="ro1">
          <table:table-cell office:value-type="float" office:value="15582" calcext:value-type="float">
            <text:p>1558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36591663348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0582371112377</text:p>
          </table:table-cell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076575441045</text:p>
          </table:table-cell>
        </table:table-row>
        <table:table-row table:style-name="ro1">
          <table:table-cell office:value-type="float" office:value="15585" calcext:value-type="float">
            <text:p>1558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29" calcext:value-type="float">
            <text:p>-38.0149954696729</text:p>
          </table:table-cell>
        </table:table-row>
        <table:table-row table:style-name="ro1">
          <table:table-cell office:value-type="float" office:value="15586" calcext:value-type="float">
            <text:p>1558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673144786197" calcext:value-type="float">
            <text:p>-105.673144786197</text:p>
          </table:table-cell>
        </table:table-row>
        <table:table-row table:style-name="ro1">
          <table:table-cell office:value-type="float" office:value="15587" calcext:value-type="float">
            <text:p>1558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37375485558248</text:p>
          </table:table-cell>
        </table:table-row>
        <table:table-row table:style-name="ro1">
          <table:table-cell office:value-type="float" office:value="15588" calcext:value-type="float">
            <text:p>1558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328351012536</text:p>
          </table:table-cell>
        </table:table-row>
        <table:table-row table:style-name="ro1">
          <table:table-cell office:value-type="float" office:value="15589" calcext:value-type="float">
            <text:p>1558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040753790305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551161743277</text:p>
          </table:table-cell>
        </table:table-row>
        <table:table-row table:style-name="ro1">
          <table:table-cell office:value-type="float" office:value="15591" calcext:value-type="float">
            <text:p>1559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3071049354395</text:p>
          </table:table-cell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399695860611</text:p>
          </table:table-cell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475398368883</text:p>
          </table:table-cell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4.242591763702" calcext:value-type="float">
            <text:p>304.242591763702</text:p>
          </table:table-cell>
        </table:table-row>
        <table:table-row table:style-name="ro1">
          <table:table-cell office:value-type="float" office:value="15595" calcext:value-type="float">
            <text:p>1559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310685605973" calcext:value-type="float">
            <text:p>246.310685605973</text:p>
          </table:table-cell>
        </table:table-row>
        <table:table-row table:style-name="ro1">
          <table:table-cell office:value-type="float" office:value="15596" calcext:value-type="float">
            <text:p>1559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37505127491</text:p>
          </table:table-cell>
        </table:table-row>
        <table:table-row table:style-name="ro1">
          <table:table-cell office:value-type="float" office:value="15597" calcext:value-type="float">
            <text:p>1559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02788033427</text:p>
          </table:table-cell>
        </table:table-row>
        <table:table-row table:style-name="ro1">
          <table:table-cell office:value-type="float" office:value="15598" calcext:value-type="float">
            <text:p>1559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28908880071" calcext:value-type="float">
            <text:p>811.028908880071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24667872689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.00500672495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26696302758</text:p>
          </table:table-cell>
        </table:table-row>
        <table:table-row table:style-name="ro1">
          <table:table-cell office:value-type="float" office:value="15602" calcext:value-type="float">
            <text:p>1560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28674368514</text:p>
          </table:table-cell>
        </table:table-row>
        <table:table-row table:style-name="ro1">
          <table:table-cell office:value-type="float" office:value="15603" calcext:value-type="float">
            <text:p>1560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175923153376</text:p>
          </table:table-cell>
        </table:table-row>
        <table:table-row table:style-name="ro1">
          <table:table-cell office:value-type="float" office:value="15604" calcext:value-type="float">
            <text:p>1560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41259581955</text:p>
          </table:table-cell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12587966221</text:p>
          </table:table-cell>
        </table:table-row>
        <table:table-row table:style-name="ro1">
          <table:table-cell office:value-type="float" office:value="15606" calcext:value-type="float">
            <text:p>1560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11045919794</text:p>
          </table:table-cell>
        </table:table-row>
        <table:table-row table:style-name="ro1">
          <table:table-cell office:value-type="float" office:value="15607" calcext:value-type="float">
            <text:p>1560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306535074701</text:p>
          </table:table-cell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167203341014</text:p>
          </table:table-cell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35442819302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.040709228878</text:p>
          </table:table-cell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881875243412</text:p>
          </table:table-cell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896616725979</text:p>
          </table:table-cell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885245074848</text:p>
          </table:table-cell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257397622806</text:p>
          </table:table-cell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18.662198251813" calcext:value-type="float">
            <text:p>118.662198251813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20379800492</text:p>
          </table:table-cell>
        </table:table-row>
        <table:table-row table:style-name="ro1">
          <table:table-cell office:value-type="float" office:value="15617" calcext:value-type="float">
            <text:p>1561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185331285557" calcext:value-type="float">
            <text:p>150.185331285557</text:p>
          </table:table-cell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17687265211</text:p>
          </table:table-cell>
        </table:table-row>
        <table:table-row table:style-name="ro1">
          <table:table-cell office:value-type="float" office:value="15619" calcext:value-type="float">
            <text:p>1561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07759601121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" calcext:value-type="float">
            <text:p>302.45016869179</text:p>
          </table:table-cell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82.53466859812" calcext:value-type="float">
            <text:p>482.53466859812</text:p>
          </table:table-cell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37761184123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45430225235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43689294982</text:p>
          </table:table-cell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068197452562</text:p>
          </table:table-cell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66999624906" calcext:value-type="float">
            <text:p>497.166999624906</text:p>
          </table:table-cell>
        </table:table-row>
        <table:table-row table:style-name="ro1">
          <table:table-cell office:value-type="float" office:value="15627" calcext:value-type="float">
            <text:p>1562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888290642668</text:p>
          </table:table-cell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669040377816</text:p>
          </table:table-cell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569968236173</text:p>
          </table:table-cell>
        </table:table-row>
        <table:table-row table:style-name="ro1">
          <table:table-cell office:value-type="float" office:value="15630" calcext:value-type="float">
            <text:p>1563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564284011127</text:p>
          </table:table-cell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42668938848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30490746946</text:p>
          </table:table-cell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38288425345</text:p>
          </table:table-cell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128.94480129405" calcext:value-type="float">
            <text:p>2128.94480129405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1.43233085227" calcext:value-type="float">
            <text:p>2251.43233085227</text:p>
          </table:table-cell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1885954473</text:p>
          </table:table-cell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3.95638913624</text:p>
          </table:table-cell>
        </table:table-row>
        <table:table-row table:style-name="ro1">
          <table:table-cell office:value-type="float" office:value="15638" calcext:value-type="float">
            <text:p>1563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9.71240093494" calcext:value-type="float">
            <text:p>3189.71240093494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69630127951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0191123067</text:p>
          </table:table-cell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2892639066</text:p>
          </table:table-cell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1.9505991776</text:p>
          </table:table-cell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49171688976</text:p>
          </table:table-cell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4666136081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1790288529</text:p>
          </table:table-cell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048638067</text:p>
          </table:table-cell>
        </table:table-row>
        <table:table-row table:style-name="ro1">
          <table:table-cell office:value-type="float" office:value="15647" calcext:value-type="float">
            <text:p>1564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6.97876818047</text:p>
          </table:table-cell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.02465725806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3781181619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1996.23995252024" calcext:value-type="float">
            <text:p>1996.23995252024</text:p>
          </table:table-cell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4131052837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1661886121</text:p>
          </table:table-cell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1308264972</text:p>
          </table:table-cell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7860381651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722.08962857674" calcext:value-type="float">
            <text:p>1722.08962857674</text:p>
          </table:table-cell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7.86317955746" calcext:value-type="float">
            <text:p>2187.86317955746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00416686496" calcext:value-type="float">
            <text:p>1802.00416686496</text:p>
          </table:table-cell>
        </table:table-row>
        <table:table-row table:style-name="ro1">
          <table:table-cell office:value-type="float" office:value="15658" calcext:value-type="float">
            <text:p>1565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45141357306</text:p>
          </table:table-cell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4903865172</text:p>
          </table:table-cell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2053136372</text:p>
          </table:table-cell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06.43625317803" calcext:value-type="float">
            <text:p>2106.43625317803</text:p>
          </table:table-cell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47523031993</text:p>
          </table:table-cell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5" calcext:value-type="float">
            <text:p>2226.46752601745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50.15773927645" calcext:value-type="float">
            <text:p>2250.15773927645</text:p>
          </table:table-cell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67425624227</text:p>
          </table:table-cell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74.26028675919" calcext:value-type="float">
            <text:p>2774.26028675919</text:p>
          </table:table-cell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75.43823602938" calcext:value-type="float">
            <text:p>2175.43823602938</text:p>
          </table:table-cell>
        </table:table-row>
        <table:table-row table:style-name="ro1">
          <table:table-cell office:value-type="float" office:value="15668" calcext:value-type="float">
            <text:p>1566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5.98321909848</text:p>
          </table:table-cell>
        </table:table-row>
        <table:table-row table:style-name="ro1">
          <table:table-cell office:value-type="float" office:value="15669" calcext:value-type="float">
            <text:p>1566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2380979073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580.90623526295" calcext:value-type="float">
            <text:p>2580.90623526295</text:p>
          </table:table-cell>
        </table:table-row>
        <table:table-row table:style-name="ro1">
          <table:table-cell office:value-type="float" office:value="15671" calcext:value-type="float">
            <text:p>1567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2650291669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59340893861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4736825596</text:p>
          </table:table-cell>
        </table:table-row>
        <table:table-row table:style-name="ro1">
          <table:table-cell office:value-type="float" office:value="15674" calcext:value-type="float">
            <text:p>15674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2945800418796" calcext:value-type="float">
            <text:p>54.2945800418796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9938805159383" calcext:value-type="float">
            <text:p>-56.9938805159383</text:p>
          </table:table-cell>
        </table:table-row>
        <table:table-row table:style-name="ro1">
          <table:table-cell office:value-type="float" office:value="15676" calcext:value-type="float">
            <text:p>15676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122728078391</text:p>
          </table:table-cell>
        </table:table-row>
        <table:table-row table:style-name="ro1">
          <table:table-cell office:value-type="float" office:value="15677" calcext:value-type="float">
            <text:p>15677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339958216318</text:p>
          </table:table-cell>
        </table:table-row>
        <table:table-row table:style-name="ro1">
          <table:table-cell office:value-type="float" office:value="15678" calcext:value-type="float">
            <text:p>15678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2.420864452538" calcext:value-type="float">
            <text:p>162.420864452538</text:p>
          </table:table-cell>
        </table:table-row>
        <table:table-row table:style-name="ro1">
          <table:table-cell office:value-type="float" office:value="15679" calcext:value-type="float">
            <text:p>156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.03341342077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292246133159</text:p>
          </table:table-cell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17157015366</text:p>
          </table:table-cell>
        </table:table-row>
        <table:table-row table:style-name="ro1">
          <table:table-cell office:value-type="float" office:value="15682" calcext:value-type="float">
            <text:p>15682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25629528099</text:p>
          </table:table-cell>
        </table:table-row>
        <table:table-row table:style-name="ro1">
          <table:table-cell office:value-type="float" office:value="15683" calcext:value-type="float">
            <text:p>15683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28337033983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454294670409</text:p>
          </table:table-cell>
        </table:table-row>
        <table:table-row table:style-name="ro1">
          <table:table-cell office:value-type="float" office:value="15685" calcext:value-type="float">
            <text:p>15685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4515701970443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  <table:table-cell office:value-type="string" calcext:value-type="string">
            <text:p>Épinay-sur-Seine</text:p>
          </table:table-cell>
          <table:table-cell office:value-type="string" calcext:value-type="string">
            <text:p>E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7.979117959618</text:p>
          </table:table-cell>
        </table:table-row>
        <table:table-row table:style-name="ro1">
          <table:table-cell office:value-type="float" office:value="15687" calcext:value-type="float">
            <text:p>15687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11761897695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660437788018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string" calcext:value-type="string">
            <text:p>L'Île-Saint-Denis</text:p>
          </table:table-cell>
          <table:table-cell office:value-type="string" calcext:value-type="string">
            <text:p>L'I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3938811470686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626875662385" calcext:value-type="float">
            <text:p>-59.626875662385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4911443593403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687048398576</text:p>
          </table:table-cell>
        </table:table-row>
        <table:table-row table:style-name="ro1">
          <table:table-cell office:value-type="float" office:value="15693" calcext:value-type="float">
            <text:p>15693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4582428343169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46153124709785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2.333419857063" calcext:value-type="float">
            <text:p>-122.333419857063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7.000313109334" calcext:value-type="float">
            <text:p>-177.000313109334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039354085096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19097426139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4.985749134662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31136433726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string" calcext:value-type="string">
            <text:p>Le Pré-Saint-Gervais</text:p>
          </table:table-cell>
          <table:table-cell office:value-type="string" calcext:value-type="string">
            <text:p>LE PRE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171678590431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office:value-type="string" calcext:value-type="string">
            <text:p>Le Raincy</text:p>
          </table:table-cell>
          <table:table-cell office:value-type="string" calcext:value-type="string">
            <text:p>RAINCY (LE )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298033320058528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013328134844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144440325359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870281228763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7.0457636909225" calcext:value-type="float">
            <text:p>77.0457636909225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767190300373" calcext:value-type="float">
            <text:p>-121.767190300373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050203990807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190476190476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.034448271294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.041039195124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86579617506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33972710163</text:p>
          </table:table-cell>
        </table:table-row>
      </table:table>
      <table:table table:name="Table dynamique_data93_2024_1" table:style-name="ta1">
        <table:shapes>
          <draw:frame draw:z-index="0" draw:style-name="gr1" draw:text-style-name="P1" svg:width="16.387cm" svg:height="9.589cm" svg:x="33.963cm" svg:y="18.567cm">
            <draw:object draw:notify-on-update-of-ranges="'Table dynamique_data93_2024_1'.J1:'Table dynamique_data93_2024_1'.J1 'Table dynamique_data93_2024_1'.J2:'Table dynamique_data93_2024_1'.J40 'Table dynamique_data93_2024_1'.K1:'Table dynamique_data93_2024_1'.K1 'Table dynamique_data93_2024_1'.K2:'Table dynamique_data93_2024_1'.K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8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3" table:default-cell-style-name="ce7"/>
        <table:table-column table:style-name="co12" table:default-cell-style-name="ce7"/>
        <table:table-column table:style-name="co7" table:number-columns-repeated="1008" table:default-cell-style-name="ce7"/>
        <table:table-row table:style-name="ro1">
          <table:table-cell table:style-name="ce19" office:value-type="string" calcext:value-type="string">
            <text:p>Somme - Montant.en...par.habitant</text:p>
          </table:table-cell>
          <table:table-cell table:style-name="ce25" office:value-type="string" calcext:value-type="string">
            <text:p>Données</text:p>
          </table:table-cell>
          <table:table-cell table:style-name="ce30"/>
          <table:table-cell table:number-columns-repeated="5"/>
          <table:table-cell office:value-type="string" calcext:value-type="string">
            <text:p>Nom.2024.Commune</text:p>
          </table:table-cell>
          <table:table-cell office:value-type="string" calcext:value-type="string">
            <text:p>Frais de personnel</text:p>
          </table:table-cell>
          <table:table-cell office:value-type="string" calcext:value-type="string">
            <text:p>Impôts locaux</text:p>
          </table:table-cell>
          <table:table-cell office:value-type="string" calcext:value-type="string">
            <text:p>frais ec moy</text:p>
          </table:table-cell>
          <table:table-cell office:value-type="string" calcext:value-type="string">
            <text:p>impots ec moyenne</text:p>
          </table:table-cell>
          <table:table-cell office:value-type="string" calcext:value-type="string">
            <text:p>carré frais</text:p>
          </table:table-cell>
          <table:table-cell office:value-type="string" calcext:value-type="string">
            <text:p>carré impots</text:p>
          </table:table-cell>
          <table:table-cell office:value-type="string" calcext:value-type="string">
            <text:p>produit</text:p>
          </table:table-cell>
          <table:table-cell table:number-columns-repeated="1008"/>
        </table:table-row>
        <table:table-row table:style-name="ro1" table:visibility="filter">
          <table:table-cell table:style-name="ce20" office:value-type="string" calcext:value-type="string">
            <text:p>Nom.2024.Commune</text:p>
          </table:table-cell>
          <table:table-cell table:style-name="ce26" office:value-type="string" calcext:value-type="string">
            <text:p>Frais de personnel</text:p>
          </table:table-cell>
          <table:table-cell table:style-name="ce31" office:value-type="string" calcext:value-type="string">
            <text:p>Impôts locaux</text:p>
          </table:table-cell>
          <table:table-cell table:number-columns-repeated="5"/>
          <table:table-cell office:value-type="string" calcext:value-type="string">
            <text:p>Le Raincy</text:p>
          </table:table-cell>
          <table:table-cell office:value-type="float" office:value="459.023643302801" calcext:value-type="float">
            <text:p>459</text:p>
          </table:table-cell>
          <table:table-cell office:value-type="float" office:value="1001.92036373291" calcext:value-type="float">
            <text:p>1'002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Aubervilliers</text:p>
          </table:table-cell>
          <table:table-cell table:style-name="ce27" office:value-type="float" office:value="1007.16156538406" calcext:value-type="float">
            <text:p>1'007</text:p>
          </table:table-cell>
          <table:table-cell table:style-name="ce32" office:value-type="float" office:value="1032.01225362568" calcext:value-type="float">
            <text:p>1'032</text:p>
          </table:table-cell>
          <table:table-cell table:number-columns-repeated="5"/>
          <table:table-cell office:value-type="string" calcext:value-type="string">
            <text:p>Gagny</text:p>
          </table:table-cell>
          <table:table-cell office:value-type="float" office:value="709.990760364104" calcext:value-type="float">
            <text:p>710</text:p>
          </table:table-cell>
          <table:table-cell office:value-type="float" office:value="852.440585732661" calcext:value-type="float">
            <text:p>852</text:p>
          </table:table-cell>
          <table:table-cell table:formula="of:=[.J3]-AVERAGE(frais)" office:value-type="float" office:value="-264.730669084504" calcext:value-type="float">
            <text:p>-265</text:p>
          </table:table-cell>
          <table:table-cell table:formula="of:=[.K3]-AVERAGE(impots)" office:value-type="float" office:value="-291.579964659368" calcext:value-type="float">
            <text:p>-292</text:p>
          </table:table-cell>
          <table:table-cell table:formula="of:=[.L3]^2" office:value-type="float" office:value="70082.3271539294" calcext:value-type="float">
            <text:p>70'082</text:p>
          </table:table-cell>
          <table:table-cell table:formula="of:=[.M3]^2" office:value-type="float" office:value="85018.8757907586" calcext:value-type="float">
            <text:p>85'019</text:p>
          </table:table-cell>
          <table:table-cell table:formula="of:=[.L3]*[.M3]" office:value-type="float" office:value="77190.1591359107" calcext:value-type="float">
            <text:p>77'19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Aulnay-sous-Bois</text:p>
          </table:table-cell>
          <table:table-cell table:style-name="ce28" office:value-type="float" office:value="1103.86316416634" calcext:value-type="float">
            <text:p>1'104</text:p>
          </table:table-cell>
          <table:table-cell table:style-name="ce33" office:value-type="float" office:value="1295.00228843531" calcext:value-type="float">
            <text:p>1'295</text:p>
          </table:table-cell>
          <table:table-cell table:number-columns-repeated="5"/>
          <table:table-cell office:value-type="string" calcext:value-type="string">
            <text:p>Coubron</text:p>
          </table:table-cell>
          <table:table-cell office:value-type="float" office:value="737.429154102213" calcext:value-type="float">
            <text:p>737</text:p>
          </table:table-cell>
          <table:table-cell office:value-type="float" office:value="953.186414724887" calcext:value-type="float">
            <text:p>953</text:p>
          </table:table-cell>
          <table:table-cell table:formula="of:=[.J4]-AVERAGE(frais)" office:value-type="float" office:value="-237.292275346395" calcext:value-type="float">
            <text:p>-237</text:p>
          </table:table-cell>
          <table:table-cell table:formula="of:=[.K4]-AVERAGE(impots)" office:value-type="float" office:value="-190.834135667143" calcext:value-type="float">
            <text:p>-191</text:p>
          </table:table-cell>
          <table:table-cell table:formula="of:=[.L4]^2" office:value-type="float" office:value="56307.6239390695" calcext:value-type="float">
            <text:p>56'308</text:p>
          </table:table-cell>
          <table:table-cell table:formula="of:=[.M4]^2" office:value-type="float" office:value="36417.6673358254" calcext:value-type="float">
            <text:p>36'418</text:p>
          </table:table-cell>
          <table:table-cell table:formula="of:=[.L4]*[.M4]" office:value-type="float" office:value="45283.4662662189" calcext:value-type="float">
            <text:p>45'283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Bagnolet</text:p>
          </table:table-cell>
          <table:table-cell table:style-name="ce28" office:value-type="float" office:value="1145.41869090725" calcext:value-type="float">
            <text:p>1'145</text:p>
          </table:table-cell>
          <table:table-cell table:style-name="ce33" office:value-type="float" office:value="1515.85349251766" calcext:value-type="float">
            <text:p>1'516</text:p>
          </table:table-cell>
          <table:table-cell table:number-columns-repeated="5"/>
          <table:table-cell office:value-type="string" calcext:value-type="string">
            <text:p>Épinay-sur-Seine</text:p>
          </table:table-cell>
          <table:table-cell office:value-type="float" office:value="741.342873762515" calcext:value-type="float">
            <text:p>741</text:p>
          </table:table-cell>
          <table:table-cell office:value-type="float" office:value="761.647910956989" calcext:value-type="float">
            <text:p>762</text:p>
          </table:table-cell>
          <table:table-cell table:formula="of:=[.J5]-AVERAGE(frais)" office:value-type="float" office:value="-233.378555686093" calcext:value-type="float">
            <text:p>-233</text:p>
          </table:table-cell>
          <table:table-cell table:formula="of:=[.K5]-AVERAGE(impots)" office:value-type="float" office:value="-382.37263943504" calcext:value-type="float">
            <text:p>-382</text:p>
          </table:table-cell>
          <table:table-cell table:formula="of:=[.L5]^2" office:value-type="float" office:value="54465.550254127" calcext:value-type="float">
            <text:p>54'466</text:p>
          </table:table-cell>
          <table:table-cell table:formula="of:=[.M5]^2" office:value-type="float" office:value="146208.835388519" calcext:value-type="float">
            <text:p>146'209</text:p>
          </table:table-cell>
          <table:table-cell table:formula="of:=[.L5]*[.M5]" office:value-type="float" office:value="89237.5743252291" calcext:value-type="float">
            <text:p>89'238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Bobigny</text:p>
          </table:table-cell>
          <table:table-cell table:style-name="ce28" office:value-type="float" office:value="1299.45689623308" calcext:value-type="float">
            <text:p>1'299</text:p>
          </table:table-cell>
          <table:table-cell table:style-name="ce33" office:value-type="float" office:value="1508.12327662119" calcext:value-type="float">
            <text:p>1'508</text:p>
          </table:table-cell>
          <table:table-cell table:number-columns-repeated="5"/>
          <table:table-cell office:value-type="string" calcext:value-type="string">
            <text:p>Le Pré-Saint-Gervais</text:p>
          </table:table-cell>
          <table:table-cell office:value-type="float" office:value="801.834850115296" calcext:value-type="float">
            <text:p>802</text:p>
          </table:table-cell>
          <table:table-cell office:value-type="float" office:value="1054.78010997458" calcext:value-type="float">
            <text:p>1'055</text:p>
          </table:table-cell>
          <table:table-cell table:formula="of:=[.J6]-AVERAGE(frais)" office:value-type="float" office:value="-172.886579333312" calcext:value-type="float">
            <text:p>-173</text:p>
          </table:table-cell>
          <table:table-cell table:formula="of:=[.K6]-AVERAGE(impots)" office:value-type="float" office:value="-89.2404404174495" calcext:value-type="float">
            <text:p>-89</text:p>
          </table:table-cell>
          <table:table-cell table:formula="of:=[.L6]^2" office:value-type="float" office:value="29889.7693135737" calcext:value-type="float">
            <text:p>29'890</text:p>
          </table:table-cell>
          <table:table-cell table:formula="of:=[.M6]^2" office:value-type="float" office:value="7963.85620590035" calcext:value-type="float">
            <text:p>7'964</text:p>
          </table:table-cell>
          <table:table-cell table:formula="of:=[.L6]*[.M6]" office:value-type="float" office:value="15428.4744819711" calcext:value-type="float">
            <text:p>15'428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Bondy</text:p>
          </table:table-cell>
          <table:table-cell table:style-name="ce28" office:value-type="float" office:value="963.681958656039" calcext:value-type="float">
            <text:p>964</text:p>
          </table:table-cell>
          <table:table-cell table:style-name="ce33" office:value-type="float" office:value="1013.09501743079" calcext:value-type="float">
            <text:p>1'013</text:p>
          </table:table-cell>
          <table:table-cell table:number-columns-repeated="5"/>
          <table:table-cell office:value-type="string" calcext:value-type="string">
            <text:p>Villemomble</text:p>
          </table:table-cell>
          <table:table-cell office:value-type="float" office:value="832.469685390313" calcext:value-type="float">
            <text:p>832</text:p>
          </table:table-cell>
          <table:table-cell office:value-type="float" office:value="828.002392344498" calcext:value-type="float">
            <text:p>828</text:p>
          </table:table-cell>
          <table:table-cell table:formula="of:=[.J7]-AVERAGE(frais)" office:value-type="float" office:value="-142.251744058295" calcext:value-type="float">
            <text:p>-142</text:p>
          </table:table-cell>
          <table:table-cell table:formula="of:=[.K7]-AVERAGE(impots)" office:value-type="float" office:value="-316.018158047531" calcext:value-type="float">
            <text:p>-316</text:p>
          </table:table-cell>
          <table:table-cell table:formula="of:=[.L7]^2" office:value-type="float" office:value="20235.5586876268" calcext:value-type="float">
            <text:p>20'236</text:p>
          </table:table-cell>
          <table:table-cell table:formula="of:=[.M7]^2" office:value-type="float" office:value="99867.4762157546" calcext:value-type="float">
            <text:p>99'867</text:p>
          </table:table-cell>
          <table:table-cell table:formula="of:=[.L7]*[.M7]" office:value-type="float" office:value="44954.1341363514" calcext:value-type="float">
            <text:p>44'95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Clichy-sous-Bois</text:p>
          </table:table-cell>
          <table:table-cell table:style-name="ce28" office:value-type="float" office:value="1017.01683385895" calcext:value-type="float">
            <text:p>1'017</text:p>
          </table:table-cell>
          <table:table-cell table:style-name="ce33" office:value-type="float" office:value="776.67419311548" calcext:value-type="float">
            <text:p>777</text:p>
          </table:table-cell>
          <table:table-cell table:number-columns-repeated="5"/>
          <table:table-cell office:value-type="string" calcext:value-type="string">
            <text:p>Montfermeil</text:p>
          </table:table-cell>
          <table:table-cell office:value-type="float" office:value="847.923995729537" calcext:value-type="float">
            <text:p>848</text:p>
          </table:table-cell>
          <table:table-cell office:value-type="float" office:value="1068.96822064057" calcext:value-type="float">
            <text:p>1'069</text:p>
          </table:table-cell>
          <table:table-cell table:formula="of:=[.J8]-AVERAGE(frais)" office:value-type="float" office:value="-126.797433719071" calcext:value-type="float">
            <text:p>-127</text:p>
          </table:table-cell>
          <table:table-cell table:formula="of:=[.K8]-AVERAGE(impots)" office:value-type="float" office:value="-75.0523297514594" calcext:value-type="float">
            <text:p>-75</text:p>
          </table:table-cell>
          <table:table-cell table:formula="of:=[.L8]^2" office:value-type="float" office:value="16077.5891977423" calcext:value-type="float">
            <text:p>16'078</text:p>
          </table:table-cell>
          <table:table-cell table:formula="of:=[.M8]^2" office:value-type="float" office:value="5632.8522011218" calcext:value-type="float">
            <text:p>5'633</text:p>
          </table:table-cell>
          <table:table-cell table:formula="of:=[.L8]*[.M8]" office:value-type="float" office:value="9516.44280712256" calcext:value-type="float">
            <text:p>9'51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Coubron</text:p>
          </table:table-cell>
          <table:table-cell table:style-name="ce28" office:value-type="float" office:value="737.429154102213" calcext:value-type="float">
            <text:p>737</text:p>
          </table:table-cell>
          <table:table-cell table:style-name="ce33" office:value-type="float" office:value="953.186414724887" calcext:value-type="float">
            <text:p>953</text:p>
          </table:table-cell>
          <table:table-cell table:number-columns-repeated="5"/>
          <table:table-cell office:value-type="string" calcext:value-type="string">
            <text:p>Noisy-le-Sec</text:p>
          </table:table-cell>
          <table:table-cell office:value-type="float" office:value="855.359788877112" calcext:value-type="float">
            <text:p>855</text:p>
          </table:table-cell>
          <table:table-cell office:value-type="float" office:value="1080.3135261416" calcext:value-type="float">
            <text:p>1'080</text:p>
          </table:table-cell>
          <table:table-cell table:formula="of:=[.J9]-AVERAGE(frais)" office:value-type="float" office:value="-119.361640571496" calcext:value-type="float">
            <text:p>-119</text:p>
          </table:table-cell>
          <table:table-cell table:formula="of:=[.K9]-AVERAGE(impots)" office:value-type="float" office:value="-63.7070242504294" calcext:value-type="float">
            <text:p>-64</text:p>
          </table:table-cell>
          <table:table-cell table:formula="of:=[.L9]^2" office:value-type="float" office:value="14247.2012399191" calcext:value-type="float">
            <text:p>14'247</text:p>
          </table:table-cell>
          <table:table-cell table:formula="of:=[.M9]^2" office:value-type="float" office:value="4058.5849388448" calcext:value-type="float">
            <text:p>4'059</text:p>
          </table:table-cell>
          <table:table-cell table:formula="of:=[.L9]*[.M9]" office:value-type="float" office:value="7604.17493045936" calcext:value-type="float">
            <text:p>7'60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Drancy</text:p>
          </table:table-cell>
          <table:table-cell table:style-name="ce28" office:value-type="float" office:value="931.146335190383" calcext:value-type="float">
            <text:p>931</text:p>
          </table:table-cell>
          <table:table-cell table:style-name="ce33" office:value-type="float" office:value="1060.87088621734" calcext:value-type="float">
            <text:p>1'061</text:p>
          </table:table-cell>
          <table:table-cell table:number-columns-repeated="5"/>
          <table:table-cell office:value-type="string" calcext:value-type="string">
            <text:p>Neuilly-Plaisance</text:p>
          </table:table-cell>
          <table:table-cell office:value-type="float" office:value="863.801491781967" calcext:value-type="float">
            <text:p>864</text:p>
          </table:table-cell>
          <table:table-cell office:value-type="float" office:value="1083.41039093695" calcext:value-type="float">
            <text:p>1'083</text:p>
          </table:table-cell>
          <table:table-cell table:formula="of:=[.J10]-AVERAGE(frais)" office:value-type="float" office:value="-110.919937666641" calcext:value-type="float">
            <text:p>-111</text:p>
          </table:table-cell>
          <table:table-cell table:formula="of:=[.K10]-AVERAGE(impots)" office:value-type="float" office:value="-60.6101594550794" calcext:value-type="float">
            <text:p>-61</text:p>
          </table:table-cell>
          <table:table-cell table:formula="of:=[.L10]^2" office:value-type="float" office:value="12303.2325719716" calcext:value-type="float">
            <text:p>12'303</text:p>
          </table:table-cell>
          <table:table-cell table:formula="of:=[.M10]^2" office:value-type="float" office:value="3673.59142917015" calcext:value-type="float">
            <text:p>3'674</text:p>
          </table:table-cell>
          <table:table-cell table:formula="of:=[.L10]*[.M10]" office:value-type="float" office:value="6722.8751087226" calcext:value-type="float">
            <text:p>6'723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Dugny</text:p>
          </table:table-cell>
          <table:table-cell table:style-name="ce28" office:value-type="float" office:value="1307.51138282899" calcext:value-type="float">
            <text:p>1'308</text:p>
          </table:table-cell>
          <table:table-cell table:style-name="ce33" office:value-type="float" office:value="1353.87346059113" calcext:value-type="float">
            <text:p>1'354</text:p>
          </table:table-cell>
          <table:table-cell table:number-columns-repeated="5"/>
          <table:table-cell office:value-type="string" calcext:value-type="string">
            <text:p>Romainville</text:p>
          </table:table-cell>
          <table:table-cell office:value-type="float" office:value="864.160776474822" calcext:value-type="float">
            <text:p>864</text:p>
          </table:table-cell>
          <table:table-cell office:value-type="float" office:value="1491.61746093633" calcext:value-type="float">
            <text:p>1'492</text:p>
          </table:table-cell>
          <table:table-cell table:formula="of:=[.J11]-AVERAGE(frais)" office:value-type="float" office:value="-110.560652973786" calcext:value-type="float">
            <text:p>-111</text:p>
          </table:table-cell>
          <table:table-cell table:formula="of:=[.K11]-AVERAGE(impots)" office:value-type="float" office:value="347.5969105443" calcext:value-type="float">
            <text:p>348</text:p>
          </table:table-cell>
          <table:table-cell table:formula="of:=[.L11]^2" office:value-type="float" office:value="12223.65798599" calcext:value-type="float">
            <text:p>12'224</text:p>
          </table:table-cell>
          <table:table-cell table:formula="of:=[.M11]^2" office:value-type="float" office:value="120823.612219942" calcext:value-type="float">
            <text:p>120'824</text:p>
          </table:table-cell>
          <table:table-cell table:formula="of:=[.L11]*[.M11]" office:value-type="float" office:value="-38430.5414014486" calcext:value-type="float">
            <text:p>-38'431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Épinay-sur-Seine</text:p>
          </table:table-cell>
          <table:table-cell table:style-name="ce28" office:value-type="float" office:value="741.342873762515" calcext:value-type="float">
            <text:p>741</text:p>
          </table:table-cell>
          <table:table-cell table:style-name="ce33" office:value-type="float" office:value="761.647910956989" calcext:value-type="float">
            <text:p>762</text:p>
          </table:table-cell>
          <table:table-cell table:number-columns-repeated="5"/>
          <table:table-cell office:value-type="string" calcext:value-type="string">
            <text:p>Les Pavillons-sous-Bois</text:p>
          </table:table-cell>
          <table:table-cell office:value-type="float" office:value="865.771794132191" calcext:value-type="float">
            <text:p>866</text:p>
          </table:table-cell>
          <table:table-cell office:value-type="float" office:value="1067.4750700511" calcext:value-type="float">
            <text:p>1'067</text:p>
          </table:table-cell>
          <table:table-cell table:formula="of:=[.J12]-AVERAGE(frais)" office:value-type="float" office:value="-108.949635316417" calcext:value-type="float">
            <text:p>-109</text:p>
          </table:table-cell>
          <table:table-cell table:formula="of:=[.K12]-AVERAGE(impots)" office:value-type="float" office:value="-76.5454803409295" calcext:value-type="float">
            <text:p>-77</text:p>
          </table:table-cell>
          <table:table-cell table:formula="of:=[.L12]^2" office:value-type="float" office:value="11870.0230355803" calcext:value-type="float">
            <text:p>11'870</text:p>
          </table:table-cell>
          <table:table-cell table:formula="of:=[.M12]^2" office:value-type="float" office:value="5859.21056062363" calcext:value-type="float">
            <text:p>5'859</text:p>
          </table:table-cell>
          <table:table-cell table:formula="of:=[.L12]*[.M12]" office:value-type="float" office:value="8339.60216826427" calcext:value-type="float">
            <text:p>8'34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Gagny</text:p>
          </table:table-cell>
          <table:table-cell table:style-name="ce28" office:value-type="float" office:value="709.990760364104" calcext:value-type="float">
            <text:p>710</text:p>
          </table:table-cell>
          <table:table-cell table:style-name="ce33" office:value-type="float" office:value="852.440585732661" calcext:value-type="float">
            <text:p>852</text:p>
          </table:table-cell>
          <table:table-cell table:number-columns-repeated="5"/>
          <table:table-cell office:value-type="string" calcext:value-type="string">
            <text:p>Le Blanc-Mesnil</text:p>
          </table:table-cell>
          <table:table-cell office:value-type="float" office:value="907.76275207206" calcext:value-type="float">
            <text:p>908</text:p>
          </table:table-cell>
          <table:table-cell office:value-type="float" office:value="1288.98059798616" calcext:value-type="float">
            <text:p>1'289</text:p>
          </table:table-cell>
          <table:table-cell table:formula="of:=[.J13]-AVERAGE(frais)" office:value-type="float" office:value="-66.9586773765483" calcext:value-type="float">
            <text:p>-67</text:p>
          </table:table-cell>
          <table:table-cell table:formula="of:=[.K13]-AVERAGE(impots)" office:value-type="float" office:value="144.960047594131" calcext:value-type="float">
            <text:p>145</text:p>
          </table:table-cell>
          <table:table-cell table:formula="of:=[.L13]^2" office:value-type="float" office:value="4483.46447601668" calcext:value-type="float">
            <text:p>4'483</text:p>
          </table:table-cell>
          <table:table-cell table:formula="of:=[.M13]^2" office:value-type="float" office:value="21013.4153984926" calcext:value-type="float">
            <text:p>21'013</text:p>
          </table:table-cell>
          <table:table-cell table:formula="of:=[.L13]*[.M13]" office:value-type="float" office:value="-9706.33305934448" calcext:value-type="float">
            <text:p>-9'70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Gournay-sur-Marne</text:p>
          </table:table-cell>
          <table:table-cell table:style-name="ce28" office:value-type="float" office:value="939.265224654378" calcext:value-type="float">
            <text:p>939</text:p>
          </table:table-cell>
          <table:table-cell table:style-name="ce33" office:value-type="float" office:value="1229.58269585253" calcext:value-type="float">
            <text:p>1'230</text:p>
          </table:table-cell>
          <table:table-cell table:number-columns-repeated="5"/>
          <table:table-cell office:value-type="string" calcext:value-type="string">
            <text:p>Pierrefitte-sur-Seine</text:p>
          </table:table-cell>
          <table:table-cell office:value-type="float" office:value="916.424907173256" calcext:value-type="float">
            <text:p>916</text:p>
          </table:table-cell>
          <table:table-cell office:value-type="float" office:value="847.30870289274" calcext:value-type="float">
            <text:p>847</text:p>
          </table:table-cell>
          <table:table-cell table:formula="of:=[.J14]-AVERAGE(frais)" office:value-type="float" office:value="-58.2965222753523" calcext:value-type="float">
            <text:p>-58</text:p>
          </table:table-cell>
          <table:table-cell table:formula="of:=[.K14]-AVERAGE(impots)" office:value-type="float" office:value="-296.711847499289" calcext:value-type="float">
            <text:p>-297</text:p>
          </table:table-cell>
          <table:table-cell table:formula="of:=[.L14]^2" office:value-type="float" office:value="3398.48450940065" calcext:value-type="float">
            <text:p>3'398</text:p>
          </table:table-cell>
          <table:table-cell table:formula="of:=[.M14]^2" office:value-type="float" office:value="88037.9204464416" calcext:value-type="float">
            <text:p>88'038</text:p>
          </table:table-cell>
          <table:table-cell table:formula="of:=[.L14]*[.M14]" office:value-type="float" office:value="17297.2688271033" calcext:value-type="float">
            <text:p>17'29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'Île-Saint-Denis</text:p>
          </table:table-cell>
          <table:table-cell table:style-name="ce28" office:value-type="float" office:value="940.159570424968" calcext:value-type="float">
            <text:p>940</text:p>
          </table:table-cell>
          <table:table-cell table:style-name="ce33" office:value-type="float" office:value="916.980422664978" calcext:value-type="float">
            <text:p>917</text:p>
          </table:table-cell>
          <table:table-cell table:number-columns-repeated="5"/>
          <table:table-cell office:value-type="string" calcext:value-type="string">
            <text:p>Livry-Gargan</text:p>
          </table:table-cell>
          <table:table-cell office:value-type="float" office:value="917.900944653598" calcext:value-type="float">
            <text:p>918</text:p>
          </table:table-cell>
          <table:table-cell office:value-type="float" office:value="1079.78245445497" calcext:value-type="float">
            <text:p>1'080</text:p>
          </table:table-cell>
          <table:table-cell table:formula="of:=[.J15]-AVERAGE(frais)" office:value-type="float" office:value="-56.8204847950103" calcext:value-type="float">
            <text:p>-57</text:p>
          </table:table-cell>
          <table:table-cell table:formula="of:=[.K15]-AVERAGE(impots)" office:value-type="float" office:value="-64.2380959370594" calcext:value-type="float">
            <text:p>-64</text:p>
          </table:table-cell>
          <table:table-cell table:formula="of:=[.L15]^2" office:value-type="float" office:value="3228.56749234" calcext:value-type="float">
            <text:p>3'229</text:p>
          </table:table-cell>
          <table:table-cell table:formula="of:=[.M15]^2" office:value-type="float" office:value="4126.53296961884" calcext:value-type="float">
            <text:p>4'127</text:p>
          </table:table-cell>
          <table:table-cell table:formula="of:=[.L15]*[.M15]" office:value-type="float" office:value="3650.0397534521" calcext:value-type="float">
            <text:p>3'65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a Courneuve</text:p>
          </table:table-cell>
          <table:table-cell table:style-name="ce28" office:value-type="float" office:value="1038.91538285859" calcext:value-type="float">
            <text:p>1'039</text:p>
          </table:table-cell>
          <table:table-cell table:style-name="ce33" office:value-type="float" office:value="926.957514009601" calcext:value-type="float">
            <text:p>927</text:p>
          </table:table-cell>
          <table:table-cell table:number-columns-repeated="5"/>
          <table:table-cell office:value-type="string" calcext:value-type="string">
            <text:p>Le Bourget</text:p>
          </table:table-cell>
          <table:table-cell office:value-type="float" office:value="921.221532616005" calcext:value-type="float">
            <text:p>921</text:p>
          </table:table-cell>
          <table:table-cell office:value-type="float" office:value="1312.99361129792" calcext:value-type="float">
            <text:p>1'313</text:p>
          </table:table-cell>
          <table:table-cell table:formula="of:=[.J16]-AVERAGE(frais)" office:value-type="float" office:value="-53.4998968326033" calcext:value-type="float">
            <text:p>-53</text:p>
          </table:table-cell>
          <table:table-cell table:formula="of:=[.K16]-AVERAGE(impots)" office:value-type="float" office:value="168.973060905891" calcext:value-type="float">
            <text:p>169</text:p>
          </table:table-cell>
          <table:table-cell table:formula="of:=[.L16]^2" office:value-type="float" office:value="2862.2389610992" calcext:value-type="float">
            <text:p>2'862</text:p>
          </table:table-cell>
          <table:table-cell table:formula="of:=[.M16]^2" office:value-type="float" office:value="28551.8953119058" calcext:value-type="float">
            <text:p>28'552</text:p>
          </table:table-cell>
          <table:table-cell table:formula="of:=[.L16]*[.M16]" office:value-type="float" office:value="-9040.04132595435" calcext:value-type="float">
            <text:p>-9'04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 Blanc-Mesnil</text:p>
          </table:table-cell>
          <table:table-cell table:style-name="ce28" office:value-type="float" office:value="907.76275207206" calcext:value-type="float">
            <text:p>908</text:p>
          </table:table-cell>
          <table:table-cell table:style-name="ce33" office:value-type="float" office:value="1288.98059798616" calcext:value-type="float">
            <text:p>1'289</text:p>
          </table:table-cell>
          <table:table-cell table:number-columns-repeated="5"/>
          <table:table-cell office:value-type="string" calcext:value-type="string">
            <text:p>Drancy</text:p>
          </table:table-cell>
          <table:table-cell office:value-type="float" office:value="931.146335190383" calcext:value-type="float">
            <text:p>931</text:p>
          </table:table-cell>
          <table:table-cell office:value-type="float" office:value="1060.87088621734" calcext:value-type="float">
            <text:p>1'061</text:p>
          </table:table-cell>
          <table:table-cell table:formula="of:=[.J17]-AVERAGE(frais)" office:value-type="float" office:value="-43.5750942582254" calcext:value-type="float">
            <text:p>-44</text:p>
          </table:table-cell>
          <table:table-cell table:formula="of:=[.K17]-AVERAGE(impots)" office:value-type="float" office:value="-83.1496641746894" calcext:value-type="float">
            <text:p>-83</text:p>
          </table:table-cell>
          <table:table-cell table:formula="of:=[.L17]^2" office:value-type="float" office:value="1898.78883961323" calcext:value-type="float">
            <text:p>1'899</text:p>
          </table:table-cell>
          <table:table-cell table:formula="of:=[.M17]^2" office:value-type="float" office:value="6913.86665236363" calcext:value-type="float">
            <text:p>6'914</text:p>
          </table:table-cell>
          <table:table-cell table:formula="of:=[.L17]*[.M17]" office:value-type="float" office:value="3623.25445395188" calcext:value-type="float">
            <text:p>3'623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 Bourget</text:p>
          </table:table-cell>
          <table:table-cell table:style-name="ce28" office:value-type="float" office:value="921.221532616005" calcext:value-type="float">
            <text:p>921</text:p>
          </table:table-cell>
          <table:table-cell table:style-name="ce33" office:value-type="float" office:value="1312.99361129792" calcext:value-type="float">
            <text:p>1'313</text:p>
          </table:table-cell>
          <table:table-cell table:number-columns-repeated="5"/>
          <table:table-cell office:value-type="string" calcext:value-type="string">
            <text:p>Gournay-sur-Marne</text:p>
          </table:table-cell>
          <table:table-cell office:value-type="float" office:value="939.265224654378" calcext:value-type="float">
            <text:p>939</text:p>
          </table:table-cell>
          <table:table-cell office:value-type="float" office:value="1229.58269585253" calcext:value-type="float">
            <text:p>1'230</text:p>
          </table:table-cell>
          <table:table-cell table:formula="of:=[.J18]-AVERAGE(frais)" office:value-type="float" office:value="-35.4562047942303" calcext:value-type="float">
            <text:p>-35</text:p>
          </table:table-cell>
          <table:table-cell table:formula="of:=[.K18]-AVERAGE(impots)" office:value-type="float" office:value="85.5621454605005" calcext:value-type="float">
            <text:p>86</text:p>
          </table:table-cell>
          <table:table-cell table:formula="of:=[.L18]^2" office:value-type="float" office:value="1257.1424584104" calcext:value-type="float">
            <text:p>1'257</text:p>
          </table:table-cell>
          <table:table-cell table:formula="of:=[.M18]^2" office:value-type="float" office:value="7320.88073580384" calcext:value-type="float">
            <text:p>7'321</text:p>
          </table:table-cell>
          <table:table-cell table:formula="of:=[.L18]*[.M18]" office:value-type="float" office:value="-3033.70895208123" calcext:value-type="float">
            <text:p>-3'03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 Pré-Saint-Gervais</text:p>
          </table:table-cell>
          <table:table-cell table:style-name="ce28" office:value-type="float" office:value="801.834850115296" calcext:value-type="float">
            <text:p>802</text:p>
          </table:table-cell>
          <table:table-cell table:style-name="ce33" office:value-type="float" office:value="1054.78010997458" calcext:value-type="float">
            <text:p>1'055</text:p>
          </table:table-cell>
          <table:table-cell table:number-columns-repeated="5"/>
          <table:table-cell office:value-type="string" calcext:value-type="string">
            <text:p>L'Île-Saint-Denis</text:p>
          </table:table-cell>
          <table:table-cell office:value-type="float" office:value="940.159570424968" calcext:value-type="float">
            <text:p>940</text:p>
          </table:table-cell>
          <table:table-cell office:value-type="float" office:value="916.980422664978" calcext:value-type="float">
            <text:p>917</text:p>
          </table:table-cell>
          <table:table-cell table:formula="of:=[.J19]-AVERAGE(frais)" office:value-type="float" office:value="-34.5618590236403" calcext:value-type="float">
            <text:p>-35</text:p>
          </table:table-cell>
          <table:table-cell table:formula="of:=[.K19]-AVERAGE(impots)" office:value-type="float" office:value="-227.040127727051" calcext:value-type="float">
            <text:p>-227</text:p>
          </table:table-cell>
          <table:table-cell table:formula="of:=[.L19]^2" office:value-type="float" office:value="1194.52209916999" calcext:value-type="float">
            <text:p>1'195</text:p>
          </table:table-cell>
          <table:table-cell table:formula="of:=[.M19]^2" office:value-type="float" office:value="51547.2195983158" calcext:value-type="float">
            <text:p>51'547</text:p>
          </table:table-cell>
          <table:table-cell table:formula="of:=[.L19]*[.M19]" office:value-type="float" office:value="7846.92888721164" calcext:value-type="float">
            <text:p>7'84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 Raincy</text:p>
          </table:table-cell>
          <table:table-cell table:style-name="ce28" office:value-type="float" office:value="459.023643302801" calcext:value-type="float">
            <text:p>459</text:p>
          </table:table-cell>
          <table:table-cell table:style-name="ce33" office:value-type="float" office:value="1001.92036373291" calcext:value-type="float">
            <text:p>1'002</text:p>
          </table:table-cell>
          <table:table-cell table:number-columns-repeated="5"/>
          <table:table-cell office:value-type="string" calcext:value-type="string">
            <text:p>Rosny-sous-Bois</text:p>
          </table:table-cell>
          <table:table-cell office:value-type="float" office:value="955.946786532045" calcext:value-type="float">
            <text:p>956</text:p>
          </table:table-cell>
          <table:table-cell office:value-type="float" office:value="1341.48594085963" calcext:value-type="float">
            <text:p>1'341</text:p>
          </table:table-cell>
          <table:table-cell table:formula="of:=[.J20]-AVERAGE(frais)" office:value-type="float" office:value="-18.7746429165633" calcext:value-type="float">
            <text:p>-19</text:p>
          </table:table-cell>
          <table:table-cell table:formula="of:=[.K20]-AVERAGE(impots)" office:value-type="float" office:value="197.465390467601" calcext:value-type="float">
            <text:p>197</text:p>
          </table:table-cell>
          <table:table-cell table:formula="of:=[.L20]^2" office:value-type="float" office:value="352.487216644459" calcext:value-type="float">
            <text:p>352</text:p>
          </table:table-cell>
          <table:table-cell table:formula="of:=[.M20]^2" office:value-type="float" office:value="38992.580432522" calcext:value-type="float">
            <text:p>38'993</text:p>
          </table:table-cell>
          <table:table-cell table:formula="of:=[.L20]*[.M20]" office:value-type="float" office:value="-3707.34219440894" calcext:value-type="float">
            <text:p>-3'70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s Lilas</text:p>
          </table:table-cell>
          <table:table-cell table:style-name="ce28" office:value-type="float" office:value="1013.82699817712" calcext:value-type="float">
            <text:p>1'014</text:p>
          </table:table-cell>
          <table:table-cell table:style-name="ce33" office:value-type="float" office:value="1239.53597015558" calcext:value-type="float">
            <text:p>1'240</text:p>
          </table:table-cell>
          <table:table-cell table:number-columns-repeated="5"/>
          <table:table-cell office:value-type="string" calcext:value-type="string">
            <text:p>Bondy</text:p>
          </table:table-cell>
          <table:table-cell office:value-type="float" office:value="963.681958656039" calcext:value-type="float">
            <text:p>964</text:p>
          </table:table-cell>
          <table:table-cell office:value-type="float" office:value="1013.09501743079" calcext:value-type="float">
            <text:p>1'013</text:p>
          </table:table-cell>
          <table:table-cell table:formula="of:=[.J21]-AVERAGE(frais)" office:value-type="float" office:value="-11.0394707925693" calcext:value-type="float">
            <text:p>-11</text:p>
          </table:table-cell>
          <table:table-cell table:formula="of:=[.K21]-AVERAGE(impots)" office:value-type="float" office:value="-130.925532961239" calcext:value-type="float">
            <text:p>-131</text:p>
          </table:table-cell>
          <table:table-cell table:formula="of:=[.L21]^2" office:value-type="float" office:value="121.869915379991" calcext:value-type="float">
            <text:p>122</text:p>
          </table:table-cell>
          <table:table-cell table:formula="of:=[.M21]^2" office:value-type="float" office:value="17141.4951811846" calcext:value-type="float">
            <text:p>17'141</text:p>
          </table:table-cell>
          <table:table-cell table:formula="of:=[.L21]*[.M21]" office:value-type="float" office:value="1445.34859712717" calcext:value-type="float">
            <text:p>1'445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es Pavillons-sous-Bois</text:p>
          </table:table-cell>
          <table:table-cell table:style-name="ce28" office:value-type="float" office:value="865.771794132191" calcext:value-type="float">
            <text:p>866</text:p>
          </table:table-cell>
          <table:table-cell table:style-name="ce33" office:value-type="float" office:value="1067.4750700511" calcext:value-type="float">
            <text:p>1'067</text:p>
          </table:table-cell>
          <table:table-cell table:number-columns-repeated="5"/>
          <table:table-cell office:value-type="string" calcext:value-type="string">
            <text:p>Neuilly-sur-Marne</text:p>
          </table:table-cell>
          <table:table-cell office:value-type="float" office:value="972.606878237998" calcext:value-type="float">
            <text:p>973</text:p>
          </table:table-cell>
          <table:table-cell office:value-type="float" office:value="887.333085363586" calcext:value-type="float">
            <text:p>887</text:p>
          </table:table-cell>
          <table:table-cell table:formula="of:=[.J22]-AVERAGE(frais)" office:value-type="float" office:value="-2.11455121061033" calcext:value-type="float">
            <text:p>-2</text:p>
          </table:table-cell>
          <table:table-cell table:formula="of:=[.K22]-AVERAGE(impots)" office:value-type="float" office:value="-256.687465028443" calcext:value-type="float">
            <text:p>-257</text:p>
          </table:table-cell>
          <table:table-cell table:formula="of:=[.L22]^2" office:value-type="float" office:value="4.47132682229361" calcext:value-type="float">
            <text:p>4</text:p>
          </table:table-cell>
          <table:table-cell table:formula="of:=[.M22]^2" office:value-type="float" office:value="65888.4547027284" calcext:value-type="float">
            <text:p>65'888</text:p>
          </table:table-cell>
          <table:table-cell table:formula="of:=[.L22]*[.M22]" office:value-type="float" office:value="542.778789924392" calcext:value-type="float">
            <text:p>543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Livry-Gargan</text:p>
          </table:table-cell>
          <table:table-cell table:style-name="ce28" office:value-type="float" office:value="917.900944653598" calcext:value-type="float">
            <text:p>918</text:p>
          </table:table-cell>
          <table:table-cell table:style-name="ce33" office:value-type="float" office:value="1079.78245445497" calcext:value-type="float">
            <text:p>1'080</text:p>
          </table:table-cell>
          <table:table-cell table:number-columns-repeated="5"/>
          <table:table-cell office:value-type="string" calcext:value-type="string">
            <text:p>Villetaneuse</text:p>
          </table:table-cell>
          <table:table-cell office:value-type="float" office:value="991.465507371393" calcext:value-type="float">
            <text:p>991</text:p>
          </table:table-cell>
          <table:table-cell office:value-type="float" office:value="978.585577948557" calcext:value-type="float">
            <text:p>979</text:p>
          </table:table-cell>
          <table:table-cell table:formula="of:=[.J23]-AVERAGE(frais)" office:value-type="float" office:value="16.7440779227846" calcext:value-type="float">
            <text:p>17</text:p>
          </table:table-cell>
          <table:table-cell table:formula="of:=[.K23]-AVERAGE(impots)" office:value-type="float" office:value="-165.434972443472" calcext:value-type="float">
            <text:p>-165</text:p>
          </table:table-cell>
          <table:table-cell table:formula="of:=[.L23]^2" office:value-type="float" office:value="280.364145484284" calcext:value-type="float">
            <text:p>280</text:p>
          </table:table-cell>
          <table:table-cell table:formula="of:=[.M23]^2" office:value-type="float" office:value="27368.7301073725" calcext:value-type="float">
            <text:p>27'369</text:p>
          </table:table-cell>
          <table:table-cell table:formula="of:=[.L23]*[.M23]" office:value-type="float" office:value="-2770.05606974723" calcext:value-type="float">
            <text:p>-2'77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Montfermeil</text:p>
          </table:table-cell>
          <table:table-cell table:style-name="ce28" office:value-type="float" office:value="847.923995729537" calcext:value-type="float">
            <text:p>848</text:p>
          </table:table-cell>
          <table:table-cell table:style-name="ce33" office:value-type="float" office:value="1068.96822064057" calcext:value-type="float">
            <text:p>1'069</text:p>
          </table:table-cell>
          <table:table-cell table:number-columns-repeated="5"/>
          <table:table-cell office:value-type="string" calcext:value-type="string">
            <text:p>Noisy-le-Grand</text:p>
          </table:table-cell>
          <table:table-cell office:value-type="float" office:value="1003.75283013536" calcext:value-type="float">
            <text:p>1'004</text:p>
          </table:table-cell>
          <table:table-cell office:value-type="float" office:value="1387.05308446605" calcext:value-type="float">
            <text:p>1'387</text:p>
          </table:table-cell>
          <table:table-cell table:formula="of:=[.J24]-AVERAGE(frais)" office:value-type="float" office:value="29.0314006867517" calcext:value-type="float">
            <text:p>29</text:p>
          </table:table-cell>
          <table:table-cell table:formula="of:=[.K24]-AVERAGE(impots)" office:value-type="float" office:value="243.032534074021" calcext:value-type="float">
            <text:p>243</text:p>
          </table:table-cell>
          <table:table-cell table:formula="of:=[.L24]^2" office:value-type="float" office:value="842.822225834726" calcext:value-type="float">
            <text:p>843</text:p>
          </table:table-cell>
          <table:table-cell table:formula="of:=[.M24]^2" office:value-type="float" office:value="59064.81261844" calcext:value-type="float">
            <text:p>59'065</text:p>
          </table:table-cell>
          <table:table-cell table:formula="of:=[.L24]*[.M24]" office:value-type="float" office:value="7055.57487661952" calcext:value-type="float">
            <text:p>7'05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Montreuil</text:p>
          </table:table-cell>
          <table:table-cell table:style-name="ce28" office:value-type="float" office:value="1055.03221625144" calcext:value-type="float">
            <text:p>1'055</text:p>
          </table:table-cell>
          <table:table-cell table:style-name="ce33" office:value-type="float" office:value="1368.87069188678" calcext:value-type="float">
            <text:p>1'369</text:p>
          </table:table-cell>
          <table:table-cell table:number-columns-repeated="5"/>
          <table:table-cell office:value-type="string" calcext:value-type="string">
            <text:p>Aubervilliers</text:p>
          </table:table-cell>
          <table:table-cell office:value-type="float" office:value="1007.16156538406" calcext:value-type="float">
            <text:p>1'007</text:p>
          </table:table-cell>
          <table:table-cell office:value-type="float" office:value="1032.01225362568" calcext:value-type="float">
            <text:p>1'032</text:p>
          </table:table-cell>
          <table:table-cell table:formula="of:=[.J25]-AVERAGE(frais)" office:value-type="float" office:value="32.4401359354517" calcext:value-type="float">
            <text:p>32</text:p>
          </table:table-cell>
          <table:table-cell table:formula="of:=[.K25]-AVERAGE(impots)" office:value-type="float" office:value="-112.00829676635" calcext:value-type="float">
            <text:p>-112</text:p>
          </table:table-cell>
          <table:table-cell table:formula="of:=[.L25]^2" office:value-type="float" office:value="1052.36241951059" calcext:value-type="float">
            <text:p>1'052</text:p>
          </table:table-cell>
          <table:table-cell table:formula="of:=[.M25]^2" office:value-type="float" office:value="12545.8585444986" calcext:value-type="float">
            <text:p>12'546</text:p>
          </table:table-cell>
          <table:table-cell table:formula="of:=[.L25]*[.M25]" office:value-type="float" office:value="-3633.5643729988" calcext:value-type="float">
            <text:p>-3'63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Neuilly-Plaisance</text:p>
          </table:table-cell>
          <table:table-cell table:style-name="ce28" office:value-type="float" office:value="863.801491781967" calcext:value-type="float">
            <text:p>864</text:p>
          </table:table-cell>
          <table:table-cell table:style-name="ce33" office:value-type="float" office:value="1083.41039093695" calcext:value-type="float">
            <text:p>1'083</text:p>
          </table:table-cell>
          <table:table-cell table:number-columns-repeated="5"/>
          <table:table-cell office:value-type="string" calcext:value-type="string">
            <text:p>Sevran</text:p>
          </table:table-cell>
          <table:table-cell office:value-type="float" office:value="1008.54413695627" calcext:value-type="float">
            <text:p>1'009</text:p>
          </table:table-cell>
          <table:table-cell office:value-type="float" office:value="1032.60995154033" calcext:value-type="float">
            <text:p>1'033</text:p>
          </table:table-cell>
          <table:table-cell table:formula="of:=[.J26]-AVERAGE(frais)" office:value-type="float" office:value="33.8227075076617" calcext:value-type="float">
            <text:p>34</text:p>
          </table:table-cell>
          <table:table-cell table:formula="of:=[.K26]-AVERAGE(impots)" office:value-type="float" office:value="-111.410598851699" calcext:value-type="float">
            <text:p>-111</text:p>
          </table:table-cell>
          <table:table-cell table:formula="of:=[.L26]^2" office:value-type="float" office:value="1143.97554314883" calcext:value-type="float">
            <text:p>1'144</text:p>
          </table:table-cell>
          <table:table-cell table:formula="of:=[.M26]^2" office:value-type="float" office:value="12412.3215364943" calcext:value-type="float">
            <text:p>12'412</text:p>
          </table:table-cell>
          <table:table-cell table:formula="of:=[.L26]*[.M26]" office:value-type="float" office:value="-3768.20809821446" calcext:value-type="float">
            <text:p>-3'768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Neuilly-sur-Marne</text:p>
          </table:table-cell>
          <table:table-cell table:style-name="ce28" office:value-type="float" office:value="972.606878237998" calcext:value-type="float">
            <text:p>973</text:p>
          </table:table-cell>
          <table:table-cell table:style-name="ce33" office:value-type="float" office:value="887.333085363586" calcext:value-type="float">
            <text:p>887</text:p>
          </table:table-cell>
          <table:table-cell table:number-columns-repeated="5"/>
          <table:table-cell office:value-type="string" calcext:value-type="string">
            <text:p>Stains</text:p>
          </table:table-cell>
          <table:table-cell office:value-type="float" office:value="1011.13269886012" calcext:value-type="float">
            <text:p>1'011</text:p>
          </table:table-cell>
          <table:table-cell office:value-type="float" office:value="805.247014316445" calcext:value-type="float">
            <text:p>805</text:p>
          </table:table-cell>
          <table:table-cell table:formula="of:=[.J27]-AVERAGE(frais)" office:value-type="float" office:value="36.4112694115116" calcext:value-type="float">
            <text:p>36</text:p>
          </table:table-cell>
          <table:table-cell table:formula="of:=[.K27]-AVERAGE(impots)" office:value-type="float" office:value="-338.773536075584" calcext:value-type="float">
            <text:p>-339</text:p>
          </table:table-cell>
          <table:table-cell table:formula="of:=[.L27]^2" office:value-type="float" office:value="1325.78054015768" calcext:value-type="float">
            <text:p>1'326</text:p>
          </table:table-cell>
          <table:table-cell table:formula="of:=[.M27]^2" office:value-type="float" office:value="114767.508745155" calcext:value-type="float">
            <text:p>114'768</text:p>
          </table:table-cell>
          <table:table-cell table:formula="of:=[.L27]*[.M27]" office:value-type="float" office:value="-12335.1744915386" calcext:value-type="float">
            <text:p>-12'335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Noisy-le-Grand</text:p>
          </table:table-cell>
          <table:table-cell table:style-name="ce28" office:value-type="float" office:value="1003.75283013536" calcext:value-type="float">
            <text:p>1'004</text:p>
          </table:table-cell>
          <table:table-cell table:style-name="ce33" office:value-type="float" office:value="1387.05308446605" calcext:value-type="float">
            <text:p>1'387</text:p>
          </table:table-cell>
          <table:table-cell table:number-columns-repeated="5"/>
          <table:table-cell office:value-type="string" calcext:value-type="string">
            <text:p>Les Lilas</text:p>
          </table:table-cell>
          <table:table-cell office:value-type="float" office:value="1013.82699817712" calcext:value-type="float">
            <text:p>1'014</text:p>
          </table:table-cell>
          <table:table-cell office:value-type="float" office:value="1239.53597015558" calcext:value-type="float">
            <text:p>1'240</text:p>
          </table:table-cell>
          <table:table-cell table:formula="of:=[.J28]-AVERAGE(frais)" office:value-type="float" office:value="39.1055687285117" calcext:value-type="float">
            <text:p>39</text:p>
          </table:table-cell>
          <table:table-cell table:formula="of:=[.K28]-AVERAGE(impots)" office:value-type="float" office:value="95.5154197635504" calcext:value-type="float">
            <text:p>96</text:p>
          </table:table-cell>
          <table:table-cell table:formula="of:=[.L28]^2" office:value-type="float" office:value="1529.24550558035" calcext:value-type="float">
            <text:p>1'529</text:p>
          </table:table-cell>
          <table:table-cell table:formula="of:=[.M28]^2" office:value-type="float" office:value="9123.19541260724" calcext:value-type="float">
            <text:p>9'123</text:p>
          </table:table-cell>
          <table:table-cell table:formula="of:=[.L28]*[.M28]" office:value-type="float" office:value="3735.18481219616" calcext:value-type="float">
            <text:p>3'735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Noisy-le-Sec</text:p>
          </table:table-cell>
          <table:table-cell table:style-name="ce28" office:value-type="float" office:value="855.359788877112" calcext:value-type="float">
            <text:p>855</text:p>
          </table:table-cell>
          <table:table-cell table:style-name="ce33" office:value-type="float" office:value="1080.3135261416" calcext:value-type="float">
            <text:p>1'080</text:p>
          </table:table-cell>
          <table:table-cell table:number-columns-repeated="5"/>
          <table:table-cell office:value-type="string" calcext:value-type="string">
            <text:p>Clichy-sous-Bois</text:p>
          </table:table-cell>
          <table:table-cell office:value-type="float" office:value="1017.01683385895" calcext:value-type="float">
            <text:p>1'017</text:p>
          </table:table-cell>
          <table:table-cell office:value-type="float" office:value="776.67419311548" calcext:value-type="float">
            <text:p>777</text:p>
          </table:table-cell>
          <table:table-cell table:formula="of:=[.J29]-AVERAGE(frais)" office:value-type="float" office:value="42.2954044103417" calcext:value-type="float">
            <text:p>42</text:p>
          </table:table-cell>
          <table:table-cell table:formula="of:=[.K29]-AVERAGE(impots)" office:value-type="float" office:value="-367.346357276549" calcext:value-type="float">
            <text:p>-367</text:p>
          </table:table-cell>
          <table:table-cell table:formula="of:=[.L29]^2" office:value-type="float" office:value="1788.90123423435" calcext:value-type="float">
            <text:p>1'789</text:p>
          </table:table-cell>
          <table:table-cell table:formula="of:=[.M29]^2" office:value-type="float" office:value="134943.34620435" calcext:value-type="float">
            <text:p>134'943</text:p>
          </table:table-cell>
          <table:table-cell table:formula="of:=[.L29]*[.M29]" office:value-type="float" office:value="-15537.0627396775" calcext:value-type="float">
            <text:p>-15'53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Pantin</text:p>
          </table:table-cell>
          <table:table-cell table:style-name="ce28" office:value-type="float" office:value="1132.71136928099" calcext:value-type="float">
            <text:p>1'133</text:p>
          </table:table-cell>
          <table:table-cell table:style-name="ce33" office:value-type="float" office:value="1650.85101461638" calcext:value-type="float">
            <text:p>1'651</text:p>
          </table:table-cell>
          <table:table-cell table:number-columns-repeated="5"/>
          <table:table-cell office:value-type="string" calcext:value-type="string">
            <text:p>Villepinte</text:p>
          </table:table-cell>
          <table:table-cell office:value-type="float" office:value="1021.31790427342" calcext:value-type="float">
            <text:p>1'021</text:p>
          </table:table-cell>
          <table:table-cell office:value-type="float" office:value="1398.76086396206" calcext:value-type="float">
            <text:p>1'399</text:p>
          </table:table-cell>
          <table:table-cell table:formula="of:=[.J30]-AVERAGE(frais)" office:value-type="float" office:value="46.5964748248117" calcext:value-type="float">
            <text:p>47</text:p>
          </table:table-cell>
          <table:table-cell table:formula="of:=[.K30]-AVERAGE(impots)" office:value-type="float" office:value="254.740313570031" calcext:value-type="float">
            <text:p>255</text:p>
          </table:table-cell>
          <table:table-cell table:formula="of:=[.L30]^2" office:value-type="float" office:value="2171.23146609931" calcext:value-type="float">
            <text:p>2'171</text:p>
          </table:table-cell>
          <table:table-cell table:formula="of:=[.M30]^2" office:value-type="float" office:value="64892.6273577575" calcext:value-type="float">
            <text:p>64'893</text:p>
          </table:table-cell>
          <table:table-cell table:formula="of:=[.L30]*[.M30]" office:value-type="float" office:value="11870.0006081306" calcext:value-type="float">
            <text:p>11'870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Pierrefitte-sur-Seine</text:p>
          </table:table-cell>
          <table:table-cell table:style-name="ce28" office:value-type="float" office:value="916.424907173256" calcext:value-type="float">
            <text:p>916</text:p>
          </table:table-cell>
          <table:table-cell table:style-name="ce33" office:value-type="float" office:value="847.30870289274" calcext:value-type="float">
            <text:p>847</text:p>
          </table:table-cell>
          <table:table-cell table:number-columns-repeated="5"/>
          <table:table-cell office:value-type="string" calcext:value-type="string">
            <text:p>La Courneuve</text:p>
          </table:table-cell>
          <table:table-cell office:value-type="float" office:value="1038.91538285859" calcext:value-type="float">
            <text:p>1'039</text:p>
          </table:table-cell>
          <table:table-cell office:value-type="float" office:value="926.957514009601" calcext:value-type="float">
            <text:p>927</text:p>
          </table:table-cell>
          <table:table-cell table:formula="of:=[.J31]-AVERAGE(frais)" office:value-type="float" office:value="64.1939534099816" calcext:value-type="float">
            <text:p>64</text:p>
          </table:table-cell>
          <table:table-cell table:formula="of:=[.K31]-AVERAGE(impots)" office:value-type="float" office:value="-217.063036382428" calcext:value-type="float">
            <text:p>-217</text:p>
          </table:table-cell>
          <table:table-cell table:formula="of:=[.L31]^2" office:value-type="float" office:value="4120.86365440289" calcext:value-type="float">
            <text:p>4'121</text:p>
          </table:table-cell>
          <table:table-cell table:formula="of:=[.M31]^2" office:value-type="float" office:value="47116.3617635595" calcext:value-type="float">
            <text:p>47'116</text:p>
          </table:table-cell>
          <table:table-cell table:formula="of:=[.L31]*[.M31]" office:value-type="float" office:value="-13934.1344445628" calcext:value-type="float">
            <text:p>-13'93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omainville</text:p>
          </table:table-cell>
          <table:table-cell table:style-name="ce28" office:value-type="float" office:value="864.160776474822" calcext:value-type="float">
            <text:p>864</text:p>
          </table:table-cell>
          <table:table-cell table:style-name="ce33" office:value-type="float" office:value="1491.61746093633" calcext:value-type="float">
            <text:p>1'492</text:p>
          </table:table-cell>
          <table:table-cell table:number-columns-repeated="5"/>
          <table:table-cell office:value-type="string" calcext:value-type="string">
            <text:p>Montreuil</text:p>
          </table:table-cell>
          <table:table-cell office:value-type="float" office:value="1055.03221625144" calcext:value-type="float">
            <text:p>1'055</text:p>
          </table:table-cell>
          <table:table-cell office:value-type="float" office:value="1368.87069188678" calcext:value-type="float">
            <text:p>1'369</text:p>
          </table:table-cell>
          <table:table-cell table:formula="of:=[.J32]-AVERAGE(frais)" office:value-type="float" office:value="80.3107868028318" calcext:value-type="float">
            <text:p>80</text:p>
          </table:table-cell>
          <table:table-cell table:formula="of:=[.K32]-AVERAGE(impots)" office:value-type="float" office:value="224.85014149475" calcext:value-type="float">
            <text:p>225</text:p>
          </table:table-cell>
          <table:table-cell table:formula="of:=[.L32]^2" office:value-type="float" office:value="6449.8224768899" calcext:value-type="float">
            <text:p>6'450</text:p>
          </table:table-cell>
          <table:table-cell table:formula="of:=[.M32]^2" office:value-type="float" office:value="50557.5861302093" calcext:value-type="float">
            <text:p>50'558</text:p>
          </table:table-cell>
          <table:table-cell table:formula="of:=[.L32]*[.M32]" office:value-type="float" office:value="18057.8917761715" calcext:value-type="float">
            <text:p>18'058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Rosny-sous-Bois</text:p>
          </table:table-cell>
          <table:table-cell table:style-name="ce28" office:value-type="float" office:value="955.946786532045" calcext:value-type="float">
            <text:p>956</text:p>
          </table:table-cell>
          <table:table-cell table:style-name="ce33" office:value-type="float" office:value="1341.48594085963" calcext:value-type="float">
            <text:p>1'341</text:p>
          </table:table-cell>
          <table:table-cell table:number-columns-repeated="5"/>
          <table:table-cell office:value-type="string" calcext:value-type="string">
            <text:p>Saint-Denis</text:p>
          </table:table-cell>
          <table:table-cell office:value-type="float" office:value="1065.0024407137" calcext:value-type="float">
            <text:p>1'065</text:p>
          </table:table-cell>
          <table:table-cell office:value-type="float" office:value="1204.55887682738" calcext:value-type="float">
            <text:p>1'205</text:p>
          </table:table-cell>
          <table:table-cell table:formula="of:=[.J33]-AVERAGE(frais)" office:value-type="float" office:value="90.2810112650917" calcext:value-type="float">
            <text:p>90</text:p>
          </table:table-cell>
          <table:table-cell table:formula="of:=[.K33]-AVERAGE(impots)" office:value-type="float" office:value="60.5383264353504" calcext:value-type="float">
            <text:p>61</text:p>
          </table:table-cell>
          <table:table-cell table:formula="of:=[.L33]^2" office:value-type="float" office:value="8150.66099504762" calcext:value-type="float">
            <text:p>8'151</text:p>
          </table:table-cell>
          <table:table-cell table:formula="of:=[.M33]^2" office:value-type="float" office:value="3664.88896759305" calcext:value-type="float">
            <text:p>3'665</text:p>
          </table:table-cell>
          <table:table-cell table:formula="of:=[.L33]*[.M33]" office:value-type="float" office:value="5465.46133087967" calcext:value-type="float">
            <text:p>5'465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Saint-Denis</text:p>
          </table:table-cell>
          <table:table-cell table:style-name="ce28" office:value-type="float" office:value="1065.0024407137" calcext:value-type="float">
            <text:p>1'065</text:p>
          </table:table-cell>
          <table:table-cell table:style-name="ce33" office:value-type="float" office:value="1204.55887682738" calcext:value-type="float">
            <text:p>1'205</text:p>
          </table:table-cell>
          <table:table-cell table:number-columns-repeated="5"/>
          <table:table-cell office:value-type="string" calcext:value-type="string">
            <text:p>Vaujours</text:p>
          </table:table-cell>
          <table:table-cell office:value-type="float" office:value="1091.31915882898" calcext:value-type="float">
            <text:p>1'091</text:p>
          </table:table-cell>
          <table:table-cell office:value-type="float" office:value="1178.30441118029" calcext:value-type="float">
            <text:p>1'178</text:p>
          </table:table-cell>
          <table:table-cell table:formula="of:=[.J34]-AVERAGE(frais)" office:value-type="float" office:value="116.597729380372" calcext:value-type="float">
            <text:p>117</text:p>
          </table:table-cell>
          <table:table-cell table:formula="of:=[.K34]-AVERAGE(impots)" office:value-type="float" office:value="34.2838607882604" calcext:value-type="float">
            <text:p>34</text:p>
          </table:table-cell>
          <table:table-cell table:formula="of:=[.L34]^2" office:value-type="float" office:value="13595.0304966584" calcext:value-type="float">
            <text:p>13'595</text:p>
          </table:table-cell>
          <table:table-cell table:formula="of:=[.M34]^2" office:value-type="float" office:value="1175.38311054882" calcext:value-type="float">
            <text:p>1'175</text:p>
          </table:table-cell>
          <table:table-cell table:formula="of:=[.L34]*[.M34]" office:value-type="float" office:value="3997.42032230393" calcext:value-type="float">
            <text:p>3'99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Saint-Ouen-sur-Seine</text:p>
          </table:table-cell>
          <table:table-cell table:style-name="ce28" office:value-type="float" office:value="1239.76308102026" calcext:value-type="float">
            <text:p>1'240</text:p>
          </table:table-cell>
          <table:table-cell table:style-name="ce33" office:value-type="float" office:value="1599.65148162041" calcext:value-type="float">
            <text:p>1'600</text:p>
          </table:table-cell>
          <table:table-cell table:number-columns-repeated="5"/>
          <table:table-cell office:value-type="string" calcext:value-type="string">
            <text:p>Aulnay-sous-Bois</text:p>
          </table:table-cell>
          <table:table-cell office:value-type="float" office:value="1103.86316416634" calcext:value-type="float">
            <text:p>1'104</text:p>
          </table:table-cell>
          <table:table-cell office:value-type="float" office:value="1295.00228843531" calcext:value-type="float">
            <text:p>1'295</text:p>
          </table:table-cell>
          <table:table-cell table:formula="of:=[.J35]-AVERAGE(frais)" office:value-type="float" office:value="129.141734717732" calcext:value-type="float">
            <text:p>129</text:p>
          </table:table-cell>
          <table:table-cell table:formula="of:=[.K35]-AVERAGE(impots)" office:value-type="float" office:value="150.981738043281" calcext:value-type="float">
            <text:p>151</text:p>
          </table:table-cell>
          <table:table-cell table:formula="of:=[.L35]^2" office:value-type="float" office:value="16677.587645905" calcext:value-type="float">
            <text:p>16'678</text:p>
          </table:table-cell>
          <table:table-cell table:formula="of:=[.M35]^2" office:value-type="float" office:value="22795.4852225698" calcext:value-type="float">
            <text:p>22'795</text:p>
          </table:table-cell>
          <table:table-cell table:formula="of:=[.L35]*[.M35]" office:value-type="float" office:value="19498.0435616074" calcext:value-type="float">
            <text:p>19'498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Sevran</text:p>
          </table:table-cell>
          <table:table-cell table:style-name="ce28" office:value-type="float" office:value="1008.54413695627" calcext:value-type="float">
            <text:p>1'009</text:p>
          </table:table-cell>
          <table:table-cell table:style-name="ce33" office:value-type="float" office:value="1032.60995154033" calcext:value-type="float">
            <text:p>1'033</text:p>
          </table:table-cell>
          <table:table-cell table:number-columns-repeated="5"/>
          <table:table-cell office:value-type="string" calcext:value-type="string">
            <text:p>Pantin</text:p>
          </table:table-cell>
          <table:table-cell office:value-type="float" office:value="1132.71136928099" calcext:value-type="float">
            <text:p>1'133</text:p>
          </table:table-cell>
          <table:table-cell office:value-type="float" office:value="1650.85101461638" calcext:value-type="float">
            <text:p>1'651</text:p>
          </table:table-cell>
          <table:table-cell table:formula="of:=[.J36]-AVERAGE(frais)" office:value-type="float" office:value="157.989939832382" calcext:value-type="float">
            <text:p>158</text:p>
          </table:table-cell>
          <table:table-cell table:formula="of:=[.K36]-AVERAGE(impots)" office:value-type="float" office:value="506.830464224351" calcext:value-type="float">
            <text:p>507</text:p>
          </table:table-cell>
          <table:table-cell table:formula="of:=[.L36]^2" office:value-type="float" office:value="24960.8210882396" calcext:value-type="float">
            <text:p>24'961</text:p>
          </table:table-cell>
          <table:table-cell table:formula="of:=[.M36]^2" office:value-type="float" office:value="256877.119465871" calcext:value-type="float">
            <text:p>256'877</text:p>
          </table:table-cell>
          <table:table-cell table:formula="of:=[.L36]*[.M36]" office:value-type="float" office:value="80074.1145480233" calcext:value-type="float">
            <text:p>80'074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Stains</text:p>
          </table:table-cell>
          <table:table-cell table:style-name="ce28" office:value-type="float" office:value="1011.13269886012" calcext:value-type="float">
            <text:p>1'011</text:p>
          </table:table-cell>
          <table:table-cell table:style-name="ce33" office:value-type="float" office:value="805.247014316445" calcext:value-type="float">
            <text:p>805</text:p>
          </table:table-cell>
          <table:table-cell table:number-columns-repeated="5"/>
          <table:table-cell office:value-type="string" calcext:value-type="string">
            <text:p>Bagnolet</text:p>
          </table:table-cell>
          <table:table-cell office:value-type="float" office:value="1145.41869090725" calcext:value-type="float">
            <text:p>1'145</text:p>
          </table:table-cell>
          <table:table-cell office:value-type="float" office:value="1515.85349251766" calcext:value-type="float">
            <text:p>1'516</text:p>
          </table:table-cell>
          <table:table-cell table:formula="of:=[.J37]-AVERAGE(frais)" office:value-type="float" office:value="170.697261458642" calcext:value-type="float">
            <text:p>171</text:p>
          </table:table-cell>
          <table:table-cell table:formula="of:=[.K37]-AVERAGE(impots)" office:value-type="float" office:value="371.832942125631" calcext:value-type="float">
            <text:p>372</text:p>
          </table:table-cell>
          <table:table-cell table:formula="of:=[.L37]^2" office:value-type="float" office:value="29137.5550694799" calcext:value-type="float">
            <text:p>29'138</text:p>
          </table:table-cell>
          <table:table-cell table:formula="of:=[.M37]^2" office:value-type="float" office:value="138259.736849803" calcext:value-type="float">
            <text:p>138'260</text:p>
          </table:table-cell>
          <table:table-cell table:formula="of:=[.L37]*[.M37]" office:value-type="float" office:value="63470.8649409548" calcext:value-type="float">
            <text:p>63'471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Tremblay-en-France</text:p>
          </table:table-cell>
          <table:table-cell table:style-name="ce28" office:value-type="float" office:value="1766.10913303438" calcext:value-type="float">
            <text:p>1'766</text:p>
          </table:table-cell>
          <table:table-cell table:style-name="ce33" office:value-type="float" office:value="2331.03857036088" calcext:value-type="float">
            <text:p>2'331</text:p>
          </table:table-cell>
          <table:table-cell table:number-columns-repeated="5"/>
          <table:table-cell office:value-type="string" calcext:value-type="string">
            <text:p>Saint-Ouen-sur-Seine</text:p>
          </table:table-cell>
          <table:table-cell office:value-type="float" office:value="1239.76308102026" calcext:value-type="float">
            <text:p>1'240</text:p>
          </table:table-cell>
          <table:table-cell office:value-type="float" office:value="1599.65148162041" calcext:value-type="float">
            <text:p>1'600</text:p>
          </table:table-cell>
          <table:table-cell table:formula="of:=[.J38]-AVERAGE(frais)" office:value-type="float" office:value="265.041651571652" calcext:value-type="float">
            <text:p>265</text:p>
          </table:table-cell>
          <table:table-cell table:formula="of:=[.K38]-AVERAGE(impots)" office:value-type="float" office:value="455.630931228381" calcext:value-type="float">
            <text:p>456</text:p>
          </table:table-cell>
          <table:table-cell table:formula="of:=[.L38]^2" office:value-type="float" office:value="70247.0770678288" calcext:value-type="float">
            <text:p>70'247</text:p>
          </table:table-cell>
          <table:table-cell table:formula="of:=[.M38]^2" office:value-type="float" office:value="207599.545492041" calcext:value-type="float">
            <text:p>207'600</text:p>
          </table:table-cell>
          <table:table-cell table:formula="of:=[.L38]*[.M38]" office:value-type="float" office:value="120761.1745199" calcext:value-type="float">
            <text:p>120'761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Vaujours</text:p>
          </table:table-cell>
          <table:table-cell table:style-name="ce28" office:value-type="float" office:value="1091.31915882898" calcext:value-type="float">
            <text:p>1'091</text:p>
          </table:table-cell>
          <table:table-cell table:style-name="ce33" office:value-type="float" office:value="1178.30441118029" calcext:value-type="float">
            <text:p>1'178</text:p>
          </table:table-cell>
          <table:table-cell table:number-columns-repeated="5"/>
          <table:table-cell office:value-type="string" calcext:value-type="string">
            <text:p>Bobigny</text:p>
          </table:table-cell>
          <table:table-cell office:value-type="float" office:value="1299.45689623308" calcext:value-type="float">
            <text:p>1'299</text:p>
          </table:table-cell>
          <table:table-cell office:value-type="float" office:value="1508.12327662119" calcext:value-type="float">
            <text:p>1'508</text:p>
          </table:table-cell>
          <table:table-cell table:formula="of:=[.J39]-AVERAGE(frais)" office:value-type="float" office:value="324.735466784472" calcext:value-type="float">
            <text:p>325</text:p>
          </table:table-cell>
          <table:table-cell table:formula="of:=[.K39]-AVERAGE(impots)" office:value-type="float" office:value="364.10272622916" calcext:value-type="float">
            <text:p>364</text:p>
          </table:table-cell>
          <table:table-cell table:formula="of:=[.L39]^2" office:value-type="float" office:value="105453.123387729" calcext:value-type="float">
            <text:p>105'453</text:p>
          </table:table-cell>
          <table:table-cell table:formula="of:=[.M39]^2" office:value-type="float" office:value="132570.795247507" calcext:value-type="float">
            <text:p>132'571</text:p>
          </table:table-cell>
          <table:table-cell table:formula="of:=[.L39]*[.M39]" office:value-type="float" office:value="118237.068759525" calcext:value-type="float">
            <text:p>118'237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Villemomble</text:p>
          </table:table-cell>
          <table:table-cell table:style-name="ce28" office:value-type="float" office:value="832.469685390313" calcext:value-type="float">
            <text:p>832</text:p>
          </table:table-cell>
          <table:table-cell table:style-name="ce33" office:value-type="float" office:value="828.002392344498" calcext:value-type="float">
            <text:p>828</text:p>
          </table:table-cell>
          <table:table-cell table:number-columns-repeated="5"/>
          <table:table-cell office:value-type="string" calcext:value-type="string">
            <text:p>Dugny</text:p>
          </table:table-cell>
          <table:table-cell office:value-type="float" office:value="1307.51138282899" calcext:value-type="float">
            <text:p>1'308</text:p>
          </table:table-cell>
          <table:table-cell office:value-type="float" office:value="1353.87346059113" calcext:value-type="float">
            <text:p>1'354</text:p>
          </table:table-cell>
          <table:table-cell table:formula="of:=[.J40]-AVERAGE(frais)" office:value-type="float" office:value="332.789953380382" calcext:value-type="float">
            <text:p>333</text:p>
          </table:table-cell>
          <table:table-cell table:formula="of:=[.K40]-AVERAGE(impots)" office:value-type="float" office:value="209.8529101991" calcext:value-type="float">
            <text:p>210</text:p>
          </table:table-cell>
          <table:table-cell table:formula="of:=[.L40]^2" office:value-type="float" office:value="110749.153070917" calcext:value-type="float">
            <text:p>110'749</text:p>
          </table:table-cell>
          <table:table-cell table:formula="of:=[.M40]^2" office:value-type="float" office:value="44038.2439190317" calcext:value-type="float">
            <text:p>44'038</text:p>
          </table:table-cell>
          <table:table-cell table:formula="of:=[.L40]*[.M40]" office:value-type="float" office:value="69836.9402018961" calcext:value-type="float">
            <text:p>69'837</text:p>
          </table:table-cell>
          <table:table-cell table:number-columns-repeated="1008"/>
        </table:table-row>
        <table:table-row table:style-name="ro1" table:visibility="filter">
          <table:table-cell table:style-name="ce22" office:value-type="string" calcext:value-type="string">
            <text:p>Villepinte</text:p>
          </table:table-cell>
          <table:table-cell table:style-name="ce28" office:value-type="float" office:value="1021.31790427342" calcext:value-type="float">
            <text:p>1'021</text:p>
          </table:table-cell>
          <table:table-cell table:style-name="ce33" office:value-type="float" office:value="1398.76086396206" calcext:value-type="float">
            <text:p>1'399</text:p>
          </table:table-cell>
          <table:table-cell table:number-columns-repeated="5"/>
          <table:table-cell office:value-type="string" calcext:value-type="string">
            <text:p>Tremblay-en-France</text:p>
          </table:table-cell>
          <table:table-cell office:value-type="float" office:value="1766.10913303438" calcext:value-type="float">
            <text:p>1'766</text:p>
          </table:table-cell>
          <table:table-cell office:value-type="float" office:value="2331.03857036088" calcext:value-type="float">
            <text:p>2'331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Villetaneuse</text:p>
          </table:table-cell>
          <table:table-cell table:style-name="ce29" office:value-type="float" office:value="991.465507371393" calcext:value-type="float">
            <text:p>991</text:p>
          </table:table-cell>
          <table:table-cell table:style-name="ce34" office:value-type="float" office:value="978.585577948557" calcext:value-type="float">
            <text:p>979</text:p>
          </table:table-cell>
          <table:table-cell table:number-columns-repeated="5"/>
          <table:table-cell table:style-name="ce3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6"/>
          <table:table-cell table:style-name="ce36" office:value-type="string" calcext:value-type="string">
            <text:p>impots</text:p>
          </table:table-cell>
          <table:table-cell table:style-name="ce36" office:value-type="string" calcext:value-type="string">
            <text:p>frais</text:p>
          </table:table-cell>
          <table:table-cell table:style-name="ce36" office:value-type="string" calcext:value-type="string">
            <text:p>impots et frai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moyenne</text:p>
          </table:table-cell>
          <table:table-cell table:style-name="ce36" table:formula="of:=AVERAGE(impots)" office:value-type="float" office:value="1144.02055039203" calcext:value-type="float">
            <text:p>1'144</text:p>
          </table:table-cell>
          <table:table-cell table:style-name="ce36" table:formula="of:=AVERAGE(frais)" office:value-type="float" office:value="974.721429448608" calcext:value-type="float">
            <text:p>975</text:p>
          </table:table-cell>
          <table:table-cell table:style-name="ce36"/>
          <table:table-cell table:number-columns-repeated="1012"/>
        </table:table-row>
        <table:table-row table:style-name="ro2">
          <table:table-cell table:number-columns-repeated="8"/>
          <table:table-cell table:style-name="ce37" office:value-type="string" calcext:value-type="string">
            <text:p>carré somme ec moy impots</text:p>
          </table:table-cell>
          <table:table-cell table:style-name="ce36" table:formula="of:=SUM(carreImpot)" office:value-type="float" office:value="2184832.37041125" calcext:value-type="float">
            <text:p>2'184'832</text:p>
          </table:table-cell>
          <table:table-cell table:style-name="ce36" table:formula="of:=SUM(carreFrais)" office:value-type="float" office:value="716180.948707574" calcext:value-type="float">
            <text:p>716'181</text:p>
          </table:table-cell>
          <table:table-cell table:style-name="ce36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variance</text:p>
          </table:table-cell>
          <table:table-cell table:style-name="ce36" table:formula="of:=AVERAGE(carreImpot)" office:value-type="float" office:value="57495.5886950328" calcext:value-type="float">
            <text:p>57'496</text:p>
          </table:table-cell>
          <table:table-cell table:style-name="ce36" table:formula="of:=AVERAGE(carreFrais)" office:value-type="float" office:value="18846.8670712519" calcext:value-type="float">
            <text:p>18'847</text:p>
          </table:table-cell>
          <table:table-cell table:style-name="ce36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ec type</text:p>
          </table:table-cell>
          <table:table-cell table:style-name="ce36" table:formula="of:=SQRT([.J47])" office:value-type="float" office:value="239.782377782507" calcext:value-type="float">
            <text:p>240</text:p>
          </table:table-cell>
          <table:table-cell table:style-name="ce36" table:formula="of:=SQRT([.K47])" office:value-type="float" office:value="137.28389224979" calcext:value-type="float">
            <text:p>137</text:p>
          </table:table-cell>
          <table:table-cell table:style-name="ce36" table:formula="of:=[.J48]*[.K48]" office:value-type="float" office:value="32918.2581148921" calcext:value-type="float">
            <text:p>32'918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covariance</text:p>
          </table:table-cell>
          <table:table-cell table:style-name="ce36" table:number-columns-repeated="2"/>
          <table:table-cell table:style-name="ce36" table:formula="of:=AVERAGE(prodEcart)" office:value-type="float" office:value="19601.2130467698" calcext:value-type="float">
            <text:p>19'601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6" office:value-type="string" calcext:value-type="string">
            <text:p>coeff</text:p>
          </table:table-cell>
          <table:table-cell table:style-name="ce36" table:number-columns-repeated="2"/>
          <table:table-cell table:style-name="ce38" table:formula="of:=[.L49]/[.L48]" office:value-type="float" office:value="0.595451101281153" calcext:value-type="float">
            <text:p>0.60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arreFrais" table:base-cell-address="$'Table dynamique_data93_2024_1'.$N$3" table:cell-range-address="$'Table dynamique_data93_2024_1'.$N$3:.$N$40"/>
        <table:named-range table:name="carreImpot" table:base-cell-address="$'Table dynamique_data93_2024_1'.$O$3" table:cell-range-address="$'Table dynamique_data93_2024_1'.$O$3:.$O$40"/>
        <table:named-range table:name="frais" table:base-cell-address="$'Table dynamique_data93_2024_1'.$J$3" table:cell-range-address="$'Table dynamique_data93_2024_1'.$J$3:.$J$40"/>
        <table:named-range table:name="impots" table:base-cell-address="$'Table dynamique_data93_2024_1'.$K$3" table:cell-range-address="$'Table dynamique_data93_2024_1'.$K$3:.$K$40"/>
        <table:named-range table:name="prodEcart" table:base-cell-address="$'Table dynamique_data93_2024_1'.$P$40" table:cell-range-address="$'Table dynamique_data93_2024_1'.$P$3:.$P$40"/>
      </table:named-expressions>
      <table:database-ranges>
        <table:database-range table:name="__Anonymous_Sheet_DB__1" table:target-range-address="'Table dynamique_data93_2024_1'.I1:'Table dynamique_data93_2024_1'.K41" table:display-filter-buttons="true">
          <table:filter>
            <table:filter-and>
              <table:filter-condition table:data-type="number" table:value="1400" table:operator="&lt;" table:field-number="1"/>
              <table:filter-condition table:data-type="number" table:value="600" table:operator="&gt;" table:field-number="1"/>
            </table:filter-and>
          </table:filter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le dynamique_data93_2024_1'.A1:'Table dynamique_data93_2024_1'.C42" table:buttons="'Table dynamique_data93_2024_1'.A2 'Table dynamique_data93_2024_1'.B1" table:grand-total="none" table:show-filter-button="false" table:drill-down-on-double-click="false">
          <table:source-cell-range table:cell-range-address="data93_2024.A1:data93_2024.E1968">
            <table:filter>
              <table:filter-or>
                <table:filter-condition table:field-number="3" table:value="Frais de personnel" table:operator="="/>
                <table:filter-condition table:field-number="3" table:value="Impôts locaux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Frais de personnel" table:display="true" table:show-details="true"/>
                <table:data-pilot-member table:name="Impôts loca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.2024.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.en...par.habitant" table:orientation="data" table:used-hierarchy="0" table:function="sum">
            <table:data-pilot-level table:show-empty="false" calcext:repeat-item-labels="false">
              <table:data-pilot-members>
                <table:data-pilot-member table:name="4.59E+02" table:display="true" table:show-details="true"/>
                <table:data-pilot-member table:name="7.10E+02" table:display="true" table:show-details="true"/>
                <table:data-pilot-member table:name="7.37E+02" table:display="true" table:show-details="true"/>
                <table:data-pilot-member table:name="7.41E+02" table:display="true" table:show-details="true"/>
                <table:data-pilot-member table:name="7.62E+02" table:display="true" table:show-details="true"/>
                <table:data-pilot-member table:name="7.77E+02" table:display="true" table:show-details="true"/>
                <table:data-pilot-member table:name="8.02E+02" table:display="true" table:show-details="true"/>
                <table:data-pilot-member table:name="8.05E+02" table:display="true" table:show-details="true"/>
                <table:data-pilot-member table:name="8.28E+02" table:display="true" table:show-details="true"/>
                <table:data-pilot-member table:name="8.32E+02" table:display="true" table:show-details="true"/>
                <table:data-pilot-member table:name="8.47E+02" table:display="true" table:show-details="true"/>
                <table:data-pilot-member table:name="8.48E+02" table:display="true" table:show-details="true"/>
                <table:data-pilot-member table:name="8.52E+02" table:display="true" table:show-details="true"/>
                <table:data-pilot-member table:name="8.55E+02" table:display="true" table:show-details="true"/>
                <table:data-pilot-member table:name="8.64E+02" table:display="true" table:show-details="true"/>
                <table:data-pilot-member table:name="8.66E+02" table:display="true" table:show-details="true"/>
                <table:data-pilot-member table:name="8.87E+02" table:display="true" table:show-details="true"/>
                <table:data-pilot-member table:name="9.08E+02" table:display="true" table:show-details="true"/>
                <table:data-pilot-member table:name="9.16E+02" table:display="true" table:show-details="true"/>
                <table:data-pilot-member table:name="9.17E+02" table:display="true" table:show-details="true"/>
                <table:data-pilot-member table:name="9.18E+02" table:display="true" table:show-details="true"/>
                <table:data-pilot-member table:name="9.21E+02" table:display="true" table:show-details="true"/>
                <table:data-pilot-member table:name="9.27E+02" table:display="true" table:show-details="true"/>
                <table:data-pilot-member table:name="9.31E+02" table:display="true" table:show-details="true"/>
                <table:data-pilot-member table:name="9.39E+02" table:display="true" table:show-details="true"/>
                <table:data-pilot-member table:name="9.40E+02" table:display="true" table:show-details="true"/>
                <table:data-pilot-member table:name="9.53E+02" table:display="true" table:show-details="true"/>
                <table:data-pilot-member table:name="9.56E+02" table:display="true" table:show-details="true"/>
                <table:data-pilot-member table:name="9.64E+02" table:display="true" table:show-details="true"/>
                <table:data-pilot-member table:name="9.73E+02" table:display="true" table:show-details="true"/>
                <table:data-pilot-member table:name="9.79E+02" table:display="true" table:show-details="true"/>
                <table:data-pilot-member table:name="9.91E+02" table:display="true" table:show-details="true"/>
                <table:data-pilot-member table:name="1.00E+03" table:display="true" table:show-details="true"/>
                <table:data-pilot-member table:name="1.01E+03" table:display="true" table:show-details="true"/>
                <table:data-pilot-member table:name="1.02E+03" table:display="true" table:show-details="true"/>
                <table:data-pilot-member table:name="1.03E+03" table:display="true" table:show-details="true"/>
                <table:data-pilot-member table:name="1.04E+03" table:display="true" table:show-details="true"/>
                <table:data-pilot-member table:name="1.05E+03" table:display="true" table:show-details="true"/>
                <table:data-pilot-member table:name="1.06E+03" table:display="true" table:show-details="true"/>
                <table:data-pilot-member table:name="1.07E+03" table:display="true" table:show-details="true"/>
                <table:data-pilot-member table:name="1.08E+03" table:display="true" table:show-details="true"/>
                <table:data-pilot-member table:name="1.09E+03" table:display="true" table:show-details="true"/>
                <table:data-pilot-member table:name="1.10E+03" table:display="true" table:show-details="true"/>
                <table:data-pilot-member table:name="1.13E+03" table:display="true" table:show-details="true"/>
                <table:data-pilot-member table:name="1.15E+03" table:display="true" table:show-details="true"/>
                <table:data-pilot-member table:name="1.18E+03" table:display="true" table:show-details="true"/>
                <table:data-pilot-member table:name="1.20E+03" table:display="true" table:show-details="true"/>
                <table:data-pilot-member table:name="1.23E+03" table:display="true" table:show-details="true"/>
                <table:data-pilot-member table:name="1.24E+03" table:display="true" table:show-details="true"/>
                <table:data-pilot-member table:name="1.29E+03" table:display="true" table:show-details="true"/>
                <table:data-pilot-member table:name="1.30E+03" table:display="true" table:show-details="true"/>
                <table:data-pilot-member table:name="1.31E+03" table:display="true" table:show-details="true"/>
                <table:data-pilot-member table:name="1.34E+03" table:display="true" table:show-details="true"/>
                <table:data-pilot-member table:name="1.35E+03" table:display="true" table:show-details="true"/>
                <table:data-pilot-member table:name="1.37E+03" table:display="true" table:show-details="true"/>
                <table:data-pilot-member table:name="1.39E+03" table:display="true" table:show-details="true"/>
                <table:data-pilot-member table:name="1.40E+03" table:display="true" table:show-details="true"/>
                <table:data-pilot-member table:name="1.49E+03" table:display="true" table:show-details="true"/>
                <table:data-pilot-member table:name="1.51E+03" table:display="true" table:show-details="true"/>
                <table:data-pilot-member table:name="1.52E+03" table:display="true" table:show-details="true"/>
                <table:data-pilot-member table:name="1.60E+03" table:display="true" table:show-details="true"/>
                <table:data-pilot-member table:name="1.65E+03" table:display="true" table:show-details="true"/>
                <table:data-pilot-member table:name="1.77E+03" table:display="true" table:show-details="true"/>
                <table:data-pilot-member table:name="2.33E+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8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.00.0000</text:date>, <text:time style:data-style-name="N2" text:time-value="11:43:40.4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6T14:39:22.917000000</dc:date>
    <meta:editing-duration>PT21M33S</meta:editing-duration>
    <meta:editing-cycles>4</meta:editing-cycles>
    <meta:generator>LibreOffice/7.2.3.2$Windows_X86_64 LibreOffice_project/d166454616c1632304285822f9c83ce2e660fd92</meta:generator>
    <meta:document-statistic meta:table-count="2" meta:cell-count="1030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004586"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2cm" svg:stroke-color="#ff3838"/>
    </style:style>
    <style:style style:name="ch10" style:family="chart" style:data-style-name="N11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88cm" svg:height="9.59cm" xlink:href=".." xlink:type="simple" chart:class="chart:scatter" chart:style-name="ch1">
        <chart:plot-area chart:style-name="ch2" table:cell-range-address="'Table dynamique_data93_2024_1'.J1:'Table dynamique_data93_2024_1'.K40" chart:data-source-has-labels="row" svg:x="1.098cm" svg:y="0.161cm" svg:width="14.859cm" svg:height="6.013cm">
          <chart:coordinate-region svg:x="2.144cm" svg:y="0.36cm" svg:width="13.415cm" svg:height="5.167cm"/>
          <chart:axis chart:dimension="x" chart:name="primary-x" chart:style-name="ch3">
            <chart:title svg:x="7.478cm" svg:y="6.365cm" chart:style-name="ch4">
              <text:p>impots locaux</text:p>
            </chart:title>
          </chart:axis>
          <chart:axis chart:dimension="y" chart:name="primary-y" chart:style-name="ch5">
            <chart:title svg:x="0.211cm" svg:y="4.521cm" chart:style-name="ch6">
              <text:p>frais de personnel</text:p>
            </chart:title>
            <chart:grid chart:style-name="ch7" chart:class="major"/>
          </chart:axis>
          <chart:series chart:style-name="ch8" chart:values-cell-range-address="'Table dynamique_data93_2024_1'.K2:'Table dynamique_data93_2024_1'.K40" chart:label-cell-address="'Table dynamique_data93_2024_1'.K1:'Table dynamique_data93_2024_1'.K1" chart:class="chart:scatter">
            <chart:domain table:cell-range-address="'Table dynamique_data93_2024_1'.J2:'Table dynamique_data93_2024_1'.J40"/>
            <chart:regression-curve chart:style-name="ch9">
              <chart:equation chart:display-equation="true" chart:display-r-square="true" svg:x="1.836cm" svg:y="7.056cm" chart:style-name="ch10"/>
            </chart:regression-curve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Impôts locaux</text:p>
                <draw:g>
                  <svg:desc>'Table dynamique_data93_2024_1'.K1:'Table dynamique_data93_2024_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9.990760364104">
                <text:p>709.990760364104</text:p>
                <draw:g>
                  <svg:desc>'Table dynamique_data93_2024_1'.J2:'Table dynamique_data93_2024_1'.J40</svg:desc>
                </draw:g>
              </table:table-cell>
              <table:table-cell office:value-type="float" office:value="852.440585732661">
                <text:p>852.440585732661</text:p>
                <draw:g>
                  <svg:desc>'Table dynamique_data93_2024_1'.K2:'Table dynamique_data93_2024_1'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7.429154102213">
                <text:p>737.429154102213</text:p>
              </table:table-cell>
              <table:table-cell office:value-type="float" office:value="953.186414724887">
                <text:p>953.186414724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.342873762515">
                <text:p>741.342873762515</text:p>
              </table:table-cell>
              <table:table-cell office:value-type="float" office:value="761.647910956989">
                <text:p>761.647910956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1.834850115296">
                <text:p>801.834850115296</text:p>
              </table:table-cell>
              <table:table-cell office:value-type="float" office:value="1054.78010997458">
                <text:p>1054.78010997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2.469685390313">
                <text:p>832.469685390313</text:p>
              </table:table-cell>
              <table:table-cell office:value-type="float" office:value="828.002392344498">
                <text:p>828.0023923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7.923995729537">
                <text:p>847.923995729537</text:p>
              </table:table-cell>
              <table:table-cell office:value-type="float" office:value="1068.96822064057">
                <text:p>1068.96822064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5.359788877112">
                <text:p>855.359788877112</text:p>
              </table:table-cell>
              <table:table-cell office:value-type="float" office:value="1080.3135261416">
                <text:p>1080.3135261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.801491781967">
                <text:p>863.801491781967</text:p>
              </table:table-cell>
              <table:table-cell office:value-type="float" office:value="1083.41039093695">
                <text:p>1083.41039093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4.160776474822">
                <text:p>864.160776474822</text:p>
              </table:table-cell>
              <table:table-cell office:value-type="float" office:value="1491.61746093633">
                <text:p>1491.6174609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5.771794132191">
                <text:p>865.771794132191</text:p>
              </table:table-cell>
              <table:table-cell office:value-type="float" office:value="1067.4750700511">
                <text:p>1067.4750700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7.76275207206">
                <text:p>907.76275207206</text:p>
              </table:table-cell>
              <table:table-cell office:value-type="float" office:value="1288.98059798616">
                <text:p>1288.98059798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6.424907173256">
                <text:p>916.424907173256</text:p>
              </table:table-cell>
              <table:table-cell office:value-type="float" office:value="847.30870289274">
                <text:p>847.3087028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7.900944653598">
                <text:p>917.900944653598</text:p>
              </table:table-cell>
              <table:table-cell office:value-type="float" office:value="1079.78245445497">
                <text:p>1079.78245445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1.221532616005">
                <text:p>921.221532616005</text:p>
              </table:table-cell>
              <table:table-cell office:value-type="float" office:value="1312.99361129792">
                <text:p>1312.99361129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1.146335190383">
                <text:p>931.146335190383</text:p>
              </table:table-cell>
              <table:table-cell office:value-type="float" office:value="1060.87088621734">
                <text:p>1060.8708862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9.265224654378">
                <text:p>939.265224654378</text:p>
              </table:table-cell>
              <table:table-cell office:value-type="float" office:value="1229.58269585253">
                <text:p>1229.5826958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0.159570424968">
                <text:p>940.159570424968</text:p>
              </table:table-cell>
              <table:table-cell office:value-type="float" office:value="916.980422664978">
                <text:p>916.980422664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5.946786532045">
                <text:p>955.946786532045</text:p>
              </table:table-cell>
              <table:table-cell office:value-type="float" office:value="1341.48594085963">
                <text:p>1341.48594085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3.681958656039">
                <text:p>963.681958656039</text:p>
              </table:table-cell>
              <table:table-cell office:value-type="float" office:value="1013.09501743079">
                <text:p>1013.09501743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2.606878237998">
                <text:p>972.606878237998</text:p>
              </table:table-cell>
              <table:table-cell office:value-type="float" office:value="887.333085363586">
                <text:p>887.333085363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.465507371393">
                <text:p>991.465507371393</text:p>
              </table:table-cell>
              <table:table-cell office:value-type="float" office:value="978.585577948557">
                <text:p>978.585577948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75283013536">
                <text:p>1003.75283013536</text:p>
              </table:table-cell>
              <table:table-cell office:value-type="float" office:value="1387.05308446605">
                <text:p>1387.0530844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7.16156538406">
                <text:p>1007.16156538406</text:p>
              </table:table-cell>
              <table:table-cell office:value-type="float" office:value="1032.01225362568">
                <text:p>1032.01225362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.54413695627">
                <text:p>1008.54413695627</text:p>
              </table:table-cell>
              <table:table-cell office:value-type="float" office:value="1032.60995154033">
                <text:p>1032.60995154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1.13269886012">
                <text:p>1011.13269886012</text:p>
              </table:table-cell>
              <table:table-cell office:value-type="float" office:value="805.247014316445">
                <text:p>805.247014316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3.82699817712">
                <text:p>1013.82699817712</text:p>
              </table:table-cell>
              <table:table-cell office:value-type="float" office:value="1239.53597015558">
                <text:p>1239.5359701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7.01683385895">
                <text:p>1017.01683385895</text:p>
              </table:table-cell>
              <table:table-cell office:value-type="float" office:value="776.67419311548">
                <text:p>776.67419311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1.31790427342">
                <text:p>1021.31790427342</text:p>
              </table:table-cell>
              <table:table-cell office:value-type="float" office:value="1398.76086396206">
                <text:p>1398.76086396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8.91538285859">
                <text:p>1038.91538285859</text:p>
              </table:table-cell>
              <table:table-cell office:value-type="float" office:value="926.957514009601">
                <text:p>926.957514009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5.03221625144">
                <text:p>1055.03221625144</text:p>
              </table:table-cell>
              <table:table-cell office:value-type="float" office:value="1368.87069188678">
                <text:p>1368.87069188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5.0024407137">
                <text:p>1065.0024407137</text:p>
              </table:table-cell>
              <table:table-cell office:value-type="float" office:value="1204.55887682738">
                <text:p>1204.55887682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1.31915882898">
                <text:p>1091.31915882898</text:p>
              </table:table-cell>
              <table:table-cell office:value-type="float" office:value="1178.30441118029">
                <text:p>1178.30441118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3.86316416634">
                <text:p>1103.86316416634</text:p>
              </table:table-cell>
              <table:table-cell office:value-type="float" office:value="1295.00228843531">
                <text:p>1295.00228843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2.71136928099">
                <text:p>1132.71136928099</text:p>
              </table:table-cell>
              <table:table-cell office:value-type="float" office:value="1650.85101461638">
                <text:p>1650.85101461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5.41869090725">
                <text:p>1145.41869090725</text:p>
              </table:table-cell>
              <table:table-cell office:value-type="float" office:value="1515.85349251766">
                <text:p>1515.85349251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9.76308102026">
                <text:p>1239.76308102026</text:p>
              </table:table-cell>
              <table:table-cell office:value-type="float" office:value="1599.65148162041">
                <text:p>1599.65148162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9.45689623308">
                <text:p>1299.45689623308</text:p>
              </table:table-cell>
              <table:table-cell office:value-type="float" office:value="1508.12327662119">
                <text:p>1508.12327662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7.51138282899">
                <text:p>1307.51138282899</text:p>
              </table:table-cell>
              <table:table-cell office:value-type="float" office:value="1353.87346059113">
                <text:p>1353.8734605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3.2$Windows_X86_64 LibreOffice_project/d166454616c1632304285822f9c83ce2e660fd9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